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8CA0451A98A09C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ymbol" svg:font-family="Symbol" style:font-adornments="Normal" style:font-charset="x-symbol"/>
    <style:font-face style:name="Comic Sans MS" svg:font-family="'Comic Sans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2cm"/>
    </style:style>
    <style:style style:name="co3" style:family="table-column">
      <style:table-column-properties fo:break-before="auto" style:column-width="7.08cm"/>
    </style:style>
    <style:style style:name="co4" style:family="table-column">
      <style:table-column-properties fo:break-before="auto" style:column-width="3.448cm"/>
    </style:style>
    <style:style style:name="co5" style:family="table-column">
      <style:table-column-properties fo:break-before="auto" style:column-width="2.136cm"/>
    </style:style>
    <style:style style:name="co6" style:family="table-column">
      <style:table-column-properties fo:break-before="auto" style:column-width="3.634cm"/>
    </style:style>
    <style:style style:name="co7" style:family="table-column">
      <style:table-column-properties fo:break-before="auto" style:column-width="5.865cm"/>
    </style:style>
    <style:style style:name="co8" style:family="table-column">
      <style:table-column-properties fo:break-before="auto" style:column-width="8.504cm"/>
    </style:style>
    <style:style style:name="co9" style:family="table-column">
      <style:table-column-properties fo:break-before="auto" style:column-width="3.184cm"/>
    </style:style>
    <style:style style:name="co10" style:family="table-column">
      <style:table-column-properties fo:break-before="auto" style:column-width="1.559cm"/>
    </style:style>
    <style:style style:name="co11" style:family="table-column">
      <style:table-column-properties fo:break-before="auto" style:column-width="2.159cm"/>
    </style:style>
    <style:style style:name="co12" style:family="table-column">
      <style:table-column-properties fo:break-before="auto" style:column-width="1.871cm"/>
    </style:style>
    <style:style style:name="co13" style:family="table-column">
      <style:table-column-properties fo:break-before="auto" style:column-width="2.431cm"/>
    </style:style>
    <style:style style:name="co14" style:family="table-column">
      <style:table-column-properties fo:break-before="auto" style:column-width="1.326cm"/>
    </style:style>
    <style:style style:name="co15" style:family="table-column">
      <style:table-column-properties fo:break-before="auto" style:column-width="2.722cm"/>
    </style:style>
    <style:style style:name="co16" style:family="table-column">
      <style:table-column-properties fo:break-before="auto" style:column-width="3.15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194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1" fo:font-size="12pt" style:font-size-asian="12pt" style:font-size-complex="12pt"/>
    </style:style>
    <style:style style:name="ce55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1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4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1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9" style:family="table-cell" style:parent-style-name="Default">
      <style:table-cell-properties style:cell-protect="protected formula-hidden" style:print-content="true"/>
      <style:text-properties style:font-name="Comic Sans MS1"/>
    </style:style>
    <style:style style:name="ce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1" fo:font-size="12pt" style:font-size-asian="12pt" style:font-size-complex="12pt"/>
    </style:style>
    <style:style style:name="ce2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style:font-size-asian="14pt" style:font-size-complex="14pt"/>
    </style:style>
    <style:style style:name="ce4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name-asian="Comic Sans MS" style:font-size-asian="14pt" style:font-weight-asian="bold" style:font-name-complex="Comic Sans MS" style:font-size-complex="14pt" style:font-weight-complex="bold"/>
    </style:style>
    <style:style style:name="ce6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1" fo:font-size="12pt" style:font-size-asian="12pt" style:font-size-complex="12pt"/>
    </style:style>
    <style:style style:name="ce68" style:family="table-cell" style:parent-style-name="Default">
      <style:table-cell-properties style:cell-protect="protected formula-hidden" style:print-content="true" fo:border="0.06pt solid #000000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7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12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1" fo:font-size="12pt" style:font-size-asian="12pt" style:font-size-complex="12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1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1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1" fo:font-size="14pt" style:font-size-asian="14pt" style:font-size-complex="14pt"/>
    </style:style>
    <style:style style:name="ce137" style:family="table-cell" style:parent-style-name="Default">
      <style:table-cell-properties style:cell-protect="protected formula-hidden" style:print-content="true"/>
      <style:text-properties style:font-name="Comic Sans MS1" fo:font-size="14pt" style:font-size-asian="14pt" style:font-size-complex="14pt"/>
    </style:style>
    <style:style style:name="ce89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1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3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4" style:family="table-cell" style:parent-style-name="Default" style:data-style-name="N135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4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45" style:family="table-cell" style:parent-style-name="Default" style:data-style-name="N3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20" style:family="table-cell" style:parent-style-name="Default" style:data-style-name="N100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4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4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2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F5"/>
      <style:map style:condition="is-true-formula(IF([.F5]=&quot;FAUX&quot;))" style:apply-style-name="FAUX" style:base-cell-address="'Notation scientifique'.F5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F6"/>
      <style:map style:condition="is-true-formula(IF([.F6]=&quot;FAUX&quot;))" style:apply-style-name="FAUX" style:base-cell-address="'Notation scientifique'.F6"/>
    </style:style>
    <style:style style:name="ce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F7"/>
      <style:map style:condition="is-true-formula(IF([.F7]=&quot;FAUX&quot;))" style:apply-style-name="FAUX" style:base-cell-address="'Notation scientifique'.F7"/>
    </style:style>
    <style:style style:name="ce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F8"/>
      <style:map style:condition="is-true-formula(IF([.F8]=&quot;FAUX&quot;))" style:apply-style-name="FAUX" style:base-cell-address="'Notation scientifique'.F8"/>
    </style:style>
    <style:style style:name="ce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F9"/>
      <style:map style:condition="is-true-formula(IF([.F9]=&quot;FAUX&quot;))" style:apply-style-name="FAUX" style:base-cell-address="'Notation scientifique'.F9"/>
    </style:style>
    <style:style style:name="ce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F10"/>
      <style:map style:condition="is-true-formula(IF([.F10]=&quot;FAUX&quot;))" style:apply-style-name="FAUX" style:base-cell-address="'Notation scientifique'.F10"/>
    </style:style>
    <style:style style:name="ce3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F11"/>
      <style:map style:condition="is-true-formula(IF([.F11]=&quot;FAUX&quot;))" style:apply-style-name="FAUX" style:base-cell-address="'Notation scientifique'.F11"/>
    </style:style>
    <style:style style:name="ce3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F12"/>
      <style:map style:condition="is-true-formula(IF([.F12]=&quot;FAUX&quot;))" style:apply-style-name="FAUX" style:base-cell-address="'Notation scientifique'.F12"/>
    </style:style>
    <style:style style:name="ce3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F13"/>
      <style:map style:condition="is-true-formula(IF([.F13]=&quot;FAUX&quot;))" style:apply-style-name="FAUX" style:base-cell-address="'Notation scientifique'.F13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1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182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G5"/>
      <style:map style:condition="is-true-formula(IF([.F5]=&quot;FAUX&quot;))" style:apply-style-name="FAUX" style:base-cell-address="'Notation scientifique'.G5"/>
    </style:style>
    <style:style style:name="ce183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G6"/>
      <style:map style:condition="is-true-formula(IF([.F6]=&quot;FAUX&quot;))" style:apply-style-name="FAUX" style:base-cell-address="'Notation scientifique'.G6"/>
    </style:style>
    <style:style style:name="ce184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G7"/>
      <style:map style:condition="is-true-formula(IF([.F7]=&quot;FAUX&quot;))" style:apply-style-name="FAUX" style:base-cell-address="'Notation scientifique'.G7"/>
    </style:style>
    <style:style style:name="ce185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G8"/>
      <style:map style:condition="is-true-formula(IF([.F8]=&quot;FAUX&quot;))" style:apply-style-name="FAUX" style:base-cell-address="'Notation scientifique'.G8"/>
    </style:style>
    <style:style style:name="ce186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G9"/>
      <style:map style:condition="is-true-formula(IF([.F9]=&quot;FAUX&quot;))" style:apply-style-name="FAUX" style:base-cell-address="'Notation scientifique'.G9"/>
    </style:style>
    <style:style style:name="ce187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G10"/>
      <style:map style:condition="is-true-formula(IF([.F10]=&quot;FAUX&quot;))" style:apply-style-name="FAUX" style:base-cell-address="'Notation scientifique'.G10"/>
    </style:style>
    <style:style style:name="ce188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G11"/>
      <style:map style:condition="is-true-formula(IF([.F11]=&quot;FAUX&quot;))" style:apply-style-name="FAUX" style:base-cell-address="'Notation scientifique'.G11"/>
    </style:style>
    <style:style style:name="ce189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G12"/>
      <style:map style:condition="is-true-formula(IF([.F12]=&quot;FAUX&quot;))" style:apply-style-name="FAUX" style:base-cell-address="'Notation scientifique'.G12"/>
    </style:style>
    <style:style style:name="ce192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G13"/>
      <style:map style:condition="is-true-formula(IF([.F13]=&quot;FAUX&quot;))" style:apply-style-name="FAUX" style:base-cell-address="'Notation scientifique'.G13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7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4]=&quot;VRAI&quot;))" style:apply-style-name="VRAI" style:base-cell-address="'Notation scientifique'.M4"/>
      <style:map style:condition="is-true-formula(IF([.M4]=&quot;FAUX&quot;))" style:apply-style-name="FAUX" style:base-cell-address="'Notation scientifique'.M4"/>
    </style:style>
    <style:style style:name="ce7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5]=&quot;VRAI&quot;))" style:apply-style-name="VRAI" style:base-cell-address="'Notation scientifique'.M5"/>
      <style:map style:condition="is-true-formula(IF([.M5]=&quot;FAUX&quot;))" style:apply-style-name="FAUX" style:base-cell-address="'Notation scientifique'.M5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6]=&quot;VRAI&quot;))" style:apply-style-name="VRAI" style:base-cell-address="'Notation scientifique'.M6"/>
      <style:map style:condition="is-true-formula(IF([.M6]=&quot;FAUX&quot;))" style:apply-style-name="FAUX" style:base-cell-address="'Notation scientifique'.M6"/>
    </style:style>
    <style:style style:name="ce8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7]=&quot;VRAI&quot;))" style:apply-style-name="VRAI" style:base-cell-address="'Notation scientifique'.M7"/>
      <style:map style:condition="is-true-formula(IF([.M7]=&quot;FAUX&quot;))" style:apply-style-name="FAUX" style:base-cell-address="'Notation scientifique'.M7"/>
    </style:style>
    <style:style style:name="ce8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8]=&quot;VRAI&quot;))" style:apply-style-name="VRAI" style:base-cell-address="'Notation scientifique'.M8"/>
      <style:map style:condition="is-true-formula(IF([.M8]=&quot;FAUX&quot;))" style:apply-style-name="FAUX" style:base-cell-address="'Notation scientifique'.M8"/>
    </style:style>
    <style:style style:name="ce8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9]=&quot;VRAI&quot;))" style:apply-style-name="VRAI" style:base-cell-address="'Notation scientifique'.M9"/>
      <style:map style:condition="is-true-formula(IF([.M9]=&quot;FAUX&quot;))" style:apply-style-name="FAUX" style:base-cell-address="'Notation scientifique'.M9"/>
    </style:style>
    <style:style style:name="ce8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0]=&quot;VRAI&quot;))" style:apply-style-name="VRAI" style:base-cell-address="'Notation scientifique'.M10"/>
      <style:map style:condition="is-true-formula(IF([.M10]=&quot;FAUX&quot;))" style:apply-style-name="FAUX" style:base-cell-address="'Notation scientifique'.M10"/>
    </style:style>
    <style:style style:name="ce8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1]=&quot;VRAI&quot;))" style:apply-style-name="VRAI" style:base-cell-address="'Notation scientifique'.M11"/>
      <style:map style:condition="is-true-formula(IF([.M11]=&quot;FAUX&quot;))" style:apply-style-name="FAUX" style:base-cell-address="'Notation scientifique'.M11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2]=&quot;VRAI&quot;))" style:apply-style-name="VRAI" style:base-cell-address="'Notation scientifique'.M12"/>
      <style:map style:condition="is-true-formula(IF([.M12]=&quot;FAUX&quot;))" style:apply-style-name="FAUX" style:base-cell-address="'Notation scientifique'.M12"/>
    </style:style>
    <style:style style:name="ce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3]=&quot;VRAI&quot;))" style:apply-style-name="VRAI" style:base-cell-address="'Notation scientifique'.M13"/>
      <style:map style:condition="is-true-formula(IF([.M13]=&quot;FAUX&quot;))" style:apply-style-name="FAUX" style:base-cell-address="'Notation scientifique'.M13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210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4]=&quot;VRAI&quot;))" style:apply-style-name="VRAI" style:base-cell-address="'Notation scientifique'.N4"/>
      <style:map style:condition="is-true-formula(IF([.M4]=&quot;FAUX&quot;))" style:apply-style-name="FAUX" style:base-cell-address="'Notation scientifique'.N4"/>
    </style:style>
    <style:style style:name="ce211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5]=&quot;VRAI&quot;))" style:apply-style-name="VRAI" style:base-cell-address="'Notation scientifique'.N5"/>
      <style:map style:condition="is-true-formula(IF([.M5]=&quot;FAUX&quot;))" style:apply-style-name="FAUX" style:base-cell-address="'Notation scientifique'.N5"/>
    </style:style>
    <style:style style:name="ce212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6]=&quot;VRAI&quot;))" style:apply-style-name="VRAI" style:base-cell-address="'Notation scientifique'.N6"/>
      <style:map style:condition="is-true-formula(IF([.M6]=&quot;FAUX&quot;))" style:apply-style-name="FAUX" style:base-cell-address="'Notation scientifique'.N6"/>
    </style:style>
    <style:style style:name="ce213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7]=&quot;VRAI&quot;))" style:apply-style-name="VRAI" style:base-cell-address="'Notation scientifique'.N7"/>
      <style:map style:condition="is-true-formula(IF([.M7]=&quot;FAUX&quot;))" style:apply-style-name="FAUX" style:base-cell-address="'Notation scientifique'.N7"/>
    </style:style>
    <style:style style:name="ce215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8]=&quot;VRAI&quot;))" style:apply-style-name="VRAI" style:base-cell-address="'Notation scientifique'.N8"/>
      <style:map style:condition="is-true-formula(IF([.M8]=&quot;FAUX&quot;))" style:apply-style-name="FAUX" style:base-cell-address="'Notation scientifique'.N8"/>
    </style:style>
    <style:style style:name="ce221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9]=&quot;VRAI&quot;))" style:apply-style-name="VRAI" style:base-cell-address="'Notation scientifique'.N9"/>
      <style:map style:condition="is-true-formula(IF([.M9]=&quot;FAUX&quot;))" style:apply-style-name="FAUX" style:base-cell-address="'Notation scientifique'.N9"/>
    </style:style>
    <style:style style:name="ce228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0]=&quot;VRAI&quot;))" style:apply-style-name="VRAI" style:base-cell-address="'Notation scientifique'.N10"/>
      <style:map style:condition="is-true-formula(IF([.M10]=&quot;FAUX&quot;))" style:apply-style-name="FAUX" style:base-cell-address="'Notation scientifique'.N10"/>
    </style:style>
    <style:style style:name="ce229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1]=&quot;VRAI&quot;))" style:apply-style-name="VRAI" style:base-cell-address="'Notation scientifique'.N11"/>
      <style:map style:condition="is-true-formula(IF([.M11]=&quot;FAUX&quot;))" style:apply-style-name="FAUX" style:base-cell-address="'Notation scientifique'.N11"/>
    </style:style>
    <style:style style:name="ce230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2]=&quot;VRAI&quot;))" style:apply-style-name="VRAI" style:base-cell-address="'Notation scientifique'.N12"/>
      <style:map style:condition="is-true-formula(IF([.M12]=&quot;FAUX&quot;))" style:apply-style-name="FAUX" style:base-cell-address="'Notation scientifique'.N12"/>
    </style:style>
    <style:style style:name="ce231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3]=&quot;VRAI&quot;))" style:apply-style-name="VRAI" style:base-cell-address="'Notation scientifique'.N13"/>
      <style:map style:condition="is-true-formula(IF([.M13]=&quot;FAUX&quot;))" style:apply-style-name="FAUX" style:base-cell-address="'Notation scientifique'.N13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5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3]);2)=0;1;0))" style:apply-style-name="Arrière_20_plan_20_1" style:base-cell-address="Données.A4"/>
      <style:map style:condition="is-true-formula(IF(MOD(ROW([.A3]);1)=0;1;0))" style:apply-style-name="Arrière_20_plan_20_2" style:base-cell-address="Données.A4"/>
      <style:map style:condition="cell-content()=0" style:apply-style-name="Arrière_20_plan_20_1" style:base-cell-address="Données.A4"/>
    </style:style>
    <style:style style:name="ce4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4]);2)=0;1;0))" style:apply-style-name="Arrière_20_plan_20_1" style:base-cell-address="Données.A5"/>
      <style:map style:condition="is-true-formula(IF(MOD(ROW([.A4]);1)=0;1;0))" style:apply-style-name="Arrière_20_plan_20_2" style:base-cell-address="Données.A5"/>
      <style:map style:condition="cell-content()=0" style:apply-style-name="Arrière_20_plan_20_1" style:base-cell-address="Données.A5"/>
    </style:style>
    <style:style style:name="ce5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6]);2)=0;1;0))" style:apply-style-name="Arrière_20_plan_20_1" style:base-cell-address="Données.A7"/>
      <style:map style:condition="is-true-formula(IF(MOD(ROW([.A6]);1)=0;1;0))" style:apply-style-name="Arrière_20_plan_20_2" style:base-cell-address="Données.A7"/>
      <style:map style:condition="cell-content()=0" style:apply-style-name="Arrière_20_plan_20_1" style:base-cell-address="Données.A7"/>
    </style:style>
    <style:style style:name="ce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7]);2)=0;1;0))" style:apply-style-name="Arrière_20_plan_20_1" style:base-cell-address="Données.A8"/>
      <style:map style:condition="is-true-formula(IF(MOD(ROW([.A7]);1)=0;1;0))" style:apply-style-name="Arrière_20_plan_20_2" style:base-cell-address="Données.A8"/>
      <style:map style:condition="cell-content()=0" style:apply-style-name="Arrière_20_plan_20_1" style:base-cell-address="Données.A8"/>
    </style:style>
    <style:style style:name="ce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8]);2)=0;1;0))" style:apply-style-name="Arrière_20_plan_20_1" style:base-cell-address="Données.A9"/>
      <style:map style:condition="is-true-formula(IF(MOD(ROW([.A8]);1)=0;1;0))" style:apply-style-name="Arrière_20_plan_20_2" style:base-cell-address="Données.A9"/>
      <style:map style:condition="cell-content()=0" style:apply-style-name="Arrière_20_plan_20_1" style:base-cell-address="Données.A9"/>
    </style:style>
    <style:style style:name="ce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9]);2)=0;1;0))" style:apply-style-name="Arrière_20_plan_20_1" style:base-cell-address="Données.A10"/>
      <style:map style:condition="is-true-formula(IF(MOD(ROW([.A9]);1)=0;1;0))" style:apply-style-name="Arrière_20_plan_20_2" style:base-cell-address="Données.A10"/>
      <style:map style:condition="cell-content()=0" style:apply-style-name="Arrière_20_plan_20_1" style:base-cell-address="Données.A10"/>
    </style:style>
    <style:style style:name="ce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10]);2)=0;1;0))" style:apply-style-name="Arrière_20_plan_20_1" style:base-cell-address="Données.A11"/>
      <style:map style:condition="is-true-formula(IF(MOD(ROW([.A10]);1)=0;1;0))" style:apply-style-name="Arrière_20_plan_20_2" style:base-cell-address="Données.A11"/>
      <style:map style:condition="cell-content()=0" style:apply-style-name="Arrière_20_plan_20_1" style:base-cell-address="Données.A11"/>
    </style:style>
    <style:style style:name="ce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11]);2)=0;1;0))" style:apply-style-name="Arrière_20_plan_20_1" style:base-cell-address="Données.A12"/>
      <style:map style:condition="is-true-formula(IF(MOD(ROW([.A11]);1)=0;1;0))" style:apply-style-name="Arrière_20_plan_20_2" style:base-cell-address="Données.A12"/>
      <style:map style:condition="cell-content()=0" style:apply-style-name="Arrière_20_plan_20_1" style:base-cell-address="Données.A12"/>
    </style:style>
    <style:style style:name="ce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12]);2)=0;1;0))" style:apply-style-name="Arrière_20_plan_20_1" style:base-cell-address="Données.A13"/>
      <style:map style:condition="is-true-formula(IF(MOD(ROW([.A12]);1)=0;1;0))" style:apply-style-name="Arrière_20_plan_20_2" style:base-cell-address="Données.A13"/>
      <style:map style:condition="cell-content()=0" style:apply-style-name="Arrière_20_plan_20_1" style:base-cell-address="Données.A13"/>
    </style:style>
    <style:style style:name="ce275" style:family="table-cell" style:parent-style-name="Default">
      <style:table-cell-properties style:cell-protect="hidden-and-protected" style:print-content="false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93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3]);2)=0;1;0))" style:apply-style-name="Arrière_20_plan_20_1" style:base-cell-address="Données.B4"/>
      <style:map style:condition="is-true-formula(IF(MOD(ROW([.B3]);1)=0;1;0))" style:apply-style-name="Arrière_20_plan_20_2" style:base-cell-address="Données.B4"/>
      <style:map style:condition="cell-content()=0" style:apply-style-name="Arrière_20_plan_20_1" style:base-cell-address="Données.B4"/>
    </style:style>
    <style:style style:name="ce94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4]);2)=0;1;0))" style:apply-style-name="Arrière_20_plan_20_1" style:base-cell-address="Données.B5"/>
      <style:map style:condition="is-true-formula(IF(MOD(ROW([.B4]);1)=0;1;0))" style:apply-style-name="Arrière_20_plan_20_2" style:base-cell-address="Données.B5"/>
      <style:map style:condition="cell-content()=0" style:apply-style-name="Arrière_20_plan_20_1" style:base-cell-address="Données.B5"/>
    </style:style>
    <style:style style:name="ce95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5]);2)=0;1;0))" style:apply-style-name="Arrière_20_plan_20_1" style:base-cell-address="Données.B6"/>
      <style:map style:condition="is-true-formula(IF(MOD(ROW([.B5]);1)=0;1;0))" style:apply-style-name="Arrière_20_plan_20_2" style:base-cell-address="Données.B6"/>
      <style:map style:condition="cell-content()=0" style:apply-style-name="Arrière_20_plan_20_1" style:base-cell-address="Données.B6"/>
    </style:style>
    <style:style style:name="ce96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6]);2)=0;1;0))" style:apply-style-name="Arrière_20_plan_20_1" style:base-cell-address="Données.B7"/>
      <style:map style:condition="is-true-formula(IF(MOD(ROW([.B6]);1)=0;1;0))" style:apply-style-name="Arrière_20_plan_20_2" style:base-cell-address="Données.B7"/>
      <style:map style:condition="cell-content()=0" style:apply-style-name="Arrière_20_plan_20_1" style:base-cell-address="Données.B7"/>
    </style:style>
    <style:style style:name="ce97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7]);2)=0;1;0))" style:apply-style-name="Arrière_20_plan_20_1" style:base-cell-address="Données.B8"/>
      <style:map style:condition="is-true-formula(IF(MOD(ROW([.B7]);1)=0;1;0))" style:apply-style-name="Arrière_20_plan_20_2" style:base-cell-address="Données.B8"/>
      <style:map style:condition="cell-content()=0" style:apply-style-name="Arrière_20_plan_20_1" style:base-cell-address="Données.B8"/>
    </style:style>
    <style:style style:name="ce98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8]);2)=0;1;0))" style:apply-style-name="Arrière_20_plan_20_1" style:base-cell-address="Données.B9"/>
      <style:map style:condition="is-true-formula(IF(MOD(ROW([.B8]);1)=0;1;0))" style:apply-style-name="Arrière_20_plan_20_2" style:base-cell-address="Données.B9"/>
      <style:map style:condition="cell-content()=0" style:apply-style-name="Arrière_20_plan_20_1" style:base-cell-address="Données.B9"/>
    </style:style>
    <style:style style:name="ce99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9]);2)=0;1;0))" style:apply-style-name="Arrière_20_plan_20_1" style:base-cell-address="Données.B10"/>
      <style:map style:condition="is-true-formula(IF(MOD(ROW([.B9]);1)=0;1;0))" style:apply-style-name="Arrière_20_plan_20_2" style:base-cell-address="Données.B10"/>
      <style:map style:condition="cell-content()=0" style:apply-style-name="Arrière_20_plan_20_1" style:base-cell-address="Données.B10"/>
    </style:style>
    <style:style style:name="ce100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10]);2)=0;1;0))" style:apply-style-name="Arrière_20_plan_20_1" style:base-cell-address="Données.B11"/>
      <style:map style:condition="is-true-formula(IF(MOD(ROW([.B10]);1)=0;1;0))" style:apply-style-name="Arrière_20_plan_20_2" style:base-cell-address="Données.B11"/>
      <style:map style:condition="cell-content()=0" style:apply-style-name="Arrière_20_plan_20_1" style:base-cell-address="Données.B11"/>
    </style:style>
    <style:style style:name="ce101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11]);2)=0;1;0))" style:apply-style-name="Arrière_20_plan_20_1" style:base-cell-address="Données.B12"/>
      <style:map style:condition="is-true-formula(IF(MOD(ROW([.B11]);1)=0;1;0))" style:apply-style-name="Arrière_20_plan_20_2" style:base-cell-address="Données.B12"/>
      <style:map style:condition="cell-content()=0" style:apply-style-name="Arrière_20_plan_20_1" style:base-cell-address="Données.B12"/>
    </style:style>
    <style:style style:name="ce102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12]);2)=0;1;0))" style:apply-style-name="Arrière_20_plan_20_1" style:base-cell-address="Données.B13"/>
      <style:map style:condition="is-true-formula(IF(MOD(ROW([.B12]);1)=0;1;0))" style:apply-style-name="Arrière_20_plan_20_2" style:base-cell-address="Données.B13"/>
      <style:map style:condition="cell-content()=0" style:apply-style-name="Arrière_20_plan_20_1" style:base-cell-address="Données.B13"/>
    </style:style>
    <style:style style:name="ce307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3" style:family="table-cell" style:parent-style-name="Default">
      <style:table-cell-properties style:cell-protect="hidden-and-protected" style:print-content="false" style:text-align-source="fix" style:repeat-content="false" fo:background-color="transparent" fo:border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3]);2)=0;1;0))" style:apply-style-name="Arrière_20_plan_20_1" style:base-cell-address="Données.C4"/>
      <style:map style:condition="is-true-formula(IF(MOD(ROW([.C3]);1)=0;1;0))" style:apply-style-name="Arrière_20_plan_20_2" style:base-cell-address="Données.C4"/>
      <style:map style:condition="cell-content()=0" style:apply-style-name="Arrière_20_plan_20_1" style:base-cell-address="Données.C4"/>
    </style:style>
    <style:style style:name="ce10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4]);2)=0;1;0))" style:apply-style-name="Arrière_20_plan_20_1" style:base-cell-address="Données.C5"/>
      <style:map style:condition="is-true-formula(IF(MOD(ROW([.C4]);1)=0;1;0))" style:apply-style-name="Arrière_20_plan_20_2" style:base-cell-address="Données.C5"/>
      <style:map style:condition="cell-content()=0" style:apply-style-name="Arrière_20_plan_20_1" style:base-cell-address="Données.C5"/>
    </style:style>
    <style:style style:name="ce10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5]);2)=0;1;0))" style:apply-style-name="Arrière_20_plan_20_1" style:base-cell-address="Données.C6"/>
      <style:map style:condition="is-true-formula(IF(MOD(ROW([.C5]);1)=0;1;0))" style:apply-style-name="Arrière_20_plan_20_2" style:base-cell-address="Données.C6"/>
      <style:map style:condition="cell-content()=0" style:apply-style-name="Arrière_20_plan_20_1" style:base-cell-address="Données.C6"/>
    </style:style>
    <style:style style:name="ce10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6]);2)=0;1;0))" style:apply-style-name="Arrière_20_plan_20_1" style:base-cell-address="Données.C7"/>
      <style:map style:condition="is-true-formula(IF(MOD(ROW([.C6]);1)=0;1;0))" style:apply-style-name="Arrière_20_plan_20_2" style:base-cell-address="Données.C7"/>
      <style:map style:condition="cell-content()=0" style:apply-style-name="Arrière_20_plan_20_1" style:base-cell-address="Données.C7"/>
    </style:style>
    <style:style style:name="ce1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7]);2)=0;1;0))" style:apply-style-name="Arrière_20_plan_20_1" style:base-cell-address="Données.C8"/>
      <style:map style:condition="is-true-formula(IF(MOD(ROW([.C7]);1)=0;1;0))" style:apply-style-name="Arrière_20_plan_20_2" style:base-cell-address="Données.C8"/>
      <style:map style:condition="cell-content()=0" style:apply-style-name="Arrière_20_plan_20_1" style:base-cell-address="Données.C8"/>
    </style:style>
    <style:style style:name="ce10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8]);2)=0;1;0))" style:apply-style-name="Arrière_20_plan_20_1" style:base-cell-address="Données.C9"/>
      <style:map style:condition="is-true-formula(IF(MOD(ROW([.C8]);1)=0;1;0))" style:apply-style-name="Arrière_20_plan_20_2" style:base-cell-address="Données.C9"/>
      <style:map style:condition="cell-content()=0" style:apply-style-name="Arrière_20_plan_20_1" style:base-cell-address="Données.C9"/>
    </style:style>
    <style:style style:name="ce11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9]);2)=0;1;0))" style:apply-style-name="Arrière_20_plan_20_1" style:base-cell-address="Données.C10"/>
      <style:map style:condition="is-true-formula(IF(MOD(ROW([.C9]);1)=0;1;0))" style:apply-style-name="Arrière_20_plan_20_2" style:base-cell-address="Données.C10"/>
      <style:map style:condition="cell-content()=0" style:apply-style-name="Arrière_20_plan_20_1" style:base-cell-address="Données.C10"/>
    </style:style>
    <style:style style:name="ce11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10]);2)=0;1;0))" style:apply-style-name="Arrière_20_plan_20_1" style:base-cell-address="Données.C11"/>
      <style:map style:condition="is-true-formula(IF(MOD(ROW([.C10]);1)=0;1;0))" style:apply-style-name="Arrière_20_plan_20_2" style:base-cell-address="Données.C11"/>
      <style:map style:condition="cell-content()=0" style:apply-style-name="Arrière_20_plan_20_1" style:base-cell-address="Données.C11"/>
    </style:style>
    <style:style style:name="ce11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11]);2)=0;1;0))" style:apply-style-name="Arrière_20_plan_20_1" style:base-cell-address="Données.C12"/>
      <style:map style:condition="is-true-formula(IF(MOD(ROW([.C11]);1)=0;1;0))" style:apply-style-name="Arrière_20_plan_20_2" style:base-cell-address="Données.C12"/>
      <style:map style:condition="cell-content()=0" style:apply-style-name="Arrière_20_plan_20_1" style:base-cell-address="Données.C12"/>
    </style:style>
    <style:style style:name="ce11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12]);2)=0;1;0))" style:apply-style-name="Arrière_20_plan_20_1" style:base-cell-address="Données.C13"/>
      <style:map style:condition="is-true-formula(IF(MOD(ROW([.C12]);1)=0;1;0))" style:apply-style-name="Arrière_20_plan_20_2" style:base-cell-address="Données.C13"/>
      <style:map style:condition="cell-content()=0" style:apply-style-name="Arrière_20_plan_20_1" style:base-cell-address="Données.C13"/>
    </style:style>
    <style:style style:name="ce319" style:family="table-cell" style:parent-style-name="Default" style:data-style-name="N100">
      <style:table-cell-properties style:cell-protect="hidden-and-protected" style:print-content="false" style:text-align-source="fix" style:repeat-content="false" fo:background-color="transparent"/>
      <style:paragraph-properties fo:text-align="center" fo:margin-left="0cm"/>
      <style:text-properties style:font-name="Symbol" fo:font-size="12pt" style:font-size-asian="12pt" style:font-size-complex="12pt"/>
    </style:style>
    <style:style style:name="ce114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cm"/>
      <style:text-properties style:font-name="Symbol" fo:font-size="12pt" style:font-size-asian="12pt" style:font-size-complex="12pt"/>
    </style:style>
    <style:style style:name="ce119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3]);2)=0;1;0))" style:apply-style-name="Arrière_20_plan_20_1" style:base-cell-address="Données.D4"/>
      <style:map style:condition="is-true-formula(IF(MOD(ROW([.D3]);1)=0;1;0))" style:apply-style-name="Arrière_20_plan_20_2" style:base-cell-address="Données.D4"/>
      <style:map style:condition="cell-content()=0" style:apply-style-name="Arrière_20_plan_20_1" style:base-cell-address="Données.D4"/>
    </style:style>
    <style:style style:name="ce1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4]);2)=0;1;0))" style:apply-style-name="Arrière_20_plan_20_1" style:base-cell-address="Données.D5"/>
      <style:map style:condition="is-true-formula(IF(MOD(ROW([.D4]);1)=0;1;0))" style:apply-style-name="Arrière_20_plan_20_2" style:base-cell-address="Données.D5"/>
      <style:map style:condition="cell-content()=0" style:apply-style-name="Arrière_20_plan_20_1" style:base-cell-address="Données.D5"/>
    </style:style>
    <style:style style:name="ce12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5]);2)=0;1;0))" style:apply-style-name="Arrière_20_plan_20_1" style:base-cell-address="Données.D6"/>
      <style:map style:condition="is-true-formula(IF(MOD(ROW([.D5]);1)=0;1;0))" style:apply-style-name="Arrière_20_plan_20_2" style:base-cell-address="Données.D6"/>
      <style:map style:condition="cell-content()=0" style:apply-style-name="Arrière_20_plan_20_1" style:base-cell-address="Données.D6"/>
    </style:style>
    <style:style style:name="ce12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6]);2)=0;1;0))" style:apply-style-name="Arrière_20_plan_20_1" style:base-cell-address="Données.D7"/>
      <style:map style:condition="is-true-formula(IF(MOD(ROW([.D6]);1)=0;1;0))" style:apply-style-name="Arrière_20_plan_20_2" style:base-cell-address="Données.D7"/>
      <style:map style:condition="cell-content()=0" style:apply-style-name="Arrière_20_plan_20_1" style:base-cell-address="Données.D7"/>
    </style:style>
    <style:style style:name="ce13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7]);2)=0;1;0))" style:apply-style-name="Arrière_20_plan_20_1" style:base-cell-address="Données.D8"/>
      <style:map style:condition="is-true-formula(IF(MOD(ROW([.D7]);1)=0;1;0))" style:apply-style-name="Arrière_20_plan_20_2" style:base-cell-address="Données.D8"/>
      <style:map style:condition="cell-content()=0" style:apply-style-name="Arrière_20_plan_20_1" style:base-cell-address="Données.D8"/>
    </style:style>
    <style:style style:name="ce13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8]);2)=0;1;0))" style:apply-style-name="Arrière_20_plan_20_1" style:base-cell-address="Données.D9"/>
      <style:map style:condition="is-true-formula(IF(MOD(ROW([.D8]);1)=0;1;0))" style:apply-style-name="Arrière_20_plan_20_2" style:base-cell-address="Données.D9"/>
      <style:map style:condition="cell-content()=0" style:apply-style-name="Arrière_20_plan_20_1" style:base-cell-address="Données.D9"/>
    </style:style>
    <style:style style:name="ce1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9]);2)=0;1;0))" style:apply-style-name="Arrière_20_plan_20_1" style:base-cell-address="Données.D10"/>
      <style:map style:condition="is-true-formula(IF(MOD(ROW([.D9]);1)=0;1;0))" style:apply-style-name="Arrière_20_plan_20_2" style:base-cell-address="Données.D10"/>
      <style:map style:condition="cell-content()=0" style:apply-style-name="Arrière_20_plan_20_1" style:base-cell-address="Données.D10"/>
    </style:style>
    <style:style style:name="ce13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10]);2)=0;1;0))" style:apply-style-name="Arrière_20_plan_20_1" style:base-cell-address="Données.D11"/>
      <style:map style:condition="is-true-formula(IF(MOD(ROW([.D10]);1)=0;1;0))" style:apply-style-name="Arrière_20_plan_20_2" style:base-cell-address="Données.D11"/>
      <style:map style:condition="cell-content()=0" style:apply-style-name="Arrière_20_plan_20_1" style:base-cell-address="Données.D11"/>
    </style:style>
    <style:style style:name="ce1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11]);2)=0;1;0))" style:apply-style-name="Arrière_20_plan_20_1" style:base-cell-address="Données.D12"/>
      <style:map style:condition="is-true-formula(IF(MOD(ROW([.D11]);1)=0;1;0))" style:apply-style-name="Arrière_20_plan_20_2" style:base-cell-address="Données.D12"/>
      <style:map style:condition="cell-content()=0" style:apply-style-name="Arrière_20_plan_20_1" style:base-cell-address="Données.D12"/>
    </style:style>
    <style:style style:name="ce15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12]);2)=0;1;0))" style:apply-style-name="Arrière_20_plan_20_1" style:base-cell-address="Données.D13"/>
      <style:map style:condition="is-true-formula(IF(MOD(ROW([.D12]);1)=0;1;0))" style:apply-style-name="Arrière_20_plan_20_2" style:base-cell-address="Données.D13"/>
      <style:map style:condition="cell-content()=0" style:apply-style-name="Arrière_20_plan_20_1" style:base-cell-address="Données.D13"/>
    </style:style>
    <style:style style:name="ce337" style:family="table-cell" style:parent-style-name="Default" style:data-style-name="N100">
      <style:table-cell-properties style:cell-protect="hidden-and-protected" style:print-content="false"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2" style:family="table-cell" style:parent-style-name="Default">
      <style:table-cell-properties style:cell-protect="hidden-and-protected" style:print-content="false" style:text-align-source="value-type" style:repeat-content="false" fo:background-color="transparent"/>
      <style:paragraph-properties fo:margin-left="0cm"/>
      <style:text-properties style:font-name="Times New Roman" fo:font-size="12pt" style:font-size-asian="12pt" style:font-size-complex="12pt"/>
    </style:style>
    <style:style style:name="ce15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3]);2)=0;1;0))" style:apply-style-name="Arrière_20_plan_20_1" style:base-cell-address="Données.E4"/>
      <style:map style:condition="is-true-formula(IF(MOD(ROW([.E3]);1)=0;1;0))" style:apply-style-name="Arrière_20_plan_20_2" style:base-cell-address="Données.E4"/>
      <style:map style:condition="cell-content()=0" style:apply-style-name="Arrière_20_plan_20_1" style:base-cell-address="Données.E4"/>
    </style:style>
    <style:style style:name="ce1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4]);2)=0;1;0))" style:apply-style-name="Arrière_20_plan_20_1" style:base-cell-address="Données.E5"/>
      <style:map style:condition="is-true-formula(IF(MOD(ROW([.E4]);1)=0;1;0))" style:apply-style-name="Arrière_20_plan_20_2" style:base-cell-address="Données.E5"/>
      <style:map style:condition="cell-content()=0" style:apply-style-name="Arrière_20_plan_20_1" style:base-cell-address="Données.E5"/>
    </style:style>
    <style:style style:name="ce1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5]);2)=0;1;0))" style:apply-style-name="Arrière_20_plan_20_1" style:base-cell-address="Données.E6"/>
      <style:map style:condition="is-true-formula(IF(MOD(ROW([.E5]);1)=0;1;0))" style:apply-style-name="Arrière_20_plan_20_2" style:base-cell-address="Données.E6"/>
      <style:map style:condition="cell-content()=0" style:apply-style-name="Arrière_20_plan_20_1" style:base-cell-address="Données.E6"/>
    </style:style>
    <style:style style:name="ce1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6]);2)=0;1;0))" style:apply-style-name="Arrière_20_plan_20_1" style:base-cell-address="Données.E7"/>
      <style:map style:condition="is-true-formula(IF(MOD(ROW([.E6]);1)=0;1;0))" style:apply-style-name="Arrière_20_plan_20_2" style:base-cell-address="Données.E7"/>
      <style:map style:condition="cell-content()=0" style:apply-style-name="Arrière_20_plan_20_1" style:base-cell-address="Données.E7"/>
    </style:style>
    <style:style style:name="ce1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7]);2)=0;1;0))" style:apply-style-name="Arrière_20_plan_20_1" style:base-cell-address="Données.E8"/>
      <style:map style:condition="is-true-formula(IF(MOD(ROW([.E7]);1)=0;1;0))" style:apply-style-name="Arrière_20_plan_20_2" style:base-cell-address="Données.E8"/>
      <style:map style:condition="cell-content()=0" style:apply-style-name="Arrière_20_plan_20_1" style:base-cell-address="Données.E8"/>
    </style:style>
    <style:style style:name="ce1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8]);2)=0;1;0))" style:apply-style-name="Arrière_20_plan_20_1" style:base-cell-address="Données.E9"/>
      <style:map style:condition="is-true-formula(IF(MOD(ROW([.E8]);1)=0;1;0))" style:apply-style-name="Arrière_20_plan_20_2" style:base-cell-address="Données.E9"/>
      <style:map style:condition="cell-content()=0" style:apply-style-name="Arrière_20_plan_20_1" style:base-cell-address="Données.E9"/>
    </style:style>
    <style:style style:name="ce1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9]);2)=0;1;0))" style:apply-style-name="Arrière_20_plan_20_1" style:base-cell-address="Données.E10"/>
      <style:map style:condition="is-true-formula(IF(MOD(ROW([.E9]);1)=0;1;0))" style:apply-style-name="Arrière_20_plan_20_2" style:base-cell-address="Données.E10"/>
      <style:map style:condition="cell-content()=0" style:apply-style-name="Arrière_20_plan_20_1" style:base-cell-address="Données.E10"/>
    </style:style>
    <style:style style:name="ce1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10]);2)=0;1;0))" style:apply-style-name="Arrière_20_plan_20_1" style:base-cell-address="Données.E11"/>
      <style:map style:condition="is-true-formula(IF(MOD(ROW([.E10]);1)=0;1;0))" style:apply-style-name="Arrière_20_plan_20_2" style:base-cell-address="Données.E11"/>
      <style:map style:condition="cell-content()=0" style:apply-style-name="Arrière_20_plan_20_1" style:base-cell-address="Données.E11"/>
    </style:style>
    <style:style style:name="ce1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11]);2)=0;1;0))" style:apply-style-name="Arrière_20_plan_20_1" style:base-cell-address="Données.E12"/>
      <style:map style:condition="is-true-formula(IF(MOD(ROW([.E11]);1)=0;1;0))" style:apply-style-name="Arrière_20_plan_20_2" style:base-cell-address="Données.E12"/>
      <style:map style:condition="cell-content()=0" style:apply-style-name="Arrière_20_plan_20_1" style:base-cell-address="Données.E12"/>
    </style:style>
    <style:style style:name="ce1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12]);2)=0;1;0))" style:apply-style-name="Arrière_20_plan_20_1" style:base-cell-address="Données.E13"/>
      <style:map style:condition="is-true-formula(IF(MOD(ROW([.E12]);1)=0;1;0))" style:apply-style-name="Arrière_20_plan_20_2" style:base-cell-address="Données.E13"/>
      <style:map style:condition="cell-content()=0" style:apply-style-name="Arrière_20_plan_20_1" style:base-cell-address="Données.E13"/>
    </style:style>
    <style:style style:name="ce1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3]);2)=0;1;0))" style:apply-style-name="Arrière_20_plan_20_1" style:base-cell-address="Données.F4"/>
      <style:map style:condition="is-true-formula(IF(MOD(ROW([.F3]);1)=0;1;0))" style:apply-style-name="Arrière_20_plan_20_2" style:base-cell-address="Données.F4"/>
      <style:map style:condition="cell-content()=0" style:apply-style-name="Arrière_20_plan_20_1" style:base-cell-address="Données.F4"/>
    </style:style>
    <style:style style:name="ce1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4]);2)=0;1;0))" style:apply-style-name="Arrière_20_plan_20_1" style:base-cell-address="Données.F5"/>
      <style:map style:condition="is-true-formula(IF(MOD(ROW([.F4]);1)=0;1;0))" style:apply-style-name="Arrière_20_plan_20_2" style:base-cell-address="Données.F5"/>
      <style:map style:condition="cell-content()=0" style:apply-style-name="Arrière_20_plan_20_1" style:base-cell-address="Données.F5"/>
    </style:style>
    <style:style style:name="ce1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5]);2)=0;1;0))" style:apply-style-name="Arrière_20_plan_20_1" style:base-cell-address="Données.F6"/>
      <style:map style:condition="is-true-formula(IF(MOD(ROW([.F5]);1)=0;1;0))" style:apply-style-name="Arrière_20_plan_20_2" style:base-cell-address="Données.F6"/>
      <style:map style:condition="cell-content()=0" style:apply-style-name="Arrière_20_plan_20_1" style:base-cell-address="Données.F6"/>
    </style:style>
    <style:style style:name="ce1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6]);2)=0;1;0))" style:apply-style-name="Arrière_20_plan_20_1" style:base-cell-address="Données.F7"/>
      <style:map style:condition="is-true-formula(IF(MOD(ROW([.F6]);1)=0;1;0))" style:apply-style-name="Arrière_20_plan_20_2" style:base-cell-address="Données.F7"/>
      <style:map style:condition="cell-content()=0" style:apply-style-name="Arrière_20_plan_20_1" style:base-cell-address="Données.F7"/>
    </style:style>
    <style:style style:name="ce19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7]);2)=0;1;0))" style:apply-style-name="Arrière_20_plan_20_1" style:base-cell-address="Données.F8"/>
      <style:map style:condition="is-true-formula(IF(MOD(ROW([.F7]);1)=0;1;0))" style:apply-style-name="Arrière_20_plan_20_2" style:base-cell-address="Données.F8"/>
      <style:map style:condition="cell-content()=0" style:apply-style-name="Arrière_20_plan_20_1" style:base-cell-address="Données.F8"/>
    </style:style>
    <style:style style:name="ce19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8]);2)=0;1;0))" style:apply-style-name="Arrière_20_plan_20_1" style:base-cell-address="Données.F9"/>
      <style:map style:condition="is-true-formula(IF(MOD(ROW([.F8]);1)=0;1;0))" style:apply-style-name="Arrière_20_plan_20_2" style:base-cell-address="Données.F9"/>
      <style:map style:condition="cell-content()=0" style:apply-style-name="Arrière_20_plan_20_1" style:base-cell-address="Données.F9"/>
    </style:style>
    <style:style style:name="ce2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9]);2)=0;1;0))" style:apply-style-name="Arrière_20_plan_20_1" style:base-cell-address="Données.F10"/>
      <style:map style:condition="is-true-formula(IF(MOD(ROW([.F9]);1)=0;1;0))" style:apply-style-name="Arrière_20_plan_20_2" style:base-cell-address="Données.F10"/>
      <style:map style:condition="cell-content()=0" style:apply-style-name="Arrière_20_plan_20_1" style:base-cell-address="Données.F10"/>
    </style:style>
    <style:style style:name="ce21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10]);2)=0;1;0))" style:apply-style-name="Arrière_20_plan_20_1" style:base-cell-address="Données.F11"/>
      <style:map style:condition="is-true-formula(IF(MOD(ROW([.F10]);1)=0;1;0))" style:apply-style-name="Arrière_20_plan_20_2" style:base-cell-address="Données.F11"/>
      <style:map style:condition="cell-content()=0" style:apply-style-name="Arrière_20_plan_20_1" style:base-cell-address="Données.F11"/>
    </style:style>
    <style:style style:name="ce21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11]);2)=0;1;0))" style:apply-style-name="Arrière_20_plan_20_1" style:base-cell-address="Données.F12"/>
      <style:map style:condition="is-true-formula(IF(MOD(ROW([.F11]);1)=0;1;0))" style:apply-style-name="Arrière_20_plan_20_2" style:base-cell-address="Données.F12"/>
      <style:map style:condition="cell-content()=0" style:apply-style-name="Arrière_20_plan_20_1" style:base-cell-address="Données.F12"/>
    </style:style>
    <style:style style:name="ce21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12]);2)=0;1;0))" style:apply-style-name="Arrière_20_plan_20_1" style:base-cell-address="Données.F13"/>
      <style:map style:condition="is-true-formula(IF(MOD(ROW([.F12]);1)=0;1;0))" style:apply-style-name="Arrière_20_plan_20_2" style:base-cell-address="Données.F13"/>
      <style:map style:condition="cell-content()=0" style:apply-style-name="Arrière_20_plan_20_1" style:base-cell-address="Données.F13"/>
    </style:style>
    <style:style style:name="ce21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3]);2)=0;1;0))" style:apply-style-name="Arrière_20_plan_20_1" style:base-cell-address="Données.G4"/>
      <style:map style:condition="is-true-formula(IF(MOD(ROW([.G3]);1)=0;1;0))" style:apply-style-name="Arrière_20_plan_20_2" style:base-cell-address="Données.G4"/>
      <style:map style:condition="cell-content()=0" style:apply-style-name="Arrière_20_plan_20_1" style:base-cell-address="Données.G4"/>
    </style:style>
    <style:style style:name="ce21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4]);2)=0;1;0))" style:apply-style-name="Arrière_20_plan_20_1" style:base-cell-address="Données.G5"/>
      <style:map style:condition="is-true-formula(IF(MOD(ROW([.G4]);1)=0;1;0))" style:apply-style-name="Arrière_20_plan_20_2" style:base-cell-address="Données.G5"/>
      <style:map style:condition="cell-content()=0" style:apply-style-name="Arrière_20_plan_20_1" style:base-cell-address="Données.G5"/>
    </style:style>
    <style:style style:name="ce22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5]);2)=0;1;0))" style:apply-style-name="Arrière_20_plan_20_1" style:base-cell-address="Données.G6"/>
      <style:map style:condition="is-true-formula(IF(MOD(ROW([.G5]);1)=0;1;0))" style:apply-style-name="Arrière_20_plan_20_2" style:base-cell-address="Données.G6"/>
      <style:map style:condition="cell-content()=0" style:apply-style-name="Arrière_20_plan_20_1" style:base-cell-address="Données.G6"/>
    </style:style>
    <style:style style:name="ce2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6]);2)=0;1;0))" style:apply-style-name="Arrière_20_plan_20_1" style:base-cell-address="Données.G7"/>
      <style:map style:condition="is-true-formula(IF(MOD(ROW([.G6]);1)=0;1;0))" style:apply-style-name="Arrière_20_plan_20_2" style:base-cell-address="Données.G7"/>
      <style:map style:condition="cell-content()=0" style:apply-style-name="Arrière_20_plan_20_1" style:base-cell-address="Données.G7"/>
    </style:style>
    <style:style style:name="ce22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7]);2)=0;1;0))" style:apply-style-name="Arrière_20_plan_20_1" style:base-cell-address="Données.G8"/>
      <style:map style:condition="is-true-formula(IF(MOD(ROW([.G7]);1)=0;1;0))" style:apply-style-name="Arrière_20_plan_20_2" style:base-cell-address="Données.G8"/>
      <style:map style:condition="cell-content()=0" style:apply-style-name="Arrière_20_plan_20_1" style:base-cell-address="Données.G8"/>
    </style:style>
    <style:style style:name="ce2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8]);2)=0;1;0))" style:apply-style-name="Arrière_20_plan_20_1" style:base-cell-address="Données.G9"/>
      <style:map style:condition="is-true-formula(IF(MOD(ROW([.G8]);1)=0;1;0))" style:apply-style-name="Arrière_20_plan_20_2" style:base-cell-address="Données.G9"/>
      <style:map style:condition="cell-content()=0" style:apply-style-name="Arrière_20_plan_20_1" style:base-cell-address="Données.G9"/>
    </style:style>
    <style:style style:name="ce22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9]);2)=0;1;0))" style:apply-style-name="Arrière_20_plan_20_1" style:base-cell-address="Données.G10"/>
      <style:map style:condition="is-true-formula(IF(MOD(ROW([.G9]);1)=0;1;0))" style:apply-style-name="Arrière_20_plan_20_2" style:base-cell-address="Données.G10"/>
      <style:map style:condition="cell-content()=0" style:apply-style-name="Arrière_20_plan_20_1" style:base-cell-address="Données.G10"/>
    </style:style>
    <style:style style:name="ce22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10]);2)=0;1;0))" style:apply-style-name="Arrière_20_plan_20_1" style:base-cell-address="Données.G11"/>
      <style:map style:condition="is-true-formula(IF(MOD(ROW([.G10]);1)=0;1;0))" style:apply-style-name="Arrière_20_plan_20_2" style:base-cell-address="Données.G11"/>
      <style:map style:condition="cell-content()=0" style:apply-style-name="Arrière_20_plan_20_1" style:base-cell-address="Données.G11"/>
    </style:style>
    <style:style style:name="ce22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11]);2)=0;1;0))" style:apply-style-name="Arrière_20_plan_20_1" style:base-cell-address="Données.G12"/>
      <style:map style:condition="is-true-formula(IF(MOD(ROW([.G11]);1)=0;1;0))" style:apply-style-name="Arrière_20_plan_20_2" style:base-cell-address="Données.G12"/>
      <style:map style:condition="cell-content()=0" style:apply-style-name="Arrière_20_plan_20_1" style:base-cell-address="Données.G12"/>
    </style:style>
    <style:style style:name="ce2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12]);2)=0;1;0))" style:apply-style-name="Arrière_20_plan_20_1" style:base-cell-address="Données.G13"/>
      <style:map style:condition="is-true-formula(IF(MOD(ROW([.G12]);1)=0;1;0))" style:apply-style-name="Arrière_20_plan_20_2" style:base-cell-address="Données.G13"/>
      <style:map style:condition="cell-content()=0" style:apply-style-name="Arrière_20_plan_20_1" style:base-cell-address="Données.G13"/>
    </style:style>
    <style:style style:name="ce369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cm"/>
      <style:text-properties fo:color="#c9211e" style:font-name="Times New Roman" fo:font-size="12pt" style:font-size-asian="12pt" style:font-size-complex="12pt"/>
    </style:style>
    <style:style style:name="ce377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35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H3]);2)=0;1;0))" style:apply-style-name="Arrière_20_plan_20_1" style:base-cell-address="Données.H4"/>
      <style:map style:condition="is-true-formula(IF(MOD(ROW([.H3]);1)=0;1;0))" style:apply-style-name="Arrière_20_plan_20_2" style:base-cell-address="Données.H4"/>
      <style:map style:condition="cell-content()=0" style:apply-style-name="Arrière_20_plan_20_1" style:base-cell-address="Données.H4"/>
    </style:style>
    <style:style style:name="ce23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3]);2)=0;1;0))" style:apply-style-name="Arrière_20_plan_20_1" style:base-cell-address="Données.I4"/>
      <style:map style:condition="is-true-formula(IF(MOD(ROW([.I3]);1)=0;1;0))" style:apply-style-name="Arrière_20_plan_20_2" style:base-cell-address="Données.I4"/>
      <style:map style:condition="cell-content()=0" style:apply-style-name="Arrière_20_plan_20_1" style:base-cell-address="Données.I4"/>
    </style:style>
    <style:style style:name="ce24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4]);2)=0;1;0))" style:apply-style-name="Arrière_20_plan_20_1" style:base-cell-address="Données.I5"/>
      <style:map style:condition="is-true-formula(IF(MOD(ROW([.I4]);1)=0;1;0))" style:apply-style-name="Arrière_20_plan_20_2" style:base-cell-address="Données.I5"/>
      <style:map style:condition="cell-content()=0" style:apply-style-name="Arrière_20_plan_20_1" style:base-cell-address="Données.I5"/>
    </style:style>
    <style:style style:name="ce24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5]);2)=0;1;0))" style:apply-style-name="Arrière_20_plan_20_1" style:base-cell-address="Données.I6"/>
      <style:map style:condition="is-true-formula(IF(MOD(ROW([.I5]);1)=0;1;0))" style:apply-style-name="Arrière_20_plan_20_2" style:base-cell-address="Données.I6"/>
      <style:map style:condition="cell-content()=0" style:apply-style-name="Arrière_20_plan_20_1" style:base-cell-address="Données.I6"/>
    </style:style>
    <style:style style:name="ce24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6]);2)=0;1;0))" style:apply-style-name="Arrière_20_plan_20_1" style:base-cell-address="Données.I7"/>
      <style:map style:condition="is-true-formula(IF(MOD(ROW([.I6]);1)=0;1;0))" style:apply-style-name="Arrière_20_plan_20_2" style:base-cell-address="Données.I7"/>
      <style:map style:condition="cell-content()=0" style:apply-style-name="Arrière_20_plan_20_1" style:base-cell-address="Données.I7"/>
    </style:style>
    <style:style style:name="ce24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7]);2)=0;1;0))" style:apply-style-name="Arrière_20_plan_20_1" style:base-cell-address="Données.I8"/>
      <style:map style:condition="is-true-formula(IF(MOD(ROW([.I7]);1)=0;1;0))" style:apply-style-name="Arrière_20_plan_20_2" style:base-cell-address="Données.I8"/>
      <style:map style:condition="cell-content()=0" style:apply-style-name="Arrière_20_plan_20_1" style:base-cell-address="Données.I8"/>
    </style:style>
    <style:style style:name="ce24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8]);2)=0;1;0))" style:apply-style-name="Arrière_20_plan_20_1" style:base-cell-address="Données.I9"/>
      <style:map style:condition="is-true-formula(IF(MOD(ROW([.I8]);1)=0;1;0))" style:apply-style-name="Arrière_20_plan_20_2" style:base-cell-address="Données.I9"/>
      <style:map style:condition="cell-content()=0" style:apply-style-name="Arrière_20_plan_20_1" style:base-cell-address="Données.I9"/>
    </style:style>
    <style:style style:name="ce2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9]);2)=0;1;0))" style:apply-style-name="Arrière_20_plan_20_1" style:base-cell-address="Données.I10"/>
      <style:map style:condition="is-true-formula(IF(MOD(ROW([.I9]);1)=0;1;0))" style:apply-style-name="Arrière_20_plan_20_2" style:base-cell-address="Données.I10"/>
      <style:map style:condition="cell-content()=0" style:apply-style-name="Arrière_20_plan_20_1" style:base-cell-address="Données.I10"/>
    </style:style>
    <style:style style:name="ce2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10]);2)=0;1;0))" style:apply-style-name="Arrière_20_plan_20_1" style:base-cell-address="Données.I11"/>
      <style:map style:condition="is-true-formula(IF(MOD(ROW([.I10]);1)=0;1;0))" style:apply-style-name="Arrière_20_plan_20_2" style:base-cell-address="Données.I11"/>
      <style:map style:condition="cell-content()=0" style:apply-style-name="Arrière_20_plan_20_1" style:base-cell-address="Données.I11"/>
    </style:style>
    <style:style style:name="ce2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11]);2)=0;1;0))" style:apply-style-name="Arrière_20_plan_20_1" style:base-cell-address="Données.I12"/>
      <style:map style:condition="is-true-formula(IF(MOD(ROW([.I11]);1)=0;1;0))" style:apply-style-name="Arrière_20_plan_20_2" style:base-cell-address="Données.I12"/>
      <style:map style:condition="cell-content()=0" style:apply-style-name="Arrière_20_plan_20_1" style:base-cell-address="Données.I12"/>
    </style:style>
    <style:style style:name="ce2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12]);2)=0;1;0))" style:apply-style-name="Arrière_20_plan_20_1" style:base-cell-address="Données.I13"/>
      <style:map style:condition="is-true-formula(IF(MOD(ROW([.I12]);1)=0;1;0))" style:apply-style-name="Arrière_20_plan_20_2" style:base-cell-address="Données.I13"/>
      <style:map style:condition="cell-content()=0" style:apply-style-name="Arrière_20_plan_20_1" style:base-cell-address="Données.I13"/>
    </style:style>
    <style:style style:name="ce2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3]);2)=0;1;0))" style:apply-style-name="Arrière_20_plan_20_1" style:base-cell-address="Données.J4"/>
      <style:map style:condition="is-true-formula(IF(MOD(ROW([.J3]);1)=0;1;0))" style:apply-style-name="Arrière_20_plan_20_2" style:base-cell-address="Données.J4"/>
      <style:map style:condition="cell-content()=0" style:apply-style-name="Arrière_20_plan_20_1" style:base-cell-address="Données.J4"/>
    </style:style>
    <style:style style:name="ce2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4]);2)=0;1;0))" style:apply-style-name="Arrière_20_plan_20_1" style:base-cell-address="Données.J5"/>
      <style:map style:condition="is-true-formula(IF(MOD(ROW([.J4]);1)=0;1;0))" style:apply-style-name="Arrière_20_plan_20_2" style:base-cell-address="Données.J5"/>
      <style:map style:condition="cell-content()=0" style:apply-style-name="Arrière_20_plan_20_1" style:base-cell-address="Données.J5"/>
    </style:style>
    <style:style style:name="ce2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5]);2)=0;1;0))" style:apply-style-name="Arrière_20_plan_20_1" style:base-cell-address="Données.J6"/>
      <style:map style:condition="is-true-formula(IF(MOD(ROW([.J5]);1)=0;1;0))" style:apply-style-name="Arrière_20_plan_20_2" style:base-cell-address="Données.J6"/>
      <style:map style:condition="cell-content()=0" style:apply-style-name="Arrière_20_plan_20_1" style:base-cell-address="Données.J6"/>
    </style:style>
    <style:style style:name="ce2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6]);2)=0;1;0))" style:apply-style-name="Arrière_20_plan_20_1" style:base-cell-address="Données.J7"/>
      <style:map style:condition="is-true-formula(IF(MOD(ROW([.J6]);1)=0;1;0))" style:apply-style-name="Arrière_20_plan_20_2" style:base-cell-address="Données.J7"/>
      <style:map style:condition="cell-content()=0" style:apply-style-name="Arrière_20_plan_20_1" style:base-cell-address="Données.J7"/>
    </style:style>
    <style:style style:name="ce2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7]);2)=0;1;0))" style:apply-style-name="Arrière_20_plan_20_1" style:base-cell-address="Données.J8"/>
      <style:map style:condition="is-true-formula(IF(MOD(ROW([.J7]);1)=0;1;0))" style:apply-style-name="Arrière_20_plan_20_2" style:base-cell-address="Données.J8"/>
      <style:map style:condition="cell-content()=0" style:apply-style-name="Arrière_20_plan_20_1" style:base-cell-address="Données.J8"/>
    </style:style>
    <style:style style:name="ce26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8]);2)=0;1;0))" style:apply-style-name="Arrière_20_plan_20_1" style:base-cell-address="Données.J9"/>
      <style:map style:condition="is-true-formula(IF(MOD(ROW([.J8]);1)=0;1;0))" style:apply-style-name="Arrière_20_plan_20_2" style:base-cell-address="Données.J9"/>
      <style:map style:condition="cell-content()=0" style:apply-style-name="Arrière_20_plan_20_1" style:base-cell-address="Données.J9"/>
    </style:style>
    <style:style style:name="ce26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9]);2)=0;1;0))" style:apply-style-name="Arrière_20_plan_20_1" style:base-cell-address="Données.J10"/>
      <style:map style:condition="is-true-formula(IF(MOD(ROW([.J9]);1)=0;1;0))" style:apply-style-name="Arrière_20_plan_20_2" style:base-cell-address="Données.J10"/>
      <style:map style:condition="cell-content()=0" style:apply-style-name="Arrière_20_plan_20_1" style:base-cell-address="Données.J10"/>
    </style:style>
    <style:style style:name="ce2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10]);2)=0;1;0))" style:apply-style-name="Arrière_20_plan_20_1" style:base-cell-address="Données.J11"/>
      <style:map style:condition="is-true-formula(IF(MOD(ROW([.J10]);1)=0;1;0))" style:apply-style-name="Arrière_20_plan_20_2" style:base-cell-address="Données.J11"/>
      <style:map style:condition="cell-content()=0" style:apply-style-name="Arrière_20_plan_20_1" style:base-cell-address="Données.J11"/>
    </style:style>
    <style:style style:name="ce2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11]);2)=0;1;0))" style:apply-style-name="Arrière_20_plan_20_1" style:base-cell-address="Données.J12"/>
      <style:map style:condition="is-true-formula(IF(MOD(ROW([.J11]);1)=0;1;0))" style:apply-style-name="Arrière_20_plan_20_2" style:base-cell-address="Données.J12"/>
      <style:map style:condition="cell-content()=0" style:apply-style-name="Arrière_20_plan_20_1" style:base-cell-address="Données.J12"/>
    </style:style>
    <style:style style:name="ce2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12]);2)=0;1;0))" style:apply-style-name="Arrière_20_plan_20_1" style:base-cell-address="Données.J13"/>
      <style:map style:condition="is-true-formula(IF(MOD(ROW([.J12]);1)=0;1;0))" style:apply-style-name="Arrière_20_plan_20_2" style:base-cell-address="Données.J13"/>
      <style:map style:condition="cell-content()=0" style:apply-style-name="Arrière_20_plan_20_1" style:base-cell-address="Données.J13"/>
    </style:style>
    <style:style style:name="ce26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3]);2)=0;1;0))" style:apply-style-name="Arrière_20_plan_20_1" style:base-cell-address="Données.K4"/>
      <style:map style:condition="is-true-formula(IF(MOD(ROW([.K3]);1)=0;1;0))" style:apply-style-name="Arrière_20_plan_20_2" style:base-cell-address="Données.K4"/>
      <style:map style:condition="cell-content()=0" style:apply-style-name="Arrière_20_plan_20_1" style:base-cell-address="Données.K4"/>
    </style:style>
    <style:style style:name="ce27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4]);2)=0;1;0))" style:apply-style-name="Arrière_20_plan_20_1" style:base-cell-address="Données.K5"/>
      <style:map style:condition="is-true-formula(IF(MOD(ROW([.K4]);1)=0;1;0))" style:apply-style-name="Arrière_20_plan_20_2" style:base-cell-address="Données.K5"/>
      <style:map style:condition="cell-content()=0" style:apply-style-name="Arrière_20_plan_20_1" style:base-cell-address="Données.K5"/>
    </style:style>
    <style:style style:name="ce27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5]);2)=0;1;0))" style:apply-style-name="Arrière_20_plan_20_1" style:base-cell-address="Données.K6"/>
      <style:map style:condition="is-true-formula(IF(MOD(ROW([.K5]);1)=0;1;0))" style:apply-style-name="Arrière_20_plan_20_2" style:base-cell-address="Données.K6"/>
      <style:map style:condition="cell-content()=0" style:apply-style-name="Arrière_20_plan_20_1" style:base-cell-address="Données.K6"/>
    </style:style>
    <style:style style:name="ce2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6]);2)=0;1;0))" style:apply-style-name="Arrière_20_plan_20_1" style:base-cell-address="Données.K7"/>
      <style:map style:condition="is-true-formula(IF(MOD(ROW([.K6]);1)=0;1;0))" style:apply-style-name="Arrière_20_plan_20_2" style:base-cell-address="Données.K7"/>
      <style:map style:condition="cell-content()=0" style:apply-style-name="Arrière_20_plan_20_1" style:base-cell-address="Données.K7"/>
    </style:style>
    <style:style style:name="ce27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7]);2)=0;1;0))" style:apply-style-name="Arrière_20_plan_20_1" style:base-cell-address="Données.K8"/>
      <style:map style:condition="is-true-formula(IF(MOD(ROW([.K7]);1)=0;1;0))" style:apply-style-name="Arrière_20_plan_20_2" style:base-cell-address="Données.K8"/>
      <style:map style:condition="cell-content()=0" style:apply-style-name="Arrière_20_plan_20_1" style:base-cell-address="Données.K8"/>
    </style:style>
    <style:style style:name="ce28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8]);2)=0;1;0))" style:apply-style-name="Arrière_20_plan_20_1" style:base-cell-address="Données.K9"/>
      <style:map style:condition="is-true-formula(IF(MOD(ROW([.K8]);1)=0;1;0))" style:apply-style-name="Arrière_20_plan_20_2" style:base-cell-address="Données.K9"/>
      <style:map style:condition="cell-content()=0" style:apply-style-name="Arrière_20_plan_20_1" style:base-cell-address="Données.K9"/>
    </style:style>
    <style:style style:name="ce28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9]);2)=0;1;0))" style:apply-style-name="Arrière_20_plan_20_1" style:base-cell-address="Données.K10"/>
      <style:map style:condition="is-true-formula(IF(MOD(ROW([.K9]);1)=0;1;0))" style:apply-style-name="Arrière_20_plan_20_2" style:base-cell-address="Données.K10"/>
      <style:map style:condition="cell-content()=0" style:apply-style-name="Arrière_20_plan_20_1" style:base-cell-address="Données.K10"/>
    </style:style>
    <style:style style:name="ce28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10]);2)=0;1;0))" style:apply-style-name="Arrière_20_plan_20_1" style:base-cell-address="Données.K11"/>
      <style:map style:condition="is-true-formula(IF(MOD(ROW([.K10]);1)=0;1;0))" style:apply-style-name="Arrière_20_plan_20_2" style:base-cell-address="Données.K11"/>
      <style:map style:condition="cell-content()=0" style:apply-style-name="Arrière_20_plan_20_1" style:base-cell-address="Données.K11"/>
    </style:style>
    <style:style style:name="ce28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11]);2)=0;1;0))" style:apply-style-name="Arrière_20_plan_20_1" style:base-cell-address="Données.K12"/>
      <style:map style:condition="is-true-formula(IF(MOD(ROW([.K11]);1)=0;1;0))" style:apply-style-name="Arrière_20_plan_20_2" style:base-cell-address="Données.K12"/>
      <style:map style:condition="cell-content()=0" style:apply-style-name="Arrière_20_plan_20_1" style:base-cell-address="Données.K12"/>
    </style:style>
    <style:style style:name="ce28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12]);2)=0;1;0))" style:apply-style-name="Arrière_20_plan_20_1" style:base-cell-address="Données.K13"/>
      <style:map style:condition="is-true-formula(IF(MOD(ROW([.K12]);1)=0;1;0))" style:apply-style-name="Arrière_20_plan_20_2" style:base-cell-address="Données.K13"/>
      <style:map style:condition="cell-content()=0" style:apply-style-name="Arrière_20_plan_20_1" style:base-cell-address="Données.K13"/>
    </style:style>
    <style:style style:name="ce28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3]);2)=0;1;0))" style:apply-style-name="Arrière_20_plan_20_1" style:base-cell-address="Données.L4"/>
      <style:map style:condition="is-true-formula(IF(MOD(ROW([.L3]);1)=0;1;0))" style:apply-style-name="Arrière_20_plan_20_2" style:base-cell-address="Données.L4"/>
      <style:map style:condition="cell-content()=0" style:apply-style-name="Arrière_20_plan_20_1" style:base-cell-address="Données.L4"/>
    </style:style>
    <style:style style:name="ce28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4]);2)=0;1;0))" style:apply-style-name="Arrière_20_plan_20_1" style:base-cell-address="Données.L5"/>
      <style:map style:condition="is-true-formula(IF(MOD(ROW([.L4]);1)=0;1;0))" style:apply-style-name="Arrière_20_plan_20_2" style:base-cell-address="Données.L5"/>
      <style:map style:condition="cell-content()=0" style:apply-style-name="Arrière_20_plan_20_1" style:base-cell-address="Données.L5"/>
    </style:style>
    <style:style style:name="ce28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5]);2)=0;1;0))" style:apply-style-name="Arrière_20_plan_20_1" style:base-cell-address="Données.L6"/>
      <style:map style:condition="is-true-formula(IF(MOD(ROW([.L5]);1)=0;1;0))" style:apply-style-name="Arrière_20_plan_20_2" style:base-cell-address="Données.L6"/>
      <style:map style:condition="cell-content()=0" style:apply-style-name="Arrière_20_plan_20_1" style:base-cell-address="Données.L6"/>
    </style:style>
    <style:style style:name="ce28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6]);2)=0;1;0))" style:apply-style-name="Arrière_20_plan_20_1" style:base-cell-address="Données.L7"/>
      <style:map style:condition="is-true-formula(IF(MOD(ROW([.L6]);1)=0;1;0))" style:apply-style-name="Arrière_20_plan_20_2" style:base-cell-address="Données.L7"/>
      <style:map style:condition="cell-content()=0" style:apply-style-name="Arrière_20_plan_20_1" style:base-cell-address="Données.L7"/>
    </style:style>
    <style:style style:name="ce2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7]);2)=0;1;0))" style:apply-style-name="Arrière_20_plan_20_1" style:base-cell-address="Données.L8"/>
      <style:map style:condition="is-true-formula(IF(MOD(ROW([.L7]);1)=0;1;0))" style:apply-style-name="Arrière_20_plan_20_2" style:base-cell-address="Données.L8"/>
      <style:map style:condition="cell-content()=0" style:apply-style-name="Arrière_20_plan_20_1" style:base-cell-address="Données.L8"/>
    </style:style>
    <style:style style:name="ce2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8]);2)=0;1;0))" style:apply-style-name="Arrière_20_plan_20_1" style:base-cell-address="Données.L9"/>
      <style:map style:condition="is-true-formula(IF(MOD(ROW([.L8]);1)=0;1;0))" style:apply-style-name="Arrière_20_plan_20_2" style:base-cell-address="Données.L9"/>
      <style:map style:condition="cell-content()=0" style:apply-style-name="Arrière_20_plan_20_1" style:base-cell-address="Données.L9"/>
    </style:style>
    <style:style style:name="ce29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9]);2)=0;1;0))" style:apply-style-name="Arrière_20_plan_20_1" style:base-cell-address="Données.L10"/>
      <style:map style:condition="is-true-formula(IF(MOD(ROW([.L9]);1)=0;1;0))" style:apply-style-name="Arrière_20_plan_20_2" style:base-cell-address="Données.L10"/>
      <style:map style:condition="cell-content()=0" style:apply-style-name="Arrière_20_plan_20_1" style:base-cell-address="Données.L10"/>
    </style:style>
    <style:style style:name="ce2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10]);2)=0;1;0))" style:apply-style-name="Arrière_20_plan_20_1" style:base-cell-address="Données.L11"/>
      <style:map style:condition="is-true-formula(IF(MOD(ROW([.L10]);1)=0;1;0))" style:apply-style-name="Arrière_20_plan_20_2" style:base-cell-address="Données.L11"/>
      <style:map style:condition="cell-content()=0" style:apply-style-name="Arrière_20_plan_20_1" style:base-cell-address="Données.L11"/>
    </style:style>
    <style:style style:name="ce2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11]);2)=0;1;0))" style:apply-style-name="Arrière_20_plan_20_1" style:base-cell-address="Données.L12"/>
      <style:map style:condition="is-true-formula(IF(MOD(ROW([.L11]);1)=0;1;0))" style:apply-style-name="Arrière_20_plan_20_2" style:base-cell-address="Données.L12"/>
      <style:map style:condition="cell-content()=0" style:apply-style-name="Arrière_20_plan_20_1" style:base-cell-address="Données.L12"/>
    </style:style>
    <style:style style:name="ce29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12]);2)=0;1;0))" style:apply-style-name="Arrière_20_plan_20_1" style:base-cell-address="Données.L13"/>
      <style:map style:condition="is-true-formula(IF(MOD(ROW([.L12]);1)=0;1;0))" style:apply-style-name="Arrière_20_plan_20_2" style:base-cell-address="Données.L13"/>
      <style:map style:condition="cell-content()=0" style:apply-style-name="Arrière_20_plan_20_1" style:base-cell-address="Données.L13"/>
    </style:style>
    <style:style style:name="ce296" style:family="table-cell" style:parent-style-name="Default">
      <style:table-cell-properties style:cell-protect="hidden-and-protected" style:print-content="false"/>
    </style:style>
    <style:style style:name="ce297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otation_scientifique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2" draw:name="Image 1" draw:style-name="gr2" draw:text-style-name="P2" svg:width="22.714cm" svg:height="1.84cm" svg:x="0cm" svg:y="18.4cm">
            <draw:image xlink:href="Pictures/100000000000033900000045D8CA0451A98A09C1.png" xlink:type="simple" xlink:show="embed" xlink:actuate="onLoad" loext:mime-type="image/png">
              <text:p/>
            </draw:image>
          </draw:frame>
          <draw:line draw:z-index="5" draw:style-name="gr3" draw:text-style-name="P3" svg:x1="10cm" svg:y1="19.892cm" svg:x2="9cm" svg:y2="20.887cm">
            <text:p/>
          </draw:line>
          <draw:line draw:z-index="6" draw:style-name="gr3" draw:text-style-name="P3" svg:x1="22cm" svg:y1="18.897cm" svg:x2="15.5cm" svg:y2="20.982cm">
            <text:p/>
          </draw:line>
        </table:shapes>
        <table:table-column table:style-name="co1" table:number-columns-repeated="1022" table:default-cell-style-name="ce8"/>
        <table:table-column table:style-name="co1" table:number-columns-repeated="2" table:default-cell-style-name="ce9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41"/>
          <table:covered-table-cell table:style-name="ce72"/>
          <table:covered-table-cell table:number-columns-repeated="5" table:style-name="ce73"/>
          <table:table-cell table:style-name="ce18"/>
          <table:table-cell table:style-name="ce20" table:number-columns-repeated="1013"/>
          <table:table-cell table:style-name="ce137" table:number-columns-repeated="2"/>
        </table:table-row>
        <table:table-row table:style-name="ro2">
          <table:table-cell table:style-name="ce4"/>
          <table:table-cell table:style-name="ce41"/>
          <table:table-cell table:style-name="ce72"/>
          <table:table-cell table:style-name="ce73" table:number-columns-repeated="5"/>
          <table:table-cell table:style-name="ce18"/>
          <table:table-cell table:style-name="ce20" table:number-columns-repeated="1013"/>
          <table:table-cell table:style-name="ce137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44"/>
          <table:table-cell table:style-name="ce19" table:number-columns-repeated="1016"/>
        </table:table-row>
        <table:table-row table:style-name="ro3">
          <table:table-cell table:style-name="ce6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44"/>
          <table:table-cell table:style-name="ce19" table:number-columns-repeated="1016"/>
        </table:table-row>
        <table:table-row table:style-name="ro2">
          <table:table-cell table:style-name="ce6"/>
          <table:table-cell table:style-name="ce44" table:number-columns-repeated="7"/>
          <table:table-cell table:style-name="ce19" table:number-columns-repeated="1016"/>
        </table:table-row>
        <table:table-row table:style-name="ro2">
          <table:table-cell table:style-name="ce6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44"/>
          <table:table-cell table:style-name="ce19" table:number-columns-repeated="1016"/>
        </table:table-row>
        <table:table-row table:style-name="ro2">
          <table:covered-table-cell table:style-name="ce6"/>
          <table:covered-table-cell table:number-columns-repeated="7" table:style-name="ce44"/>
          <table:table-cell table:style-name="ce19" table:number-columns-repeated="1016"/>
        </table:table-row>
        <table:table-row table:style-name="ro2">
          <table:table-cell table:style-name="ce6"/>
          <table:table-cell table:style-name="ce44" table:number-columns-repeated="7"/>
          <table:table-cell table:style-name="ce19" table:number-columns-repeated="1016"/>
        </table:table-row>
        <table:table-row table:style-name="ro4">
          <table:table-cell table:style-name="ce6"/>
          <table:table-cell table:style-name="ce62" office:value-type="string" calcext:value-type="string">
            <text:p><text:span text:style-name="T5">◊</text:span> TOUJOURS UTILISER LA DERNIÈRE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63" office:value-type="string" calcext:value-type="string">
            <text:p>VERSION DE LIBREOFFICE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62" office:value-type="string" calcext:value-type="string">
            <text:p>Ne pas utiliser la version pour un passionné de technologie 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44" table:number-columns-repeated="7"/>
          <table:table-cell table:style-name="ce19" table:number-columns-repeated="1016"/>
        </table:table-row>
        <table:table-row table:style-name="ro4">
          <table:table-cell table:style-name="ce6"/>
          <table:table-cell table:style-name="ce62" office:value-type="string" calcext:value-type="string">
            <text:p><text:span text:style-name="T5">◊</text:span> ACTIVER LES MACROS :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4">
          <table:table-cell table:style-name="ce6"/>
          <table:table-cell table:style-name="ce63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4">
          <table:table-cell table:style-name="ce6"/>
          <table:table-cell table:style-name="ce44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44" office:value-type="string" calcext:value-type="string">
            <text:p>Après la première activation :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44" office:value-type="string" calcext:value-type="string">
            <text:p>fermer le fichier puis le rouvrir.</text:p>
          </table:table-cell>
          <table:table-cell table:style-name="ce44" table:number-columns-repeated="6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44" table:number-columns-repeated="7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7" table:number-columns-repeated="8"/>
          <table:table-cell table:number-columns-repeated="1016"/>
        </table:table-row>
        <table:table-row table:style-name="ro5">
          <table:table-cell table:style-name="ce55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7"/>
          <table:table-cell table:number-columns-repeated="1016"/>
        </table:table-row>
        <table:table-row table:style-name="ro5">
          <table:covered-table-cell table:style-name="ce13"/>
          <table:covered-table-cell table:number-columns-repeated="7" table:style-name="ce7"/>
          <table:table-cell table:number-columns-repeated="1016"/>
        </table:table-row>
        <table:table-row table:style-name="ro5">
          <table:table-cell table:style-name="ce13"/>
          <table:table-cell table:style-name="ce7" table:number-columns-repeated="7"/>
          <table:table-cell table:number-columns-repeated="1016"/>
        </table:table-row>
        <table:table-row table:style-name="ro5">
          <table:table-cell table:style-name="ce14"/>
          <table:table-cell table:style-name="ce65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6" table:end-x="0.293cm" table:end-y="0.016cm" draw:z-index="3" draw:style-name="gr4" draw:text-style-name="P4" svg:width="3.399cm" svg:height="0.655cm" svg:x="1.41cm" svg:y="0.421cm" draw:control="control3"/>
          </table:table-cell>
          <table:table-cell table:number-columns-repeated="2"/>
          <table:table-cell>
            <draw:control table:end-cell-address="Aide.F26" table:end-x="1.501cm" table:end-y="0.054cm" draw:z-index="4" draw:style-name="gr4" draw:text-style-name="P4" svg:width="3.491cm" svg:height="0.775cm" svg:x="0.269cm" svg:y="0.339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9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10"/>
          <table:table-cell table:number-columns-repeated="1023"/>
        </table:table-row>
        <table:table-row table:style-name="ro6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2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8"/>
          <table:table-cell table:number-columns-repeated="1018"/>
        </table:table-row>
        <table:table-row table:style-name="ro5">
          <table:table-cell table:style-name="ce38" office:value-type="string" calcext:value-type="string" table:number-columns-spanned="2" table:number-rows-spanned="1">
            <text:p>Bonne réponse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Mauvaise réponse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Absence de réponse</text:p>
          </table:table-cell>
          <table:covered-table-cell table:style-name="ce68"/>
          <table:table-cell table:number-columns-repeated="1018"/>
        </table:table-row>
        <table:table-row table:style-name="ro5">
          <table:table-cell table:style-name="ce38" office:value-type="string" calcext:value-type="string" table:number-columns-spanned="2" table:number-rows-spanned="1">
            <text:p>+ 1 point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- 0,5 point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0 point</text:p>
          </table:table-cell>
          <table:covered-table-cell table:style-name="ce68"/>
          <table:table-cell table:number-columns-repeated="1018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tation scientifique" table:style-name="ta2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otation scientifique'.D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Notation scientifique'.G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otation_scientifique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501cm" svg:height="1.6cm" svg:x="45.463cm" svg:y="16.3cm" draw:control="control5"/>
          <draw:control draw:z-index="1" draw:style-name="gr4" draw:text-style-name="P1" svg:width="4.532cm" svg:height="1.6cm" svg:x="50.591cm" svg:y="16.3cm" draw:control="control6"/>
          <draw:control draw:z-index="2" draw:style-name="gr1" draw:text-style-name="P1" svg:width="4.247cm" svg:height="1.5cm" svg:x="0.553cm" svg:y="16.3cm" draw:control="control7"/>
          <draw:control draw:z-index="3" draw:style-name="gr1" draw:text-style-name="P1" svg:width="11.496cm" svg:height="1.5cm" svg:x="5.5cm" svg:y="16.327cm" draw:control="control8"/>
        </table:shapes>
        <table:table-column table:style-name="co2" table:default-cell-style-name="ce118"/>
        <table:table-column table:style-name="co3" table:default-cell-style-name="ce118"/>
        <table:table-column table:style-name="co4" table:default-cell-style-name="ce118"/>
        <table:table-column table:style-name="co5" table:default-cell-style-name="ce118"/>
        <table:table-column table:style-name="co4" table:default-cell-style-name="ce118"/>
        <table:table-column table:style-name="co6" table:default-cell-style-name="ce118"/>
        <table:table-column table:style-name="co7" table:default-cell-style-name="ce118"/>
        <table:table-column table:style-name="co2" table:default-cell-style-name="ce118"/>
        <table:table-column table:style-name="co8" table:default-cell-style-name="ce118"/>
        <table:table-column table:style-name="co4" table:default-cell-style-name="ce118"/>
        <table:table-column table:style-name="co5" table:default-cell-style-name="ce118"/>
        <table:table-column table:style-name="co4" table:default-cell-style-name="ce118"/>
        <table:table-column table:style-name="co9" table:default-cell-style-name="ce118"/>
        <table:table-column table:style-name="co7" table:default-cell-style-name="ce118"/>
        <table:table-column table:style-name="co1" table:number-columns-repeated="50" table:default-cell-style-name="ce118"/>
        <table:table-row table:style-name="ro7">
          <table:table-cell table:style-name="ce89" office:value-type="string" calcext:value-type="string" table:number-columns-spanned="12" table:number-rows-spanned="2">
            <text:p>KELLER Stéphane <text:s/>– Lycée agricole Louis Pasteur</text:p>
          </table:table-cell>
          <table:covered-table-cell table:number-columns-repeated="2" table:style-name="ce3"/>
          <table:covered-table-cell table:number-columns-repeated="2" table:style-name="ce91"/>
          <table:covered-table-cell table:number-columns-repeated="7" table:style-name="ce140"/>
          <table:table-cell table:style-name="ce51" table:formula="of:=IF([.$D$26];COUNTIF([.$F$4:.$F$13];&quot;VRAI&quot;)+COUNTIF([.$M$4:.$M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28"/>
          <table:table-cell table:number-columns-repeated="49"/>
        </table:table-row>
        <table:table-row table:style-name="ro7">
          <table:covered-table-cell table:style-name="ce138"/>
          <table:covered-table-cell table:number-columns-repeated="2" table:style-name="ce89"/>
          <table:covered-table-cell table:number-columns-repeated="2" table:style-name="ce91"/>
          <table:covered-table-cell table:number-columns-repeated="9" table:style-name="ce140"/>
          <table:table-cell table:style-name="ce28"/>
          <table:table-cell table:number-columns-repeated="49"/>
        </table:table-row>
        <table:table-row table:style-name="ro7">
          <table:table-cell table:style-name="ce91" office:value-type="string" calcext:value-type="string">
            <text:p>N°</text:p>
          </table:table-cell>
          <table:table-cell table:style-name="ce91" office:value-type="string" calcext:value-type="string">
            <text:p>Nombre</text:p>
          </table:table-cell>
          <table:table-cell table:style-name="ce91" office:value-type="string" calcext:value-type="string">
            <text:p>a</text:p>
          </table:table-cell>
          <table:table-cell table:style-name="ce149" office:value-type="string" calcext:value-type="string">
            <text:p>.10^</text:p>
          </table:table-cell>
          <table:table-cell table:style-name="ce91" office:value-type="string" calcext:value-type="string">
            <text:p>n</text:p>
          </table:table-cell>
          <table:table-cell table:style-name="ce140" office:value-type="string" calcext:value-type="string">
            <text:p>V/F</text:p>
          </table:table-cell>
          <table:table-cell table:style-name="ce140" office:value-type="string" calcext:value-type="string">
            <text:p>R</text:p>
          </table:table-cell>
          <table:table-cell table:style-name="ce91" office:value-type="string" calcext:value-type="string">
            <text:p>N°</text:p>
          </table:table-cell>
          <table:table-cell table:style-name="ce91" office:value-type="string" calcext:value-type="string">
            <text:p>Nombre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string" calcext:value-type="string">
            <text:p>.10^</text:p>
          </table:table-cell>
          <table:table-cell table:style-name="ce91" office:value-type="string" calcext:value-type="string">
            <text:p>n</text:p>
          </table:table-cell>
          <table:table-cell table:style-name="ce140" office:value-type="string" calcext:value-type="string">
            <text:p>V/F</text:p>
          </table:table-cell>
          <table:table-cell table:style-name="ce140" office:value-type="string" calcext:value-type="string">
            <text:p>R</text:p>
          </table:table-cell>
          <table:table-cell table:style-name="ce3"/>
          <table:table-cell table:number-columns-repeated="49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Données.D$1:.D$1048576];[Données.F4]+3; )" office:value-type="string" office:string-value="11400ᴇ30" calcext:value-type="string">
            <text:p>11400ᴇ30</text:p>
          </table:table-cell>
          <table:table-cell table:style-name="ce34"/>
          <table:table-cell table:style-name="ce45" table:formula="of:=IF(ISBLANK([.E4]);&quot;&quot;;&quot;ᴇ&quot;)">
            <text:p/>
          </table:table-cell>
          <table:table-cell table:style-name="ce164"/>
          <table:table-cell table:style-name="ce24" table:formula="of:=IF([.$D$26];IF([.C4]*10^[.E4]=INDEX([$Données.$E$4:.$E$13];[$Données.F4]);&quot;VRAI&quot;;&quot;FAUX&quot;);&quot;&quot;)">
            <text:p/>
          </table:table-cell>
          <table:table-cell table:style-name="ce181" table:formula="of:=IF(AND([.$D$26];[.$G$26]);INDEX([$Données.$E$4:.$E$13];[$Données.F4]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Données.J$1:.J$1048576];[Données.L4]+3; )" office:value-type="string" office:string-value="0,0185ᴇ25" calcext:value-type="string">
            <text:p>0,0185ᴇ25</text:p>
          </table:table-cell>
          <table:table-cell table:style-name="ce34"/>
          <table:table-cell table:style-name="ce45" table:formula="of:=IF(ISBLANK([.L4]);&quot;&quot;;&quot;ᴇ&quot;)">
            <text:p/>
          </table:table-cell>
          <table:table-cell table:style-name="ce164"/>
          <table:table-cell table:style-name="ce78" table:formula="of:=IF([.$D$26];IF([.J4]*10^[.L4]=INDEX([$Données.$K$4:.$K$13];[$Données.L4]);&quot;VRAI&quot;;&quot;FAUX&quot;);&quot;&quot;)">
            <text:p/>
          </table:table-cell>
          <table:table-cell table:style-name="ce210" table:formula="of:=IF(AND([.$D$26];[.$G$26]);INDEX([$Données.$K$4:.$K$13];[$Données.L4]);&quot;&quot;)">
            <text:p/>
          </table:table-cell>
          <table:table-cell table:style-name="ce3"/>
          <table:table-cell table:number-columns-repeated="49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15" table:formula="of:=INDEX([Données.D$1:.D$1048576];[Données.F5]+3; )" office:value-type="string" office:string-value="9390ᴇ(-72)" calcext:value-type="string">
            <text:p>9390ᴇ(-72)</text:p>
          </table:table-cell>
          <table:table-cell table:style-name="ce34"/>
          <table:table-cell table:style-name="ce45" table:formula="of:=IF(ISBLANK([.E5]);&quot;&quot;;&quot;ᴇ&quot;)">
            <text:p/>
          </table:table-cell>
          <table:table-cell table:style-name="ce164"/>
          <table:table-cell table:style-name="ce27" table:formula="of:=IF([.$D$26];IF([.C5]*10^[.E5]=INDEX([$Données.$E$4:.$E$13];[$Données.F5]);&quot;VRAI&quot;;&quot;FAUX&quot;);&quot;&quot;)">
            <text:p/>
          </table:table-cell>
          <table:table-cell table:style-name="ce182" table:formula="of:=IF(AND([.$D$26];[.$G$26]);INDEX([$Données.$E$4:.$E$13];[$Données.F5]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15" table:formula="of:=INDEX([Données.J$1:.J$1048576];[Données.L5]+3; )" office:value-type="string" office:string-value="1,81ᴇ92" calcext:value-type="string">
            <text:p>1,81ᴇ92</text:p>
          </table:table-cell>
          <table:table-cell table:style-name="ce34"/>
          <table:table-cell table:style-name="ce45" table:formula="of:=IF(ISBLANK([.L5]);&quot;&quot;;&quot;ᴇ&quot;)">
            <text:p/>
          </table:table-cell>
          <table:table-cell table:style-name="ce164"/>
          <table:table-cell table:style-name="ce79" table:formula="of:=IF([.$D$26];IF([.J5]*10^[.L5]=INDEX([$Données.$K$4:.$K$13];[$Données.L5]);&quot;VRAI&quot;;&quot;FAUX&quot;);&quot;&quot;)">
            <text:p/>
          </table:table-cell>
          <table:table-cell table:style-name="ce211" table:formula="of:=IF(AND([.$D$26];[.$G$26]);INDEX([$Données.$K$4:.$K$13];[$Données.L5]);&quot;&quot;)">
            <text:p/>
          </table:table-cell>
          <table:table-cell table:style-name="ce3"/>
          <table:table-cell table:number-columns-repeated="49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Données.D$1:.D$1048576];[Données.F6]+3; )" office:value-type="string" office:string-value="14,63ᴇ(-13)" calcext:value-type="string">
            <text:p>14,63ᴇ(-13)</text:p>
          </table:table-cell>
          <table:table-cell table:style-name="ce34"/>
          <table:table-cell table:style-name="ce45" table:formula="of:=IF(ISBLANK([.E6]);&quot;&quot;;&quot;ᴇ&quot;)">
            <text:p/>
          </table:table-cell>
          <table:table-cell table:style-name="ce164"/>
          <table:table-cell table:style-name="ce29" table:formula="of:=IF([.$D$26];IF([.C6]*10^[.E6]=INDEX([$Données.$E$4:.$E$13];[$Données.F6]);&quot;VRAI&quot;;&quot;FAUX&quot;);&quot;&quot;)">
            <text:p/>
          </table:table-cell>
          <table:table-cell table:style-name="ce183" table:formula="of:=IF(AND([.$D$26];[.$G$26]);INDEX([$Données.$E$4:.$E$13];[$Données.F6]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Données.J$1:.J$1048576];[Données.L6]+3; )" office:value-type="string" office:string-value="94,8ᴇ63" calcext:value-type="string">
            <text:p>94,8ᴇ63</text:p>
          </table:table-cell>
          <table:table-cell table:style-name="ce34"/>
          <table:table-cell table:style-name="ce45" table:formula="of:=IF(ISBLANK([.L6]);&quot;&quot;;&quot;ᴇ&quot;)">
            <text:p/>
          </table:table-cell>
          <table:table-cell table:style-name="ce164"/>
          <table:table-cell table:style-name="ce80" table:formula="of:=IF([.$D$26];IF([.J6]*10^[.L6]=INDEX([$Données.$K$4:.$K$13];[$Données.L6]);&quot;VRAI&quot;;&quot;FAUX&quot;);&quot;&quot;)">
            <text:p/>
          </table:table-cell>
          <table:table-cell table:style-name="ce212" table:formula="of:=IF(AND([.$D$26];[.$G$26]);INDEX([$Données.$K$4:.$K$13];[$Données.L6]);&quot;&quot;)">
            <text:p/>
          </table:table-cell>
          <table:table-cell table:style-name="ce3"/>
          <table:table-cell table:number-columns-repeated="49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15" table:formula="of:=INDEX([Données.D$1:.D$1048576];[Données.F7]+3; )" office:value-type="string" office:string-value="10,17ᴇ21" calcext:value-type="string">
            <text:p>10,17ᴇ21</text:p>
          </table:table-cell>
          <table:table-cell table:style-name="ce34"/>
          <table:table-cell table:style-name="ce45" table:formula="of:=IF(ISBLANK([.E7]);&quot;&quot;;&quot;ᴇ&quot;)">
            <text:p/>
          </table:table-cell>
          <table:table-cell table:style-name="ce164"/>
          <table:table-cell table:style-name="ce30" table:formula="of:=IF([.$D$26];IF([.C7]*10^[.E7]=INDEX([$Données.$E$4:.$E$13];[$Données.F7]);&quot;VRAI&quot;;&quot;FAUX&quot;);&quot;&quot;)">
            <text:p/>
          </table:table-cell>
          <table:table-cell table:style-name="ce184" table:formula="of:=IF(AND([.$D$26];[.$G$26]);INDEX([$Données.$E$4:.$E$13];[$Données.F7]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15" table:formula="of:=INDEX([Données.J$1:.J$1048576];[Données.L7]+3; )" office:value-type="string" office:string-value="0,000114ᴇ(-98)" calcext:value-type="string">
            <text:p>0,000114ᴇ(-98)</text:p>
          </table:table-cell>
          <table:table-cell table:style-name="ce34"/>
          <table:table-cell table:style-name="ce45" table:formula="of:=IF(ISBLANK([.L7]);&quot;&quot;;&quot;ᴇ&quot;)">
            <text:p/>
          </table:table-cell>
          <table:table-cell table:style-name="ce164"/>
          <table:table-cell table:style-name="ce81" table:formula="of:=IF([.$D$26];IF([.J7]*10^[.L7]=INDEX([$Données.$K$4:.$K$13];[$Données.L7]);&quot;VRAI&quot;;&quot;FAUX&quot;);&quot;&quot;)">
            <text:p/>
          </table:table-cell>
          <table:table-cell table:style-name="ce213" table:formula="of:=IF(AND([.$D$26];[.$G$26]);INDEX([$Données.$K$4:.$K$13];[$Données.L7]);&quot;&quot;)">
            <text:p/>
          </table:table-cell>
          <table:table-cell table:number-columns-repeated="50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Données.D$1:.D$1048576];[Données.F8]+3; )" office:value-type="string" office:string-value="333ᴇ52" calcext:value-type="string">
            <text:p>333ᴇ52</text:p>
          </table:table-cell>
          <table:table-cell table:style-name="ce34"/>
          <table:table-cell table:style-name="ce45" table:formula="of:=IF(ISBLANK([.E8]);&quot;&quot;;&quot;ᴇ&quot;)">
            <text:p/>
          </table:table-cell>
          <table:table-cell table:style-name="ce164"/>
          <table:table-cell table:style-name="ce31" table:formula="of:=IF([.$D$26];IF([.C8]*10^[.E8]=INDEX([$Données.$E$4:.$E$13];[$Données.F8]);&quot;VRAI&quot;;&quot;FAUX&quot;);&quot;&quot;)">
            <text:p/>
          </table:table-cell>
          <table:table-cell table:style-name="ce185" table:formula="of:=IF(AND([.$D$26];[.$G$26]);INDEX([$Données.$E$4:.$E$13];[$Données.F8]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Données.J$1:.J$1048576];[Données.L8]+3; )" office:value-type="string" office:string-value="0,00913ᴇ(-2)" calcext:value-type="string">
            <text:p>0,00913ᴇ(-2)</text:p>
          </table:table-cell>
          <table:table-cell table:style-name="ce34"/>
          <table:table-cell table:style-name="ce45" table:formula="of:=IF(ISBLANK([.L8]);&quot;&quot;;&quot;ᴇ&quot;)">
            <text:p/>
          </table:table-cell>
          <table:table-cell table:style-name="ce164"/>
          <table:table-cell table:style-name="ce82" table:formula="of:=IF([.$D$26];IF([.J8]*10^[.L8]=INDEX([$Données.$K$4:.$K$13];[$Données.L8]);&quot;VRAI&quot;;&quot;FAUX&quot;);&quot;&quot;)">
            <text:p/>
          </table:table-cell>
          <table:table-cell table:style-name="ce215" table:formula="of:=IF(AND([.$D$26];[.$G$26]);INDEX([$Données.$K$4:.$K$13];[$Données.L8]);&quot;&quot;)">
            <text:p/>
          </table:table-cell>
          <table:table-cell table:number-columns-repeated="50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15" table:formula="of:=INDEX([Données.D$1:.D$1048576];[Données.F9]+3; )" office:value-type="string" office:string-value="79,8ᴇ(-26)" calcext:value-type="string">
            <text:p>79,8ᴇ(-26)</text:p>
          </table:table-cell>
          <table:table-cell table:style-name="ce34"/>
          <table:table-cell table:style-name="ce45" table:formula="of:=IF(ISBLANK([.E9]);&quot;&quot;;&quot;ᴇ&quot;)">
            <text:p/>
          </table:table-cell>
          <table:table-cell table:style-name="ce164"/>
          <table:table-cell table:style-name="ce32" table:formula="of:=IF([.$D$26];IF([.C9]*10^[.E9]=INDEX([$Données.$E$4:.$E$13];[$Données.F9]);&quot;VRAI&quot;;&quot;FAUX&quot;);&quot;&quot;)">
            <text:p/>
          </table:table-cell>
          <table:table-cell table:style-name="ce186" table:formula="of:=IF(AND([.$D$26];[.$G$26]);INDEX([$Données.$E$4:.$E$13];[$Données.F9]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15" table:formula="of:=INDEX([Données.J$1:.J$1048576];[Données.L9]+3; )" office:value-type="string" office:string-value="74,2ᴇ58" calcext:value-type="string">
            <text:p>74,2ᴇ58</text:p>
          </table:table-cell>
          <table:table-cell table:style-name="ce34"/>
          <table:table-cell table:style-name="ce45" table:formula="of:=IF(ISBLANK([.L9]);&quot;&quot;;&quot;ᴇ&quot;)">
            <text:p/>
          </table:table-cell>
          <table:table-cell table:style-name="ce164"/>
          <table:table-cell table:style-name="ce83" table:formula="of:=IF([.$D$26];IF([.J9]*10^[.L9]=INDEX([$Données.$K$4:.$K$13];[$Données.L9]);&quot;VRAI&quot;;&quot;FAUX&quot;);&quot;&quot;)">
            <text:p/>
          </table:table-cell>
          <table:table-cell table:style-name="ce221" table:formula="of:=IF(AND([.$D$26];[.$G$26]);INDEX([$Données.$K$4:.$K$13];[$Données.L9]);&quot;&quot;)">
            <text:p/>
          </table:table-cell>
          <table:table-cell table:number-columns-repeated="50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Données.D$1:.D$1048576];[Données.F10]+3; )" office:value-type="string" office:string-value="1,27ᴇ98" calcext:value-type="string">
            <text:p>1,27ᴇ98</text:p>
          </table:table-cell>
          <table:table-cell table:style-name="ce34"/>
          <table:table-cell table:style-name="ce45" table:formula="of:=IF(ISBLANK([.E10]);&quot;&quot;;&quot;ᴇ&quot;)">
            <text:p/>
          </table:table-cell>
          <table:table-cell table:style-name="ce164"/>
          <table:table-cell table:style-name="ce33" table:formula="of:=IF([.$D$26];IF([.C10]*10^[.E10]=INDEX([$Données.$E$4:.$E$13];[$Données.F10]);&quot;VRAI&quot;;&quot;FAUX&quot;);&quot;&quot;)">
            <text:p/>
          </table:table-cell>
          <table:table-cell table:style-name="ce187" table:formula="of:=IF(AND([.$D$26];[.$G$26]);INDEX([$Données.$E$4:.$E$13];[$Données.F10]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Données.J$1:.J$1048576];[Données.L10]+3; )" office:value-type="string" office:string-value="0,000099ᴇ53" calcext:value-type="string">
            <text:p>0,000099ᴇ53</text:p>
          </table:table-cell>
          <table:table-cell table:style-name="ce34"/>
          <table:table-cell table:style-name="ce45" table:formula="of:=IF(ISBLANK([.L10]);&quot;&quot;;&quot;ᴇ&quot;)">
            <text:p/>
          </table:table-cell>
          <table:table-cell table:style-name="ce164"/>
          <table:table-cell table:style-name="ce84" table:formula="of:=IF([.$D$26];IF([.J10]*10^[.L10]=INDEX([$Données.$K$4:.$K$13];[$Données.L10]);&quot;VRAI&quot;;&quot;FAUX&quot;);&quot;&quot;)">
            <text:p/>
          </table:table-cell>
          <table:table-cell table:style-name="ce228" table:formula="of:=IF(AND([.$D$26];[.$G$26]);INDEX([$Données.$K$4:.$K$13];[$Données.L10]);&quot;&quot;)">
            <text:p/>
          </table:table-cell>
          <table:table-cell table:number-columns-repeated="50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15" table:formula="of:=INDEX([Données.D$1:.D$1048576];[Données.F11]+3; )" office:value-type="string" office:string-value="86,12ᴇ1" calcext:value-type="string">
            <text:p>86,12ᴇ1</text:p>
          </table:table-cell>
          <table:table-cell table:style-name="ce34"/>
          <table:table-cell table:style-name="ce45" table:formula="of:=IF(ISBLANK([.E11]);&quot;&quot;;&quot;ᴇ&quot;)">
            <text:p/>
          </table:table-cell>
          <table:table-cell table:style-name="ce164"/>
          <table:table-cell table:style-name="ce35" table:formula="of:=IF([.$D$26];IF([.C11]*10^[.E11]=INDEX([$Données.$E$4:.$E$13];[$Données.F11]);&quot;VRAI&quot;;&quot;FAUX&quot;);&quot;&quot;)">
            <text:p/>
          </table:table-cell>
          <table:table-cell table:style-name="ce188" table:formula="of:=IF(AND([.$D$26];[.$G$26]);INDEX([$Données.$E$4:.$E$13];[$Données.F11]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15" table:formula="of:=INDEX([Données.J$1:.J$1048576];[Données.L11]+3; )" office:value-type="string" office:string-value="94,3ᴇ(-54)" calcext:value-type="string">
            <text:p>94,3ᴇ(-54)</text:p>
          </table:table-cell>
          <table:table-cell table:style-name="ce34"/>
          <table:table-cell table:style-name="ce45" table:formula="of:=IF(ISBLANK([.L11]);&quot;&quot;;&quot;ᴇ&quot;)">
            <text:p/>
          </table:table-cell>
          <table:table-cell table:style-name="ce164"/>
          <table:table-cell table:style-name="ce85" table:formula="of:=IF([.$D$26];IF([.J11]*10^[.L11]=INDEX([$Données.$K$4:.$K$13];[$Données.L11]);&quot;VRAI&quot;;&quot;FAUX&quot;);&quot;&quot;)">
            <text:p/>
          </table:table-cell>
          <table:table-cell table:style-name="ce229" table:formula="of:=IF(AND([.$D$26];[.$G$26]);INDEX([$Données.$K$4:.$K$13];[$Données.L11]);&quot;&quot;)">
            <text:p/>
          </table:table-cell>
          <table:table-cell table:number-columns-repeated="50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Données.D$1:.D$1048576];[Données.F12]+3; )" office:value-type="string" office:string-value="25,64ᴇ88" calcext:value-type="string">
            <text:p>25,64ᴇ88</text:p>
          </table:table-cell>
          <table:table-cell table:style-name="ce34"/>
          <table:table-cell table:style-name="ce45" table:formula="of:=IF(ISBLANK([.E12]);&quot;&quot;;&quot;ᴇ&quot;)">
            <text:p/>
          </table:table-cell>
          <table:table-cell table:style-name="ce164"/>
          <table:table-cell table:style-name="ce36" table:formula="of:=IF([.$D$26];IF([.C12]*10^[.E12]=INDEX([$Données.$E$4:.$E$13];[$Données.F12]);&quot;VRAI&quot;;&quot;FAUX&quot;);&quot;&quot;)">
            <text:p/>
          </table:table-cell>
          <table:table-cell table:style-name="ce189" table:formula="of:=IF(AND([.$D$26];[.$G$26]);INDEX([$Données.$E$4:.$E$13];[$Données.F12]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Données.J$1:.J$1048576];[Données.L12]+3; )" office:value-type="string" office:string-value="0,657ᴇ(-59)" calcext:value-type="string">
            <text:p>0,657ᴇ(-59)</text:p>
          </table:table-cell>
          <table:table-cell table:style-name="ce34"/>
          <table:table-cell table:style-name="ce45" table:formula="of:=IF(ISBLANK([.L12]);&quot;&quot;;&quot;ᴇ&quot;)">
            <text:p/>
          </table:table-cell>
          <table:table-cell table:style-name="ce164"/>
          <table:table-cell table:style-name="ce86" table:formula="of:=IF([.$D$26];IF([.J12]*10^[.L12]=INDEX([$Données.$K$4:.$K$13];[$Données.L12]);&quot;VRAI&quot;;&quot;FAUX&quot;);&quot;&quot;)">
            <text:p/>
          </table:table-cell>
          <table:table-cell table:style-name="ce230" table:formula="of:=IF(AND([.$D$26];[.$G$26]);INDEX([$Données.$K$4:.$K$13];[$Données.L12]);&quot;&quot;)">
            <text:p/>
          </table:table-cell>
          <table:table-cell table:number-columns-repeated="50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15" table:formula="of:=INDEX([Données.D$1:.D$1048576];[Données.F13]+3; )" office:value-type="string" office:string-value="34,35ᴇ1" calcext:value-type="string">
            <text:p>34,35ᴇ1</text:p>
          </table:table-cell>
          <table:table-cell table:style-name="ce34"/>
          <table:table-cell table:style-name="ce45" table:formula="of:=IF(ISBLANK([.E13]);&quot;&quot;;&quot;ᴇ&quot;)">
            <text:p/>
          </table:table-cell>
          <table:table-cell table:style-name="ce164"/>
          <table:table-cell table:style-name="ce37" table:formula="of:=IF([.$D$26];IF([.C13]*10^[.E13]=INDEX([$Données.$E$4:.$E$13];[$Données.F13]);&quot;VRAI&quot;;&quot;FAUX&quot;);&quot;&quot;)">
            <text:p/>
          </table:table-cell>
          <table:table-cell table:style-name="ce192" table:formula="of:=IF(AND([.$D$26];[.$G$26]);INDEX([$Données.$E$4:.$E$13];[$Données.F13]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INDEX([Données.J$1:.J$1048576];[Données.L13]+3; )" office:value-type="string" office:string-value="4,71ᴇ1" calcext:value-type="string">
            <text:p>4,71ᴇ1</text:p>
          </table:table-cell>
          <table:table-cell table:style-name="ce34"/>
          <table:table-cell table:style-name="ce45" table:formula="of:=IF(ISBLANK([.L13]);&quot;&quot;;&quot;ᴇ&quot;)">
            <text:p/>
          </table:table-cell>
          <table:table-cell table:style-name="ce164"/>
          <table:table-cell table:style-name="ce87" table:formula="of:=IF([.$D$26];IF([.J13]*10^[.L13]=INDEX([$Données.$K$4:.$K$13];[$Données.L13]);&quot;VRAI&quot;;&quot;FAUX&quot;);&quot;&quot;)">
            <text:p/>
          </table:table-cell>
          <table:table-cell table:style-name="ce231" table:formula="of:=IF(AND([.$D$26];[.$G$26]);INDEX([$Données.$K$4:.$K$13];[$Données.L13]);&quot;&quot;)">
            <text:p/>
          </table:table-cell>
          <table:table-cell table:number-columns-repeated="50"/>
        </table:table-row>
        <table:table-row table:style-name="ro7">
          <table:table-cell table:style-name="ce116" table:number-columns-repeated="3"/>
          <table:table-cell table:number-columns-repeated="2"/>
          <table:table-cell table:style-name="ce116" table:number-columns-repeated="9"/>
          <table:table-cell table:style-name="ce56"/>
          <table:table-cell table:number-columns-repeated="49"/>
        </table:table-row>
        <table:table-row table:style-name="ro7">
          <table:table-cell table:style-name="ce116" table:number-columns-repeated="3"/>
          <table:table-cell table:style-name="ce120" office:value-type="string" calcext:value-type="string">
            <text:p>0</text:p>
          </table:table-cell>
          <table:table-cell/>
          <table:table-cell table:style-name="ce116" table:number-columns-repeated="9"/>
          <table:table-cell table:style-name="ce56"/>
          <table:table-cell table:number-columns-repeated="49"/>
        </table:table-row>
        <table:table-row table:style-name="ro7">
          <table:table-cell table:style-name="ce135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116"/>
          <table:covered-table-cell table:number-columns-repeated="2"/>
          <table:covered-table-cell table:number-columns-repeated="9" table:style-name="ce176"/>
          <table:table-cell table:number-columns-repeated="50"/>
        </table:table-row>
        <table:table-row table:style-name="ro7">
          <table:table-cell table:style-name="ce116" table:number-columns-repeated="3"/>
          <table:table-cell table:number-columns-repeated="61"/>
        </table:table-row>
        <table:table-row table:style-name="ro7">
          <table:table-cell table:style-name="ce116" table:number-columns-repeated="3"/>
          <table:table-cell table:number-columns-repeated="5"/>
          <table:table-cell table:style-name="ce47"/>
          <table:table-cell table:number-columns-repeated="55"/>
        </table:table-row>
        <table:table-row table:style-name="ro7" table:number-rows-repeated="7">
          <table:table-cell table:style-name="ce116" table:number-columns-repeated="3"/>
          <table:table-cell table:number-columns-repeated="61"/>
        </table:table-row>
        <table:table-row table:style-name="ro7">
          <table:table-cell table:style-name="ce116" table:number-columns-repeated="3"/>
          <table:table-cell table:style-name="ce153" office:value-type="boolean" office:boolean-value="false" calcext:value-type="boolean">
            <text:p>FAUX</text:p>
          </table:table-cell>
          <table:table-cell table:style-name="ce153"/>
          <table:table-cell/>
          <table:table-cell table:style-name="ce153" office:value-type="boolean" office:boolean-value="false" calcext:value-type="boolean">
            <text:p>FAUX</text:p>
          </table:table-cell>
          <table:table-cell table:number-columns-repeated="57"/>
        </table:table-row>
        <table:table-row table:style-name="ro7" table:number-rows-repeated="63">
          <table:table-cell table:style-name="ce116" table:number-columns-repeated="3"/>
          <table:table-cell table:number-columns-repeated="61"/>
        </table:table-row>
        <table:table-row table:style-name="ro7" table:number-rows-repeated="1048486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otation scientifique'.G4:'Notation scientifique'.G4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5:'Notation scientifique'.G5">
            <calcext:condition calcext:apply-style-name="VRAI" calcext:value="formula-is(IF([.F5]=&quot;VRAI&quot;))" calcext:base-cell-address="'Notation scientifique'.G5"/>
            <calcext:condition calcext:apply-style-name="FAUX" calcext:value="formula-is(IF([.F5]=&quot;FAUX&quot;))" calcext:base-cell-address="'Notation scientifique'.G5"/>
          </calcext:conditional-format>
          <calcext:conditional-format calcext:target-range-address="'Notation scientifique'.G6:'Notation scientifique'.G6">
            <calcext:condition calcext:apply-style-name="VRAI" calcext:value="formula-is(IF([.F6]=&quot;VRAI&quot;))" calcext:base-cell-address="'Notation scientifique'.G6"/>
            <calcext:condition calcext:apply-style-name="FAUX" calcext:value="formula-is(IF([.F6]=&quot;FAUX&quot;))" calcext:base-cell-address="'Notation scientifique'.G6"/>
          </calcext:conditional-format>
          <calcext:conditional-format calcext:target-range-address="'Notation scientifique'.G7:'Notation scientifique'.G7">
            <calcext:condition calcext:apply-style-name="VRAI" calcext:value="formula-is(IF([.F7]=&quot;VRAI&quot;))" calcext:base-cell-address="'Notation scientifique'.G7"/>
            <calcext:condition calcext:apply-style-name="FAUX" calcext:value="formula-is(IF([.F7]=&quot;FAUX&quot;))" calcext:base-cell-address="'Notation scientifique'.G7"/>
          </calcext:conditional-format>
          <calcext:conditional-format calcext:target-range-address="'Notation scientifique'.G8:'Notation scientifique'.G8">
            <calcext:condition calcext:apply-style-name="VRAI" calcext:value="formula-is(IF([.F8]=&quot;VRAI&quot;))" calcext:base-cell-address="'Notation scientifique'.G8"/>
            <calcext:condition calcext:apply-style-name="FAUX" calcext:value="formula-is(IF([.F8]=&quot;FAUX&quot;))" calcext:base-cell-address="'Notation scientifique'.G8"/>
          </calcext:conditional-format>
          <calcext:conditional-format calcext:target-range-address="'Notation scientifique'.G9:'Notation scientifique'.G9">
            <calcext:condition calcext:apply-style-name="VRAI" calcext:value="formula-is(IF([.F9]=&quot;VRAI&quot;))" calcext:base-cell-address="'Notation scientifique'.G9"/>
            <calcext:condition calcext:apply-style-name="FAUX" calcext:value="formula-is(IF([.F9]=&quot;FAUX&quot;))" calcext:base-cell-address="'Notation scientifique'.G9"/>
          </calcext:conditional-format>
          <calcext:conditional-format calcext:target-range-address="'Notation scientifique'.G10:'Notation scientifique'.G10">
            <calcext:condition calcext:apply-style-name="VRAI" calcext:value="formula-is(IF([.F10]=&quot;VRAI&quot;))" calcext:base-cell-address="'Notation scientifique'.G10"/>
            <calcext:condition calcext:apply-style-name="FAUX" calcext:value="formula-is(IF([.F10]=&quot;FAUX&quot;))" calcext:base-cell-address="'Notation scientifique'.G10"/>
          </calcext:conditional-format>
          <calcext:conditional-format calcext:target-range-address="'Notation scientifique'.G11:'Notation scientifique'.G11">
            <calcext:condition calcext:apply-style-name="VRAI" calcext:value="formula-is(IF([.F11]=&quot;VRAI&quot;))" calcext:base-cell-address="'Notation scientifique'.G11"/>
            <calcext:condition calcext:apply-style-name="FAUX" calcext:value="formula-is(IF([.F11]=&quot;FAUX&quot;))" calcext:base-cell-address="'Notation scientifique'.G11"/>
          </calcext:conditional-format>
          <calcext:conditional-format calcext:target-range-address="'Notation scientifique'.G12:'Notation scientifique'.G12">
            <calcext:condition calcext:apply-style-name="VRAI" calcext:value="formula-is(IF([.F12]=&quot;VRAI&quot;))" calcext:base-cell-address="'Notation scientifique'.G12"/>
            <calcext:condition calcext:apply-style-name="FAUX" calcext:value="formula-is(IF([.F12]=&quot;FAUX&quot;))" calcext:base-cell-address="'Notation scientifique'.G12"/>
          </calcext:conditional-format>
          <calcext:conditional-format calcext:target-range-address="'Notation scientifique'.G13:'Notation scientifique'.G13">
            <calcext:condition calcext:apply-style-name="VRAI" calcext:value="formula-is(IF([.F13]=&quot;VRAI&quot;))" calcext:base-cell-address="'Notation scientifique'.G13"/>
            <calcext:condition calcext:apply-style-name="FAUX" calcext:value="formula-is(IF([.F13]=&quot;FAUX&quot;))" calcext:base-cell-address="'Notation scientifique'.G13"/>
          </calcext:conditional-format>
          <calcext:conditional-format calcext:target-range-address="'Notation scientifique'.F4:'Notation scientifique'.F4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5:'Notation scientifique'.F5">
            <calcext:condition calcext:apply-style-name="VRAI" calcext:value="formula-is(IF([.F5]=&quot;VRAI&quot;))" calcext:base-cell-address="'Notation scientifique'.F5"/>
            <calcext:condition calcext:apply-style-name="FAUX" calcext:value="formula-is(IF([.F5]=&quot;FAUX&quot;))" calcext:base-cell-address="'Notation scientifique'.F5"/>
          </calcext:conditional-format>
          <calcext:conditional-format calcext:target-range-address="'Notation scientifique'.F6:'Notation scientifique'.F6">
            <calcext:condition calcext:apply-style-name="VRAI" calcext:value="formula-is(IF([.F6]=&quot;VRAI&quot;))" calcext:base-cell-address="'Notation scientifique'.F6"/>
            <calcext:condition calcext:apply-style-name="FAUX" calcext:value="formula-is(IF([.F6]=&quot;FAUX&quot;))" calcext:base-cell-address="'Notation scientifique'.F6"/>
          </calcext:conditional-format>
          <calcext:conditional-format calcext:target-range-address="'Notation scientifique'.F7:'Notation scientifique'.F7">
            <calcext:condition calcext:apply-style-name="VRAI" calcext:value="formula-is(IF([.F7]=&quot;VRAI&quot;))" calcext:base-cell-address="'Notation scientifique'.F7"/>
            <calcext:condition calcext:apply-style-name="FAUX" calcext:value="formula-is(IF([.F7]=&quot;FAUX&quot;))" calcext:base-cell-address="'Notation scientifique'.F7"/>
          </calcext:conditional-format>
          <calcext:conditional-format calcext:target-range-address="'Notation scientifique'.F8:'Notation scientifique'.F8">
            <calcext:condition calcext:apply-style-name="VRAI" calcext:value="formula-is(IF([.F8]=&quot;VRAI&quot;))" calcext:base-cell-address="'Notation scientifique'.F8"/>
            <calcext:condition calcext:apply-style-name="FAUX" calcext:value="formula-is(IF([.F8]=&quot;FAUX&quot;))" calcext:base-cell-address="'Notation scientifique'.F8"/>
          </calcext:conditional-format>
          <calcext:conditional-format calcext:target-range-address="'Notation scientifique'.F9:'Notation scientifique'.F9">
            <calcext:condition calcext:apply-style-name="VRAI" calcext:value="formula-is(IF([.F9]=&quot;VRAI&quot;))" calcext:base-cell-address="'Notation scientifique'.F9"/>
            <calcext:condition calcext:apply-style-name="FAUX" calcext:value="formula-is(IF([.F9]=&quot;FAUX&quot;))" calcext:base-cell-address="'Notation scientifique'.F9"/>
          </calcext:conditional-format>
          <calcext:conditional-format calcext:target-range-address="'Notation scientifique'.F10:'Notation scientifique'.F10">
            <calcext:condition calcext:apply-style-name="VRAI" calcext:value="formula-is(IF([.F10]=&quot;VRAI&quot;))" calcext:base-cell-address="'Notation scientifique'.F10"/>
            <calcext:condition calcext:apply-style-name="FAUX" calcext:value="formula-is(IF([.F10]=&quot;FAUX&quot;))" calcext:base-cell-address="'Notation scientifique'.F10"/>
          </calcext:conditional-format>
          <calcext:conditional-format calcext:target-range-address="'Notation scientifique'.F11:'Notation scientifique'.F11">
            <calcext:condition calcext:apply-style-name="VRAI" calcext:value="formula-is(IF([.F11]=&quot;VRAI&quot;))" calcext:base-cell-address="'Notation scientifique'.F11"/>
            <calcext:condition calcext:apply-style-name="FAUX" calcext:value="formula-is(IF([.F11]=&quot;FAUX&quot;))" calcext:base-cell-address="'Notation scientifique'.F11"/>
          </calcext:conditional-format>
          <calcext:conditional-format calcext:target-range-address="'Notation scientifique'.F12:'Notation scientifique'.F12">
            <calcext:condition calcext:apply-style-name="VRAI" calcext:value="formula-is(IF([.F12]=&quot;VRAI&quot;))" calcext:base-cell-address="'Notation scientifique'.F12"/>
            <calcext:condition calcext:apply-style-name="FAUX" calcext:value="formula-is(IF([.F12]=&quot;FAUX&quot;))" calcext:base-cell-address="'Notation scientifique'.F12"/>
          </calcext:conditional-format>
          <calcext:conditional-format calcext:target-range-address="'Notation scientifique'.F13:'Notation scientifique'.F13">
            <calcext:condition calcext:apply-style-name="VRAI" calcext:value="formula-is(IF([.F13]=&quot;VRAI&quot;))" calcext:base-cell-address="'Notation scientifique'.F13"/>
            <calcext:condition calcext:apply-style-name="FAUX" calcext:value="formula-is(IF([.F13]=&quot;FAUX&quot;))" calcext:base-cell-address="'Notation scientifique'.F13"/>
          </calcext:conditional-format>
          <calcext:conditional-format calcext:target-range-address="'Notation scientifique'.N4:'Notation scientifique'.N4">
            <calcext:condition calcext:apply-style-name="VRAI" calcext:value="formula-is(IF([.M4]=&quot;VRAI&quot;))" calcext:base-cell-address="'Notation scientifique'.N4"/>
            <calcext:condition calcext:apply-style-name="FAUX" calcext:value="formula-is(IF([.M4]=&quot;FAUX&quot;))" calcext:base-cell-address="'Notation scientifique'.N4"/>
          </calcext:conditional-format>
          <calcext:conditional-format calcext:target-range-address="'Notation scientifique'.N5:'Notation scientifique'.N5">
            <calcext:condition calcext:apply-style-name="VRAI" calcext:value="formula-is(IF([.M5]=&quot;VRAI&quot;))" calcext:base-cell-address="'Notation scientifique'.N5"/>
            <calcext:condition calcext:apply-style-name="FAUX" calcext:value="formula-is(IF([.M5]=&quot;FAUX&quot;))" calcext:base-cell-address="'Notation scientifique'.N5"/>
          </calcext:conditional-format>
          <calcext:conditional-format calcext:target-range-address="'Notation scientifique'.N6:'Notation scientifique'.N6">
            <calcext:condition calcext:apply-style-name="VRAI" calcext:value="formula-is(IF([.M6]=&quot;VRAI&quot;))" calcext:base-cell-address="'Notation scientifique'.N6"/>
            <calcext:condition calcext:apply-style-name="FAUX" calcext:value="formula-is(IF([.M6]=&quot;FAUX&quot;))" calcext:base-cell-address="'Notation scientifique'.N6"/>
          </calcext:conditional-format>
          <calcext:conditional-format calcext:target-range-address="'Notation scientifique'.N7:'Notation scientifique'.N7">
            <calcext:condition calcext:apply-style-name="VRAI" calcext:value="formula-is(IF([.M7]=&quot;VRAI&quot;))" calcext:base-cell-address="'Notation scientifique'.N7"/>
            <calcext:condition calcext:apply-style-name="FAUX" calcext:value="formula-is(IF([.M7]=&quot;FAUX&quot;))" calcext:base-cell-address="'Notation scientifique'.N7"/>
          </calcext:conditional-format>
          <calcext:conditional-format calcext:target-range-address="'Notation scientifique'.N8:'Notation scientifique'.N8">
            <calcext:condition calcext:apply-style-name="VRAI" calcext:value="formula-is(IF([.M8]=&quot;VRAI&quot;))" calcext:base-cell-address="'Notation scientifique'.N8"/>
            <calcext:condition calcext:apply-style-name="FAUX" calcext:value="formula-is(IF([.M8]=&quot;FAUX&quot;))" calcext:base-cell-address="'Notation scientifique'.N8"/>
          </calcext:conditional-format>
          <calcext:conditional-format calcext:target-range-address="'Notation scientifique'.N9:'Notation scientifique'.N9">
            <calcext:condition calcext:apply-style-name="VRAI" calcext:value="formula-is(IF([.M9]=&quot;VRAI&quot;))" calcext:base-cell-address="'Notation scientifique'.N9"/>
            <calcext:condition calcext:apply-style-name="FAUX" calcext:value="formula-is(IF([.M9]=&quot;FAUX&quot;))" calcext:base-cell-address="'Notation scientifique'.N9"/>
          </calcext:conditional-format>
          <calcext:conditional-format calcext:target-range-address="'Notation scientifique'.N10:'Notation scientifique'.N10">
            <calcext:condition calcext:apply-style-name="VRAI" calcext:value="formula-is(IF([.M10]=&quot;VRAI&quot;))" calcext:base-cell-address="'Notation scientifique'.N10"/>
            <calcext:condition calcext:apply-style-name="FAUX" calcext:value="formula-is(IF([.M10]=&quot;FAUX&quot;))" calcext:base-cell-address="'Notation scientifique'.N10"/>
          </calcext:conditional-format>
          <calcext:conditional-format calcext:target-range-address="'Notation scientifique'.N11:'Notation scientifique'.N11">
            <calcext:condition calcext:apply-style-name="VRAI" calcext:value="formula-is(IF([.M11]=&quot;VRAI&quot;))" calcext:base-cell-address="'Notation scientifique'.N11"/>
            <calcext:condition calcext:apply-style-name="FAUX" calcext:value="formula-is(IF([.M11]=&quot;FAUX&quot;))" calcext:base-cell-address="'Notation scientifique'.N11"/>
          </calcext:conditional-format>
          <calcext:conditional-format calcext:target-range-address="'Notation scientifique'.N12:'Notation scientifique'.N12">
            <calcext:condition calcext:apply-style-name="VRAI" calcext:value="formula-is(IF([.M12]=&quot;VRAI&quot;))" calcext:base-cell-address="'Notation scientifique'.N12"/>
            <calcext:condition calcext:apply-style-name="FAUX" calcext:value="formula-is(IF([.M12]=&quot;FAUX&quot;))" calcext:base-cell-address="'Notation scientifique'.N12"/>
          </calcext:conditional-format>
          <calcext:conditional-format calcext:target-range-address="'Notation scientifique'.N13:'Notation scientifique'.N13">
            <calcext:condition calcext:apply-style-name="VRAI" calcext:value="formula-is(IF([.M13]=&quot;VRAI&quot;))" calcext:base-cell-address="'Notation scientifique'.N13"/>
            <calcext:condition calcext:apply-style-name="FAUX" calcext:value="formula-is(IF([.M13]=&quot;FAUX&quot;))" calcext:base-cell-address="'Notation scientifique'.N13"/>
          </calcext:conditional-format>
          <calcext:conditional-format calcext:target-range-address="'Notation scientifique'.M4:'Notation scientifique'.M4">
            <calcext:condition calcext:apply-style-name="VRAI" calcext:value="formula-is(IF([.M4]=&quot;VRAI&quot;))" calcext:base-cell-address="'Notation scientifique'.M4"/>
            <calcext:condition calcext:apply-style-name="FAUX" calcext:value="formula-is(IF([.M4]=&quot;FAUX&quot;))" calcext:base-cell-address="'Notation scientifique'.M4"/>
          </calcext:conditional-format>
          <calcext:conditional-format calcext:target-range-address="'Notation scientifique'.M5:'Notation scientifique'.M5">
            <calcext:condition calcext:apply-style-name="VRAI" calcext:value="formula-is(IF([.M5]=&quot;VRAI&quot;))" calcext:base-cell-address="'Notation scientifique'.M5"/>
            <calcext:condition calcext:apply-style-name="FAUX" calcext:value="formula-is(IF([.M5]=&quot;FAUX&quot;))" calcext:base-cell-address="'Notation scientifique'.M5"/>
          </calcext:conditional-format>
          <calcext:conditional-format calcext:target-range-address="'Notation scientifique'.M6:'Notation scientifique'.M6">
            <calcext:condition calcext:apply-style-name="VRAI" calcext:value="formula-is(IF([.M6]=&quot;VRAI&quot;))" calcext:base-cell-address="'Notation scientifique'.M6"/>
            <calcext:condition calcext:apply-style-name="FAUX" calcext:value="formula-is(IF([.M6]=&quot;FAUX&quot;))" calcext:base-cell-address="'Notation scientifique'.M6"/>
          </calcext:conditional-format>
          <calcext:conditional-format calcext:target-range-address="'Notation scientifique'.M7:'Notation scientifique'.M7">
            <calcext:condition calcext:apply-style-name="VRAI" calcext:value="formula-is(IF([.M7]=&quot;VRAI&quot;))" calcext:base-cell-address="'Notation scientifique'.M7"/>
            <calcext:condition calcext:apply-style-name="FAUX" calcext:value="formula-is(IF([.M7]=&quot;FAUX&quot;))" calcext:base-cell-address="'Notation scientifique'.M7"/>
          </calcext:conditional-format>
          <calcext:conditional-format calcext:target-range-address="'Notation scientifique'.M8:'Notation scientifique'.M8">
            <calcext:condition calcext:apply-style-name="VRAI" calcext:value="formula-is(IF([.M8]=&quot;VRAI&quot;))" calcext:base-cell-address="'Notation scientifique'.M8"/>
            <calcext:condition calcext:apply-style-name="FAUX" calcext:value="formula-is(IF([.M8]=&quot;FAUX&quot;))" calcext:base-cell-address="'Notation scientifique'.M8"/>
          </calcext:conditional-format>
          <calcext:conditional-format calcext:target-range-address="'Notation scientifique'.M9:'Notation scientifique'.M9">
            <calcext:condition calcext:apply-style-name="VRAI" calcext:value="formula-is(IF([.M9]=&quot;VRAI&quot;))" calcext:base-cell-address="'Notation scientifique'.M9"/>
            <calcext:condition calcext:apply-style-name="FAUX" calcext:value="formula-is(IF([.M9]=&quot;FAUX&quot;))" calcext:base-cell-address="'Notation scientifique'.M9"/>
          </calcext:conditional-format>
          <calcext:conditional-format calcext:target-range-address="'Notation scientifique'.M10:'Notation scientifique'.M10">
            <calcext:condition calcext:apply-style-name="VRAI" calcext:value="formula-is(IF([.M10]=&quot;VRAI&quot;))" calcext:base-cell-address="'Notation scientifique'.M10"/>
            <calcext:condition calcext:apply-style-name="FAUX" calcext:value="formula-is(IF([.M10]=&quot;FAUX&quot;))" calcext:base-cell-address="'Notation scientifique'.M10"/>
          </calcext:conditional-format>
          <calcext:conditional-format calcext:target-range-address="'Notation scientifique'.M11:'Notation scientifique'.M11">
            <calcext:condition calcext:apply-style-name="VRAI" calcext:value="formula-is(IF([.M11]=&quot;VRAI&quot;))" calcext:base-cell-address="'Notation scientifique'.M11"/>
            <calcext:condition calcext:apply-style-name="FAUX" calcext:value="formula-is(IF([.M11]=&quot;FAUX&quot;))" calcext:base-cell-address="'Notation scientifique'.M11"/>
          </calcext:conditional-format>
          <calcext:conditional-format calcext:target-range-address="'Notation scientifique'.M12:'Notation scientifique'.M12">
            <calcext:condition calcext:apply-style-name="VRAI" calcext:value="formula-is(IF([.M12]=&quot;VRAI&quot;))" calcext:base-cell-address="'Notation scientifique'.M12"/>
            <calcext:condition calcext:apply-style-name="FAUX" calcext:value="formula-is(IF([.M12]=&quot;FAUX&quot;))" calcext:base-cell-address="'Notation scientifique'.M12"/>
          </calcext:conditional-format>
          <calcext:conditional-format calcext:target-range-address="'Notation scientifique'.M13:'Notation scientifique'.M13">
            <calcext:condition calcext:apply-style-name="VRAI" calcext:value="formula-is(IF([.M13]=&quot;VRAI&quot;))" calcext:base-cell-address="'Notation scientifique'.M13"/>
            <calcext:condition calcext:apply-style-name="FAUX" calcext:value="formula-is(IF([.M13]=&quot;FAUX&quot;))" calcext:base-cell-address="'Notation scientifique'.M13"/>
          </calcext:conditional-format>
        </calcext:conditional-formats>
      </table:table>
      <table:table table:name="Données" table:style-name="ta3" table:protected="true" table:protection-key="l2Z8uLvnF9Ig4wEwVzNf7j/Iiag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" table:default-cell-style-name="ce43"/>
        <table:table-column table:style-name="co13" table:default-cell-style-name="ce43"/>
        <table:table-column table:style-name="co14" table:default-cell-style-name="ce43"/>
        <table:table-column table:style-name="co10" table:default-cell-style-name="ce43"/>
        <table:table-column table:style-name="co15" table:default-cell-style-name="ce43"/>
        <table:table-column table:style-name="co12" table:default-cell-style-name="ce43"/>
        <table:table-column table:style-name="co16" table:default-cell-style-name="ce43"/>
        <table:table-column table:style-name="co13" table:default-cell-style-name="ce43"/>
        <table:table-column table:style-name="co14" table:default-cell-style-name="ce43"/>
        <table:table-column table:style-name="co1" table:number-columns-repeated="1012" table:default-cell-style-name="ce43"/>
        <table:table-row table:style-name="ro5">
          <table:table-cell table:style-name="ce42" office:value-type="string" calcext:value-type="string" table:number-columns-spanned="12" table:number-rows-spanned="1">
            <text:p>KELLER Stéphane - Lycée agricole Louis Pasteur</text:p>
          </table:table-cell>
          <table:covered-table-cell table:number-columns-repeated="2" table:style-name="ce275"/>
          <table:covered-table-cell table:number-columns-repeated="4" table:style-name="ce119"/>
          <table:covered-table-cell table:number-columns-repeated="5" table:style-name="ce377"/>
          <table:table-cell table:style-name="ce377" table:number-columns-repeated="7"/>
          <table:table-cell table:style-name="ce66"/>
          <table:table-cell table:style-name="ce297" table:number-columns-repeated="16"/>
          <table:table-cell table:style-name="ce298" table:number-columns-repeated="988"/>
        </table:table-row>
        <table:table-row table:style-name="ro5">
          <table:table-cell/>
          <table:table-cell table:style-name="ce66"/>
          <table:table-cell table:style-name="ce103" table:number-columns-repeated="5"/>
          <table:table-cell table:number-columns-repeated="1017"/>
        </table:table-row>
        <table:table-row table:style-name="ro5"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number-columns-repeated="1012"/>
        </table:table-row>
        <table:table-row table:style-name="ro5">
          <table:table-cell table:style-name="ce48" office:value-type="float" office:value="0.932743614817415" calcext:value-type="float">
            <text:p>0,932743614817415</text:p>
          </table:table-cell>
          <table:table-cell table:style-name="ce93" office:value-type="float" office:value="11400" calcext:value-type="float">
            <text:p>11 400</text:p>
          </table:table-cell>
          <table:table-cell table:style-name="ce104" office:value-type="float" office:value="30" calcext:value-type="float">
            <text:p>30</text:p>
          </table:table-cell>
          <table:table-cell table:style-name="ce122" table:formula="of:=COM.MICROSOFT.CONCAT([.B4];&quot;ᴇ&quot;;IF([.C4]&lt;0;&quot;(&quot;;&quot;&quot;);[.C4];IF([.C4]&lt;0;&quot;)&quot;;&quot;&quot;))" office:value-type="string" office:string-value="11400ᴇ30" calcext:value-type="string">
            <text:p>11400ᴇ30</text:p>
          </table:table-cell>
          <table:table-cell table:style-name="ce152" table:formula="of:=[.B4]*10^[.C4]" office:value-type="float" office:value="1.14E+034" calcext:value-type="float">
            <text:p>1,14E+034</text:p>
          </table:table-cell>
          <table:table-cell table:style-name="ce174" table:formula="of:=RANK([.A4];[.$A$4:.$A$13];0)" office:value-type="float" office:value="1" calcext:value-type="float">
            <text:p>1</text:p>
          </table:table-cell>
          <table:table-cell table:style-name="ce218" office:value-type="float" office:value="0.794471696003291" calcext:value-type="float">
            <text:p>0,794471696003291</text:p>
          </table:table-cell>
          <table:table-cell table:style-name="ce236" office:value-type="float" office:value="0.000114" calcext:value-type="float">
            <text:p>0,000114</text:p>
          </table:table-cell>
          <table:table-cell table:style-name="ce238" office:value-type="float" office:value="-98" calcext:value-type="float">
            <text:p>-98</text:p>
          </table:table-cell>
          <table:table-cell table:style-name="ce257" table:formula="of:=COM.MICROSOFT.CONCAT([.H4];&quot;ᴇ&quot;;IF([.I4]&lt;0;&quot;(&quot;;&quot;&quot;);[.I4];IF([.I4]&lt;0;&quot;)&quot;;&quot;&quot;))" office:value-type="string" office:string-value="0,000114ᴇ(-98)" calcext:value-type="string">
            <text:p>0,000114ᴇ(-98)</text:p>
          </table:table-cell>
          <table:table-cell table:style-name="ce267" table:formula="of:=[.H4]*10^[.I4]" office:value-type="float" office:value="1.14E-102" calcext:value-type="float">
            <text:p>1,14E-102</text:p>
          </table:table-cell>
          <table:table-cell table:style-name="ce286" table:formula="of:=RANK([.G4];[.$G$4:.$G$13];0)" office:value-type="float" office:value="3" calcext:value-type="float">
            <text:p>3</text:p>
          </table:table-cell>
          <table:table-cell table:style-name="ce296"/>
          <table:table-cell table:number-columns-repeated="1011"/>
        </table:table-row>
        <table:table-row table:style-name="ro5">
          <table:table-cell table:style-name="ce49" office:value-type="float" office:value="0.125547500006283" calcext:value-type="float">
            <text:p>0,125547500006283</text:p>
          </table:table-cell>
          <table:table-cell table:style-name="ce94" office:value-type="float" office:value="10.17" calcext:value-type="float">
            <text:p>10</text:p>
          </table:table-cell>
          <table:table-cell table:style-name="ce105" office:value-type="float" office:value="21" calcext:value-type="float">
            <text:p>21</text:p>
          </table:table-cell>
          <table:table-cell table:style-name="ce124" table:formula="of:=COM.MICROSOFT.CONCAT([.B5];&quot;ᴇ&quot;;IF([.C5]&lt;0;&quot;(&quot;;&quot;&quot;);[.C5];IF([.C5]&lt;0;&quot;)&quot;;&quot;&quot;))" office:value-type="string" office:string-value="10,17ᴇ21" calcext:value-type="string">
            <text:p>10,17ᴇ21</text:p>
          </table:table-cell>
          <table:table-cell table:style-name="ce154" table:formula="of:=[.B5]*10^[.C5]" office:value-type="float" office:value="1.017E+022" calcext:value-type="float">
            <text:p>1,017E+022</text:p>
          </table:table-cell>
          <table:table-cell table:style-name="ce190" table:formula="of:=RANK([.A5];[.$A$4:.$A$13];0)" office:value-type="float" office:value="10" calcext:value-type="float">
            <text:p>10</text:p>
          </table:table-cell>
          <table:table-cell table:style-name="ce219" office:value-type="float" office:value="0.56869950467293" calcext:value-type="float">
            <text:p>0,56869950467293</text:p>
          </table:table-cell>
          <table:table-cell table:style-name="ce236" office:value-type="float" office:value="74.2" calcext:value-type="float">
            <text:p>74,2</text:p>
          </table:table-cell>
          <table:table-cell table:style-name="ce240" office:value-type="float" office:value="58" calcext:value-type="float">
            <text:p>58</text:p>
          </table:table-cell>
          <table:table-cell table:style-name="ce258" table:formula="of:=COM.MICROSOFT.CONCAT([.H5];&quot;ᴇ&quot;;IF([.I5]&lt;0;&quot;(&quot;;&quot;&quot;);[.I5];IF([.I5]&lt;0;&quot;)&quot;;&quot;&quot;))" office:value-type="string" office:string-value="74,2ᴇ58" calcext:value-type="string">
            <text:p>74,2ᴇ58</text:p>
          </table:table-cell>
          <table:table-cell table:style-name="ce272" table:formula="of:=[.H5]*10^[.I5]" office:value-type="float" office:value="7.42E+059" calcext:value-type="float">
            <text:p>7,42E+059</text:p>
          </table:table-cell>
          <table:table-cell table:style-name="ce287" table:formula="of:=RANK([.G5];[.$G$4:.$G$13];0)" office:value-type="float" office:value="6" calcext:value-type="float">
            <text:p>6</text:p>
          </table:table-cell>
          <table:table-cell table:number-columns-repeated="1012"/>
        </table:table-row>
        <table:table-row table:style-name="ro5">
          <table:table-cell table:style-name="ce50" office:value-type="float" office:value="0.863984143403425" calcext:value-type="float">
            <text:p>0,863984143403425</text:p>
          </table:table-cell>
          <table:table-cell table:style-name="ce95" office:value-type="float" office:value="14.63" calcext:value-type="float">
            <text:p>15</text:p>
          </table:table-cell>
          <table:table-cell table:style-name="ce106" office:value-type="float" office:value="-13" calcext:value-type="float">
            <text:p>-13</text:p>
          </table:table-cell>
          <table:table-cell table:style-name="ce128" table:formula="of:=COM.MICROSOFT.CONCAT([.B6];&quot;ᴇ&quot;;IF([.C6]&lt;0;&quot;(&quot;;&quot;&quot;);[.C6];IF([.C6]&lt;0;&quot;)&quot;;&quot;&quot;))" office:value-type="string" office:string-value="14,63ᴇ(-13)" calcext:value-type="string">
            <text:p>14,63ᴇ(-13)</text:p>
          </table:table-cell>
          <table:table-cell table:style-name="ce156" table:formula="of:=[.B6]*10^[.C6]" office:value-type="float" office:value="0.000000000001463" calcext:value-type="float">
            <text:p>1,463E-12</text:p>
          </table:table-cell>
          <table:table-cell table:style-name="ce191" table:formula="of:=RANK([.A6];[.$A$4:.$A$13];0)" office:value-type="float" office:value="3" calcext:value-type="float">
            <text:p>3</text:p>
          </table:table-cell>
          <table:table-cell table:style-name="ce220" office:value-type="float" office:value="0.375997665792234" calcext:value-type="float">
            <text:p>0,375997665792234</text:p>
          </table:table-cell>
          <table:table-cell table:style-name="ce236" office:value-type="float" office:value="0.0185" calcext:value-type="float">
            <text:p>0,0185</text:p>
          </table:table-cell>
          <table:table-cell table:style-name="ce241" office:value-type="float" office:value="25" calcext:value-type="float">
            <text:p>25</text:p>
          </table:table-cell>
          <table:table-cell table:style-name="ce259" table:formula="of:=COM.MICROSOFT.CONCAT([.H6];&quot;ᴇ&quot;;IF([.I6]&lt;0;&quot;(&quot;;&quot;&quot;);[.I6];IF([.I6]&lt;0;&quot;)&quot;;&quot;&quot;))" office:value-type="string" office:string-value="0,0185ᴇ25" calcext:value-type="string">
            <text:p>0,0185ᴇ25</text:p>
          </table:table-cell>
          <table:table-cell table:style-name="ce273" table:formula="of:=[.H6]*10^[.I6]" office:value-type="float" office:value="1.85E+023" calcext:value-type="float">
            <text:p>1,85E+023</text:p>
          </table:table-cell>
          <table:table-cell table:style-name="ce288" table:formula="of:=RANK([.G6];[.$G$4:.$G$13];0)" office:value-type="float" office:value="9" calcext:value-type="float">
            <text:p>9</text:p>
          </table:table-cell>
          <table:table-cell table:number-columns-repeated="1012"/>
        </table:table-row>
        <table:table-row table:style-name="ro5">
          <table:table-cell table:style-name="ce53" office:value-type="float" office:value="0.919321149762477" calcext:value-type="float">
            <text:p>0,919321149762477</text:p>
          </table:table-cell>
          <table:table-cell table:style-name="ce96" office:value-type="float" office:value="34.35" calcext:value-type="float">
            <text:p>34</text:p>
          </table:table-cell>
          <table:table-cell table:style-name="ce107" office:value-type="float" office:value="1" calcext:value-type="float">
            <text:p>1</text:p>
          </table:table-cell>
          <table:table-cell table:style-name="ce129" table:formula="of:=COM.MICROSOFT.CONCAT([.B7];&quot;ᴇ&quot;;IF([.C7]&lt;0;&quot;(&quot;;&quot;&quot;);[.C7];IF([.C7]&lt;0;&quot;)&quot;;&quot;&quot;))" office:value-type="string" office:string-value="34,35ᴇ1" calcext:value-type="string">
            <text:p>34,35ᴇ1</text:p>
          </table:table-cell>
          <table:table-cell table:style-name="ce157" table:formula="of:=[.B7]*10^[.C7]" office:value-type="float" office:value="343.5" calcext:value-type="float">
            <text:p>343,5</text:p>
          </table:table-cell>
          <table:table-cell table:style-name="ce194" table:formula="of:=RANK([.A7];[.$A$4:.$A$13];0)" office:value-type="float" office:value="2" calcext:value-type="float">
            <text:p>2</text:p>
          </table:table-cell>
          <table:table-cell table:style-name="ce222" office:value-type="float" office:value="0.903446974156016" calcext:value-type="float">
            <text:p>0,903446974156016</text:p>
          </table:table-cell>
          <table:table-cell table:style-name="ce236" office:value-type="float" office:value="0.000099" calcext:value-type="float">
            <text:p>0,000099</text:p>
          </table:table-cell>
          <table:table-cell table:style-name="ce245" office:value-type="float" office:value="53" calcext:value-type="float">
            <text:p>53</text:p>
          </table:table-cell>
          <table:table-cell table:style-name="ce260" table:formula="of:=COM.MICROSOFT.CONCAT([.H7];&quot;ᴇ&quot;;IF([.I7]&lt;0;&quot;(&quot;;&quot;&quot;);[.I7];IF([.I7]&lt;0;&quot;)&quot;;&quot;&quot;))" office:value-type="string" office:string-value="0,000099ᴇ53" calcext:value-type="string">
            <text:p>0,000099ᴇ53</text:p>
          </table:table-cell>
          <table:table-cell table:style-name="ce274" table:formula="of:=[.H7]*10^[.I7]" office:value-type="float" office:value="9.9E+048" calcext:value-type="float">
            <text:p>9,9E+048</text:p>
          </table:table-cell>
          <table:table-cell table:style-name="ce289" table:formula="of:=RANK([.G7];[.$G$4:.$G$13];0)" office:value-type="float" office:value="1" calcext:value-type="float">
            <text:p>1</text:p>
          </table:table-cell>
          <table:table-cell table:number-columns-repeated="1012"/>
        </table:table-row>
        <table:table-row table:style-name="ro5">
          <table:table-cell table:style-name="ce57" office:value-type="float" office:value="0.70934110752632" calcext:value-type="float">
            <text:p>0,70934110752632</text:p>
          </table:table-cell>
          <table:table-cell table:style-name="ce97" office:value-type="float" office:value="333" calcext:value-type="float">
            <text:p>333</text:p>
          </table:table-cell>
          <table:table-cell table:style-name="ce108" office:value-type="float" office:value="52" calcext:value-type="float">
            <text:p>52</text:p>
          </table:table-cell>
          <table:table-cell table:style-name="ce130" table:formula="of:=COM.MICROSOFT.CONCAT([.B8];&quot;ᴇ&quot;;IF([.C8]&lt;0;&quot;(&quot;;&quot;&quot;);[.C8];IF([.C8]&lt;0;&quot;)&quot;;&quot;&quot;))" office:value-type="string" office:string-value="333ᴇ52" calcext:value-type="string">
            <text:p>333ᴇ52</text:p>
          </table:table-cell>
          <table:table-cell table:style-name="ce158" table:formula="of:=[.B8]*10^[.C8]" office:value-type="float" office:value="3.33E+054" calcext:value-type="float">
            <text:p>3,33E+054</text:p>
          </table:table-cell>
          <table:table-cell table:style-name="ce197" table:formula="of:=RANK([.A8];[.$A$4:.$A$13];0)" office:value-type="float" office:value="5" calcext:value-type="float">
            <text:p>5</text:p>
          </table:table-cell>
          <table:table-cell table:style-name="ce223" office:value-type="float" office:value="0.482796553632395" calcext:value-type="float">
            <text:p>0,482796553632395</text:p>
          </table:table-cell>
          <table:table-cell table:style-name="ce236" office:value-type="float" office:value="0.657" calcext:value-type="float">
            <text:p>0,657</text:p>
          </table:table-cell>
          <table:table-cell table:style-name="ce246" office:value-type="float" office:value="-59" calcext:value-type="float">
            <text:p>-59</text:p>
          </table:table-cell>
          <table:table-cell table:style-name="ce261" table:formula="of:=COM.MICROSOFT.CONCAT([.H8];&quot;ᴇ&quot;;IF([.I8]&lt;0;&quot;(&quot;;&quot;&quot;);[.I8];IF([.I8]&lt;0;&quot;)&quot;;&quot;&quot;))" office:value-type="string" office:string-value="0,657ᴇ(-59)" calcext:value-type="string">
            <text:p>0,657ᴇ(-59)</text:p>
          </table:table-cell>
          <table:table-cell table:style-name="ce276" table:formula="of:=[.H8]*10^[.I8]" office:value-type="float" office:value="6.57E-060" calcext:value-type="float">
            <text:p>6,57E-60</text:p>
          </table:table-cell>
          <table:table-cell table:style-name="ce290" table:formula="of:=RANK([.G8];[.$G$4:.$G$13];0)" office:value-type="float" office:value="8" calcext:value-type="float">
            <text:p>8</text:p>
          </table:table-cell>
          <table:table-cell table:number-columns-repeated="1012"/>
        </table:table-row>
        <table:table-row table:style-name="ro5">
          <table:table-cell table:style-name="ce58" office:value-type="float" office:value="0.477461790731973" calcext:value-type="float">
            <text:p>0,477461790731973</text:p>
          </table:table-cell>
          <table:table-cell table:style-name="ce98" office:value-type="float" office:value="86.12" calcext:value-type="float">
            <text:p>86</text:p>
          </table:table-cell>
          <table:table-cell table:style-name="ce109" office:value-type="float" office:value="1" calcext:value-type="float">
            <text:p>1</text:p>
          </table:table-cell>
          <table:table-cell table:style-name="ce132" table:formula="of:=COM.MICROSOFT.CONCAT([.B9];&quot;ᴇ&quot;;IF([.C9]&lt;0;&quot;(&quot;;&quot;&quot;);[.C9];IF([.C9]&lt;0;&quot;)&quot;;&quot;&quot;))" office:value-type="string" office:string-value="86,12ᴇ1" calcext:value-type="string">
            <text:p>86,12ᴇ1</text:p>
          </table:table-cell>
          <table:table-cell table:style-name="ce159" table:formula="of:=[.B9]*10^[.C9]" office:value-type="float" office:value="861.2" calcext:value-type="float">
            <text:p>861,2</text:p>
          </table:table-cell>
          <table:table-cell table:style-name="ce198" table:formula="of:=RANK([.A9];[.$A$4:.$A$13];0)" office:value-type="float" office:value="9" calcext:value-type="float">
            <text:p>9</text:p>
          </table:table-cell>
          <table:table-cell table:style-name="ce224" office:value-type="float" office:value="0.866239413112385" calcext:value-type="float">
            <text:p>0,866239413112385</text:p>
          </table:table-cell>
          <table:table-cell table:style-name="ce236" office:value-type="float" office:value="1.81" calcext:value-type="float">
            <text:p>1,81</text:p>
          </table:table-cell>
          <table:table-cell table:style-name="ce247" office:value-type="float" office:value="92" calcext:value-type="float">
            <text:p>92</text:p>
          </table:table-cell>
          <table:table-cell table:style-name="ce262" table:formula="of:=COM.MICROSOFT.CONCAT([.H9];&quot;ᴇ&quot;;IF([.I9]&lt;0;&quot;(&quot;;&quot;&quot;);[.I9];IF([.I9]&lt;0;&quot;)&quot;;&quot;&quot;))" office:value-type="string" office:string-value="1,81ᴇ92" calcext:value-type="string">
            <text:p>1,81ᴇ92</text:p>
          </table:table-cell>
          <table:table-cell table:style-name="ce281" table:formula="of:=[.H9]*10^[.I9]" office:value-type="float" office:value="1.81E+092" calcext:value-type="float">
            <text:p>1,81E+092</text:p>
          </table:table-cell>
          <table:table-cell table:style-name="ce291" table:formula="of:=RANK([.G9];[.$G$4:.$G$13];0)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59" office:value-type="float" office:value="0.521180699530652" calcext:value-type="float">
            <text:p>0,521180699530652</text:p>
          </table:table-cell>
          <table:table-cell table:style-name="ce99" office:value-type="float" office:value="25.64" calcext:value-type="float">
            <text:p>26</text:p>
          </table:table-cell>
          <table:table-cell table:style-name="ce110" office:value-type="float" office:value="88" calcext:value-type="float">
            <text:p>88</text:p>
          </table:table-cell>
          <table:table-cell table:style-name="ce133" table:formula="of:=COM.MICROSOFT.CONCAT([.B10];&quot;ᴇ&quot;;IF([.C10]&lt;0;&quot;(&quot;;&quot;&quot;);[.C10];IF([.C10]&lt;0;&quot;)&quot;;&quot;&quot;))" office:value-type="string" office:string-value="25,64ᴇ88" calcext:value-type="string">
            <text:p>25,64ᴇ88</text:p>
          </table:table-cell>
          <table:table-cell table:style-name="ce160" table:formula="of:=[.B10]*10^[.C10]" office:value-type="float" office:value="2.564E+089" calcext:value-type="float">
            <text:p>2,564E+089</text:p>
          </table:table-cell>
          <table:table-cell table:style-name="ce208" table:formula="of:=RANK([.A10];[.$A$4:.$A$13];0)" office:value-type="float" office:value="8" calcext:value-type="float">
            <text:p>8</text:p>
          </table:table-cell>
          <table:table-cell table:style-name="ce225" office:value-type="float" office:value="0.725752089268236" calcext:value-type="float">
            <text:p>0,725752089268236</text:p>
          </table:table-cell>
          <table:table-cell table:style-name="ce236" office:value-type="float" office:value="4.71" calcext:value-type="float">
            <text:p>4,71</text:p>
          </table:table-cell>
          <table:table-cell table:style-name="ce248" office:value-type="float" office:value="1" calcext:value-type="float">
            <text:p>1</text:p>
          </table:table-cell>
          <table:table-cell table:style-name="ce263" table:formula="of:=COM.MICROSOFT.CONCAT([.H10];&quot;ᴇ&quot;;IF([.I10]&lt;0;&quot;(&quot;;&quot;&quot;);[.I10];IF([.I10]&lt;0;&quot;)&quot;;&quot;&quot;))" office:value-type="string" office:string-value="4,71ᴇ1" calcext:value-type="string">
            <text:p>4,71ᴇ1</text:p>
          </table:table-cell>
          <table:table-cell table:style-name="ce282" table:formula="of:=[.H10]*10^[.I10]" office:value-type="float" office:value="47.1" calcext:value-type="float">
            <text:p>47,1</text:p>
          </table:table-cell>
          <table:table-cell table:style-name="ce292" table:formula="of:=RANK([.G10];[.$G$4:.$G$13];0)" office:value-type="float" office:value="4" calcext:value-type="float">
            <text:p>4</text:p>
          </table:table-cell>
          <table:table-cell table:number-columns-repeated="1012"/>
        </table:table-row>
        <table:table-row table:style-name="ro5">
          <table:table-cell table:style-name="ce60" office:value-type="float" office:value="0.645031433566554" calcext:value-type="float">
            <text:p>0,645031433566554</text:p>
          </table:table-cell>
          <table:table-cell table:style-name="ce100" office:value-type="float" office:value="1.27" calcext:value-type="float">
            <text:p>1</text:p>
          </table:table-cell>
          <table:table-cell table:style-name="ce111" office:value-type="float" office:value="98" calcext:value-type="float">
            <text:p>98</text:p>
          </table:table-cell>
          <table:table-cell table:style-name="ce134" table:formula="of:=COM.MICROSOFT.CONCAT([.B11];&quot;ᴇ&quot;;IF([.C11]&lt;0;&quot;(&quot;;&quot;&quot;);[.C11];IF([.C11]&lt;0;&quot;)&quot;;&quot;&quot;))" office:value-type="string" office:string-value="1,27ᴇ98" calcext:value-type="string">
            <text:p>1,27ᴇ98</text:p>
          </table:table-cell>
          <table:table-cell table:style-name="ce161" table:formula="of:=[.B11]*10^[.C11]" office:value-type="float" office:value="1.27E+098" calcext:value-type="float">
            <text:p>1,27E+098</text:p>
          </table:table-cell>
          <table:table-cell table:style-name="ce214" table:formula="of:=RANK([.A11];[.$A$4:.$A$13];0)" office:value-type="float" office:value="6" calcext:value-type="float">
            <text:p>6</text:p>
          </table:table-cell>
          <table:table-cell table:style-name="ce226" office:value-type="float" office:value="0.36778000689734" calcext:value-type="float">
            <text:p>0,36778000689734</text:p>
          </table:table-cell>
          <table:table-cell table:style-name="ce236" office:value-type="float" office:value="0.00913" calcext:value-type="float">
            <text:p>0,00913</text:p>
          </table:table-cell>
          <table:table-cell table:style-name="ce253" office:value-type="float" office:value="-2" calcext:value-type="float">
            <text:p>-2</text:p>
          </table:table-cell>
          <table:table-cell table:style-name="ce264" table:formula="of:=COM.MICROSOFT.CONCAT([.H11];&quot;ᴇ&quot;;IF([.I11]&lt;0;&quot;(&quot;;&quot;&quot;);[.I11];IF([.I11]&lt;0;&quot;)&quot;;&quot;&quot;))" office:value-type="string" office:string-value="0,00913ᴇ(-2)" calcext:value-type="string">
            <text:p>0,00913ᴇ(-2)</text:p>
          </table:table-cell>
          <table:table-cell table:style-name="ce283" table:formula="of:=[.H11]*10^[.I11]" office:value-type="float" office:value="0.0000913" calcext:value-type="float">
            <text:p>9,13E-05</text:p>
          </table:table-cell>
          <table:table-cell table:style-name="ce293" table:formula="of:=RANK([.G11];[.$G$4:.$G$13];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61" office:value-type="float" office:value="0.621802641140632" calcext:value-type="float">
            <text:p>0,621802641140632</text:p>
          </table:table-cell>
          <table:table-cell table:style-name="ce101" office:value-type="float" office:value="79.8" calcext:value-type="float">
            <text:p>80</text:p>
          </table:table-cell>
          <table:table-cell table:style-name="ce112" office:value-type="float" office:value="-26" calcext:value-type="float">
            <text:p>-26</text:p>
          </table:table-cell>
          <table:table-cell table:style-name="ce148" table:formula="of:=COM.MICROSOFT.CONCAT([.B12];&quot;ᴇ&quot;;IF([.C12]&lt;0;&quot;(&quot;;&quot;&quot;);[.C12];IF([.C12]&lt;0;&quot;)&quot;;&quot;&quot;))" office:value-type="string" office:string-value="79,8ᴇ(-26)" calcext:value-type="string">
            <text:p>79,8ᴇ(-26)</text:p>
          </table:table-cell>
          <table:table-cell table:style-name="ce165" table:formula="of:=[.B12]*10^[.C12]" office:value-type="float" office:value="7.98E-025" calcext:value-type="float">
            <text:p>7,98E-25</text:p>
          </table:table-cell>
          <table:table-cell table:style-name="ce216" table:formula="of:=RANK([.A12];[.$A$4:.$A$13];0)" office:value-type="float" office:value="7" calcext:value-type="float">
            <text:p>7</text:p>
          </table:table-cell>
          <table:table-cell table:style-name="ce227" office:value-type="float" office:value="0.586000720422796" calcext:value-type="float">
            <text:p>0,586000720422796</text:p>
          </table:table-cell>
          <table:table-cell table:style-name="ce236" office:value-type="float" office:value="94.8" calcext:value-type="float">
            <text:p>94,8</text:p>
          </table:table-cell>
          <table:table-cell table:style-name="ce254" office:value-type="float" office:value="63" calcext:value-type="float">
            <text:p>63</text:p>
          </table:table-cell>
          <table:table-cell table:style-name="ce265" table:formula="of:=COM.MICROSOFT.CONCAT([.H12];&quot;ᴇ&quot;;IF([.I12]&lt;0;&quot;(&quot;;&quot;&quot;);[.I12];IF([.I12]&lt;0;&quot;)&quot;;&quot;&quot;))" office:value-type="string" office:string-value="94,8ᴇ63" calcext:value-type="string">
            <text:p>94,8ᴇ63</text:p>
          </table:table-cell>
          <table:table-cell table:style-name="ce284" table:formula="of:=[.H12]*10^[.I12]" office:value-type="float" office:value="9.48E+064" calcext:value-type="float">
            <text:p>9,48E+064</text:p>
          </table:table-cell>
          <table:table-cell table:style-name="ce294" table:formula="of:=RANK([.G12];[.$G$4:.$G$13];0)" office:value-type="float" office:value="5" calcext:value-type="float">
            <text:p>5</text:p>
          </table:table-cell>
          <table:table-cell table:number-columns-repeated="1012"/>
        </table:table-row>
        <table:table-row table:style-name="ro5">
          <table:table-cell table:style-name="ce64" office:value-type="float" office:value="0.716290546065079" calcext:value-type="float">
            <text:p>0,716290546065079</text:p>
          </table:table-cell>
          <table:table-cell table:style-name="ce102" office:value-type="float" office:value="9390" calcext:value-type="float">
            <text:p>9 390</text:p>
          </table:table-cell>
          <table:table-cell table:style-name="ce113" office:value-type="float" office:value="-72" calcext:value-type="float">
            <text:p>-72</text:p>
          </table:table-cell>
          <table:table-cell table:style-name="ce151" table:formula="of:=COM.MICROSOFT.CONCAT([.B13];&quot;ᴇ&quot;;IF([.C13]&lt;0;&quot;(&quot;;&quot;&quot;);[.C13];IF([.C13]&lt;0;&quot;)&quot;;&quot;&quot;))" office:value-type="string" office:string-value="9390ᴇ(-72)" calcext:value-type="string">
            <text:p>9390ᴇ(-72)</text:p>
          </table:table-cell>
          <table:table-cell table:style-name="ce166" table:formula="of:=[.B13]*10^[.C13]" office:value-type="float" office:value="9.39E-069" calcext:value-type="float">
            <text:p>9,39E-69</text:p>
          </table:table-cell>
          <table:table-cell table:style-name="ce217" table:formula="of:=RANK([.A13];[.$A$4:.$A$13];0)" office:value-type="float" office:value="4" calcext:value-type="float">
            <text:p>4</text:p>
          </table:table-cell>
          <table:table-cell table:style-name="ce233" office:value-type="float" office:value="0.555912466361165" calcext:value-type="float">
            <text:p>0,555912466361165</text:p>
          </table:table-cell>
          <table:table-cell table:style-name="ce236" office:value-type="float" office:value="94.3" calcext:value-type="float">
            <text:p>94,3</text:p>
          </table:table-cell>
          <table:table-cell table:style-name="ce256" office:value-type="float" office:value="-54" calcext:value-type="float">
            <text:p>-54</text:p>
          </table:table-cell>
          <table:table-cell table:style-name="ce266" table:formula="of:=COM.MICROSOFT.CONCAT([.H13];&quot;ᴇ&quot;;IF([.I13]&lt;0;&quot;(&quot;;&quot;&quot;);[.I13];IF([.I13]&lt;0;&quot;)&quot;;&quot;&quot;))" office:value-type="string" office:string-value="94,3ᴇ(-54)" calcext:value-type="string">
            <text:p>94,3ᴇ(-54)</text:p>
          </table:table-cell>
          <table:table-cell table:style-name="ce285" table:formula="of:=[.H13]*10^[.I13]" office:value-type="float" office:value="9.43E-053" calcext:value-type="float">
            <text:p>9,43E-53</text:p>
          </table:table-cell>
          <table:table-cell table:style-name="ce295" table:formula="of:=RANK([.G13];[.$G$4:.$G$13];0)" office:value-type="float" office:value="7" calcext:value-type="float">
            <text:p>7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307"/>
          <table:table-cell table:style-name="ce319"/>
          <table:table-cell table:style-name="ce337"/>
          <table:table-cell table:number-columns-repeated="2"/>
          <table:table-cell table:style-name="ce369"/>
          <table:table-cell table:number-columns-repeated="5"/>
          <table:table-cell table:formula="of:=sk(&quot;Tot&quot;)" office:value-type="string" office:string-value="" calcext:value-type="error">
            <text:p>#NOM ?</text:p>
          </table:table-cell>
          <table:table-cell table:number-columns-repeated="1011"/>
        </table:table-row>
        <table:table-row table:style-name="ro5">
          <table:table-cell/>
          <table:table-cell table:style-name="ce307"/>
          <table:table-cell table:style-name="ce114"/>
          <table:table-cell table:style-name="ce337"/>
          <table:table-cell table:number-columns-repeated="2"/>
          <table:table-cell table:style-name="ce369"/>
          <table:table-cell table:number-columns-repeated="1017"/>
        </table:table-row>
        <table:table-row table:style-name="ro5">
          <table:table-cell/>
          <table:table-cell table:style-name="ce307"/>
          <table:table-cell table:style-name="ce114"/>
          <table:table-cell table:style-name="ce337"/>
          <table:table-cell table:number-columns-repeated="2"/>
          <table:table-cell table:style-name="ce369"/>
          <table:table-cell table:number-columns-repeated="5"/>
          <table:table-cell table:formula="of:=sk(&quot;To&quot;)" office:value-type="string" office:string-value="" calcext:value-type="error">
            <text:p>#NOM ?</text:p>
          </table:table-cell>
          <table:table-cell table:number-columns-repeated="1011"/>
        </table:table-row>
        <table:table-row table:style-name="ro5" table:number-rows-repeated="7">
          <table:table-cell/>
          <table:table-cell table:style-name="ce307"/>
          <table:table-cell table:style-name="ce114"/>
          <table:table-cell table:style-name="ce337"/>
          <table:table-cell table:number-columns-repeated="2"/>
          <table:table-cell table:style-name="ce369"/>
          <table:table-cell table:number-columns-repeated="1017"/>
        </table:table-row>
        <table:table-row table:style-name="ro5" table:number-rows-repeated="2">
          <table:table-cell/>
          <table:table-cell table:style-name="ce307"/>
          <table:table-cell table:number-columns-repeated="1022"/>
        </table:table-row>
        <table:table-row table:style-name="ro5">
          <table:table-cell table:number-columns-repeated="3"/>
          <table:table-cell table:style-name="ce332"/>
          <table:table-cell table:number-columns-repeated="1020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onnées.A4:Données.A4">
            <calcext:condition calcext:apply-style-name="Arrière plan 1" calcext:value="formula-is(IF(MOD(ROW([.A3]);2)=0;1;0))" calcext:base-cell-address="Données.A4"/>
            <calcext:condition calcext:apply-style-name="Arrière plan 2" calcext:value="formula-is(IF(MOD(ROW([.A3]);1)=0;1;0))" calcext:base-cell-address="Données.A4"/>
            <calcext:condition calcext:apply-style-name="Arrière plan 1" calcext:value="=0" calcext:base-cell-address="Données.A4"/>
          </calcext:conditional-format>
          <calcext:conditional-format calcext:target-range-address="Données.B4:Données.B4">
            <calcext:condition calcext:apply-style-name="Arrière plan 1" calcext:value="formula-is(IF(MOD(ROW([.B3]);2)=0;1;0))" calcext:base-cell-address="Données.B4"/>
            <calcext:condition calcext:apply-style-name="Arrière plan 2" calcext:value="formula-is(IF(MOD(ROW([.B3]);1)=0;1;0))" calcext:base-cell-address="Données.B4"/>
            <calcext:condition calcext:apply-style-name="Arrière plan 1" calcext:value="=0" calcext:base-cell-address="Données.B4"/>
          </calcext:conditional-format>
          <calcext:conditional-format calcext:target-range-address="Données.C4:Données.C4">
            <calcext:condition calcext:apply-style-name="Arrière plan 1" calcext:value="formula-is(IF(MOD(ROW([.C3]);2)=0;1;0))" calcext:base-cell-address="Données.C4"/>
            <calcext:condition calcext:apply-style-name="Arrière plan 2" calcext:value="formula-is(IF(MOD(ROW([.C3]);1)=0;1;0))" calcext:base-cell-address="Données.C4"/>
            <calcext:condition calcext:apply-style-name="Arrière plan 1" calcext:value="=0" calcext:base-cell-address="Données.C4"/>
          </calcext:conditional-format>
          <calcext:conditional-format calcext:target-range-address="Données.D4:Données.D4">
            <calcext:condition calcext:apply-style-name="Arrière plan 1" calcext:value="formula-is(IF(MOD(ROW([.D3]);2)=0;1;0))" calcext:base-cell-address="Données.D4"/>
            <calcext:condition calcext:apply-style-name="Arrière plan 2" calcext:value="formula-is(IF(MOD(ROW([.D3]);1)=0;1;0))" calcext:base-cell-address="Données.D4"/>
            <calcext:condition calcext:apply-style-name="Arrière plan 1" calcext:value="=0" calcext:base-cell-address="Données.D4"/>
          </calcext:conditional-format>
          <calcext:conditional-format calcext:target-range-address="Données.E4:Données.E4">
            <calcext:condition calcext:apply-style-name="Arrière plan 1" calcext:value="formula-is(IF(MOD(ROW([.E3]);2)=0;1;0))" calcext:base-cell-address="Données.E4"/>
            <calcext:condition calcext:apply-style-name="Arrière plan 2" calcext:value="formula-is(IF(MOD(ROW([.E3]);1)=0;1;0))" calcext:base-cell-address="Données.E4"/>
            <calcext:condition calcext:apply-style-name="Arrière plan 1" calcext:value="=0" calcext:base-cell-address="Données.E4"/>
          </calcext:conditional-format>
          <calcext:conditional-format calcext:target-range-address="Données.F4:Données.F4">
            <calcext:condition calcext:apply-style-name="Arrière plan 1" calcext:value="formula-is(IF(MOD(ROW([.F3]);2)=0;1;0))" calcext:base-cell-address="Données.F4"/>
            <calcext:condition calcext:apply-style-name="Arrière plan 2" calcext:value="formula-is(IF(MOD(ROW([.F3]);1)=0;1;0))" calcext:base-cell-address="Données.F4"/>
            <calcext:condition calcext:apply-style-name="Arrière plan 1" calcext:value="=0" calcext:base-cell-address="Données.F4"/>
          </calcext:conditional-format>
          <calcext:conditional-format calcext:target-range-address="Données.G4:Données.G4">
            <calcext:condition calcext:apply-style-name="Arrière plan 1" calcext:value="formula-is(IF(MOD(ROW([.G3]);2)=0;1;0))" calcext:base-cell-address="Données.G4"/>
            <calcext:condition calcext:apply-style-name="Arrière plan 2" calcext:value="formula-is(IF(MOD(ROW([.G3]);1)=0;1;0))" calcext:base-cell-address="Données.G4"/>
            <calcext:condition calcext:apply-style-name="Arrière plan 1" calcext:value="=0" calcext:base-cell-address="Données.G4"/>
          </calcext:conditional-format>
          <calcext:conditional-format calcext:target-range-address="Données.I4:Données.I4">
            <calcext:condition calcext:apply-style-name="Arrière plan 1" calcext:value="formula-is(IF(MOD(ROW([.I3]);2)=0;1;0))" calcext:base-cell-address="Données.I4"/>
            <calcext:condition calcext:apply-style-name="Arrière plan 2" calcext:value="formula-is(IF(MOD(ROW([.I3]);1)=0;1;0))" calcext:base-cell-address="Données.I4"/>
            <calcext:condition calcext:apply-style-name="Arrière plan 1" calcext:value="=0" calcext:base-cell-address="Données.I4"/>
          </calcext:conditional-format>
          <calcext:conditional-format calcext:target-range-address="Données.J4:Données.J4">
            <calcext:condition calcext:apply-style-name="Arrière plan 1" calcext:value="formula-is(IF(MOD(ROW([.J3]);2)=0;1;0))" calcext:base-cell-address="Données.J4"/>
            <calcext:condition calcext:apply-style-name="Arrière plan 2" calcext:value="formula-is(IF(MOD(ROW([.J3]);1)=0;1;0))" calcext:base-cell-address="Données.J4"/>
            <calcext:condition calcext:apply-style-name="Arrière plan 1" calcext:value="=0" calcext:base-cell-address="Données.J4"/>
          </calcext:conditional-format>
          <calcext:conditional-format calcext:target-range-address="Données.K4:Données.K4">
            <calcext:condition calcext:apply-style-name="Arrière plan 1" calcext:value="formula-is(IF(MOD(ROW([.K3]);2)=0;1;0))" calcext:base-cell-address="Données.K4"/>
            <calcext:condition calcext:apply-style-name="Arrière plan 2" calcext:value="formula-is(IF(MOD(ROW([.K3]);1)=0;1;0))" calcext:base-cell-address="Données.K4"/>
            <calcext:condition calcext:apply-style-name="Arrière plan 1" calcext:value="=0" calcext:base-cell-address="Données.K4"/>
          </calcext:conditional-format>
          <calcext:conditional-format calcext:target-range-address="Données.L4:Données.L4">
            <calcext:condition calcext:apply-style-name="Arrière plan 1" calcext:value="formula-is(IF(MOD(ROW([.L3]);2)=0;1;0))" calcext:base-cell-address="Données.L4"/>
            <calcext:condition calcext:apply-style-name="Arrière plan 2" calcext:value="formula-is(IF(MOD(ROW([.L3]);1)=0;1;0))" calcext:base-cell-address="Données.L4"/>
            <calcext:condition calcext:apply-style-name="Arrière plan 1" calcext:value="=0" calcext:base-cell-address="Données.L4"/>
          </calcext:conditional-format>
          <calcext:conditional-format calcext:target-range-address="Données.A5:Données.A5">
            <calcext:condition calcext:apply-style-name="Arrière plan 1" calcext:value="formula-is(IF(MOD(ROW([.A4]);2)=0;1;0))" calcext:base-cell-address="Données.A5"/>
            <calcext:condition calcext:apply-style-name="Arrière plan 2" calcext:value="formula-is(IF(MOD(ROW([.A4]);1)=0;1;0))" calcext:base-cell-address="Données.A5"/>
            <calcext:condition calcext:apply-style-name="Arrière plan 1" calcext:value="=0" calcext:base-cell-address="Données.A5"/>
          </calcext:conditional-format>
          <calcext:conditional-format calcext:target-range-address="Données.B5:Données.B5">
            <calcext:condition calcext:apply-style-name="Arrière plan 1" calcext:value="formula-is(IF(MOD(ROW([.B4]);2)=0;1;0))" calcext:base-cell-address="Données.B5"/>
            <calcext:condition calcext:apply-style-name="Arrière plan 2" calcext:value="formula-is(IF(MOD(ROW([.B4]);1)=0;1;0))" calcext:base-cell-address="Données.B5"/>
            <calcext:condition calcext:apply-style-name="Arrière plan 1" calcext:value="=0" calcext:base-cell-address="Données.B5"/>
          </calcext:conditional-format>
          <calcext:conditional-format calcext:target-range-address="Données.C5:Données.C5">
            <calcext:condition calcext:apply-style-name="Arrière plan 1" calcext:value="formula-is(IF(MOD(ROW([.C4]);2)=0;1;0))" calcext:base-cell-address="Données.C5"/>
            <calcext:condition calcext:apply-style-name="Arrière plan 2" calcext:value="formula-is(IF(MOD(ROW([.C4]);1)=0;1;0))" calcext:base-cell-address="Données.C5"/>
            <calcext:condition calcext:apply-style-name="Arrière plan 1" calcext:value="=0" calcext:base-cell-address="Données.C5"/>
          </calcext:conditional-format>
          <calcext:conditional-format calcext:target-range-address="Données.D5:Données.D5">
            <calcext:condition calcext:apply-style-name="Arrière plan 1" calcext:value="formula-is(IF(MOD(ROW([.D4]);2)=0;1;0))" calcext:base-cell-address="Données.D5"/>
            <calcext:condition calcext:apply-style-name="Arrière plan 2" calcext:value="formula-is(IF(MOD(ROW([.D4]);1)=0;1;0))" calcext:base-cell-address="Données.D5"/>
            <calcext:condition calcext:apply-style-name="Arrière plan 1" calcext:value="=0" calcext:base-cell-address="Données.D5"/>
          </calcext:conditional-format>
          <calcext:conditional-format calcext:target-range-address="Données.E5:Données.E5">
            <calcext:condition calcext:apply-style-name="Arrière plan 1" calcext:value="formula-is(IF(MOD(ROW([.E4]);2)=0;1;0))" calcext:base-cell-address="Données.E5"/>
            <calcext:condition calcext:apply-style-name="Arrière plan 2" calcext:value="formula-is(IF(MOD(ROW([.E4]);1)=0;1;0))" calcext:base-cell-address="Données.E5"/>
            <calcext:condition calcext:apply-style-name="Arrière plan 1" calcext:value="=0" calcext:base-cell-address="Données.E5"/>
          </calcext:conditional-format>
          <calcext:conditional-format calcext:target-range-address="Données.F5:Données.F5">
            <calcext:condition calcext:apply-style-name="Arrière plan 1" calcext:value="formula-is(IF(MOD(ROW([.F4]);2)=0;1;0))" calcext:base-cell-address="Données.F5"/>
            <calcext:condition calcext:apply-style-name="Arrière plan 2" calcext:value="formula-is(IF(MOD(ROW([.F4]);1)=0;1;0))" calcext:base-cell-address="Données.F5"/>
            <calcext:condition calcext:apply-style-name="Arrière plan 1" calcext:value="=0" calcext:base-cell-address="Données.F5"/>
          </calcext:conditional-format>
          <calcext:conditional-format calcext:target-range-address="Données.G5:Données.G5">
            <calcext:condition calcext:apply-style-name="Arrière plan 1" calcext:value="formula-is(IF(MOD(ROW([.G4]);2)=0;1;0))" calcext:base-cell-address="Données.G5"/>
            <calcext:condition calcext:apply-style-name="Arrière plan 2" calcext:value="formula-is(IF(MOD(ROW([.G4]);1)=0;1;0))" calcext:base-cell-address="Données.G5"/>
            <calcext:condition calcext:apply-style-name="Arrière plan 1" calcext:value="=0" calcext:base-cell-address="Données.G5"/>
          </calcext:conditional-format>
          <calcext:conditional-format calcext:target-range-address="Données.I5:Données.I5">
            <calcext:condition calcext:apply-style-name="Arrière plan 1" calcext:value="formula-is(IF(MOD(ROW([.I4]);2)=0;1;0))" calcext:base-cell-address="Données.I5"/>
            <calcext:condition calcext:apply-style-name="Arrière plan 2" calcext:value="formula-is(IF(MOD(ROW([.I4]);1)=0;1;0))" calcext:base-cell-address="Données.I5"/>
            <calcext:condition calcext:apply-style-name="Arrière plan 1" calcext:value="=0" calcext:base-cell-address="Données.I5"/>
          </calcext:conditional-format>
          <calcext:conditional-format calcext:target-range-address="Données.J5:Données.J5">
            <calcext:condition calcext:apply-style-name="Arrière plan 1" calcext:value="formula-is(IF(MOD(ROW([.J4]);2)=0;1;0))" calcext:base-cell-address="Données.J5"/>
            <calcext:condition calcext:apply-style-name="Arrière plan 2" calcext:value="formula-is(IF(MOD(ROW([.J4]);1)=0;1;0))" calcext:base-cell-address="Données.J5"/>
            <calcext:condition calcext:apply-style-name="Arrière plan 1" calcext:value="=0" calcext:base-cell-address="Données.J5"/>
          </calcext:conditional-format>
          <calcext:conditional-format calcext:target-range-address="Données.K5:Données.K5">
            <calcext:condition calcext:apply-style-name="Arrière plan 1" calcext:value="formula-is(IF(MOD(ROW([.K4]);2)=0;1;0))" calcext:base-cell-address="Données.K5"/>
            <calcext:condition calcext:apply-style-name="Arrière plan 2" calcext:value="formula-is(IF(MOD(ROW([.K4]);1)=0;1;0))" calcext:base-cell-address="Données.K5"/>
            <calcext:condition calcext:apply-style-name="Arrière plan 1" calcext:value="=0" calcext:base-cell-address="Données.K5"/>
          </calcext:conditional-format>
          <calcext:conditional-format calcext:target-range-address="Données.L5:Données.L5">
            <calcext:condition calcext:apply-style-name="Arrière plan 1" calcext:value="formula-is(IF(MOD(ROW([.L4]);2)=0;1;0))" calcext:base-cell-address="Données.L5"/>
            <calcext:condition calcext:apply-style-name="Arrière plan 2" calcext:value="formula-is(IF(MOD(ROW([.L4]);1)=0;1;0))" calcext:base-cell-address="Données.L5"/>
            <calcext:condition calcext:apply-style-name="Arrière plan 1" calcext:value="=0" calcext:base-cell-address="Données.L5"/>
          </calcext:conditional-format>
          <calcext:conditional-format calcext:target-range-address="Données.A6:Données.A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6:Données.B6">
            <calcext:condition calcext:apply-style-name="Arrière plan 1" calcext:value="formula-is(IF(MOD(ROW([.B5]);2)=0;1;0))" calcext:base-cell-address="Données.B6"/>
            <calcext:condition calcext:apply-style-name="Arrière plan 2" calcext:value="formula-is(IF(MOD(ROW([.B5]);1)=0;1;0))" calcext:base-cell-address="Données.B6"/>
            <calcext:condition calcext:apply-style-name="Arrière plan 1" calcext:value="=0" calcext:base-cell-address="Données.B6"/>
          </calcext:conditional-format>
          <calcext:conditional-format calcext:target-range-address="Données.C6:Données.C6">
            <calcext:condition calcext:apply-style-name="Arrière plan 1" calcext:value="formula-is(IF(MOD(ROW([.C5]);2)=0;1;0))" calcext:base-cell-address="Données.C6"/>
            <calcext:condition calcext:apply-style-name="Arrière plan 2" calcext:value="formula-is(IF(MOD(ROW([.C5]);1)=0;1;0))" calcext:base-cell-address="Données.C6"/>
            <calcext:condition calcext:apply-style-name="Arrière plan 1" calcext:value="=0" calcext:base-cell-address="Données.C6"/>
          </calcext:conditional-format>
          <calcext:conditional-format calcext:target-range-address="Données.D6:Données.D6">
            <calcext:condition calcext:apply-style-name="Arrière plan 1" calcext:value="formula-is(IF(MOD(ROW([.D5]);2)=0;1;0))" calcext:base-cell-address="Données.D6"/>
            <calcext:condition calcext:apply-style-name="Arrière plan 2" calcext:value="formula-is(IF(MOD(ROW([.D5]);1)=0;1;0))" calcext:base-cell-address="Données.D6"/>
            <calcext:condition calcext:apply-style-name="Arrière plan 1" calcext:value="=0" calcext:base-cell-address="Données.D6"/>
          </calcext:conditional-format>
          <calcext:conditional-format calcext:target-range-address="Données.E6:Données.E6">
            <calcext:condition calcext:apply-style-name="Arrière plan 1" calcext:value="formula-is(IF(MOD(ROW([.E5]);2)=0;1;0))" calcext:base-cell-address="Données.E6"/>
            <calcext:condition calcext:apply-style-name="Arrière plan 2" calcext:value="formula-is(IF(MOD(ROW([.E5]);1)=0;1;0))" calcext:base-cell-address="Données.E6"/>
            <calcext:condition calcext:apply-style-name="Arrière plan 1" calcext:value="=0" calcext:base-cell-address="Données.E6"/>
          </calcext:conditional-format>
          <calcext:conditional-format calcext:target-range-address="Données.F6:Données.F6">
            <calcext:condition calcext:apply-style-name="Arrière plan 1" calcext:value="formula-is(IF(MOD(ROW([.F5]);2)=0;1;0))" calcext:base-cell-address="Données.F6"/>
            <calcext:condition calcext:apply-style-name="Arrière plan 2" calcext:value="formula-is(IF(MOD(ROW([.F5]);1)=0;1;0))" calcext:base-cell-address="Données.F6"/>
            <calcext:condition calcext:apply-style-name="Arrière plan 1" calcext:value="=0" calcext:base-cell-address="Données.F6"/>
          </calcext:conditional-format>
          <calcext:conditional-format calcext:target-range-address="Données.G6:Données.G6">
            <calcext:condition calcext:apply-style-name="Arrière plan 1" calcext:value="formula-is(IF(MOD(ROW([.G5]);2)=0;1;0))" calcext:base-cell-address="Données.G6"/>
            <calcext:condition calcext:apply-style-name="Arrière plan 2" calcext:value="formula-is(IF(MOD(ROW([.G5]);1)=0;1;0))" calcext:base-cell-address="Données.G6"/>
            <calcext:condition calcext:apply-style-name="Arrière plan 1" calcext:value="=0" calcext:base-cell-address="Données.G6"/>
          </calcext:conditional-format>
          <calcext:conditional-format calcext:target-range-address="Données.I6:Données.I6">
            <calcext:condition calcext:apply-style-name="Arrière plan 1" calcext:value="formula-is(IF(MOD(ROW([.I5]);2)=0;1;0))" calcext:base-cell-address="Données.I6"/>
            <calcext:condition calcext:apply-style-name="Arrière plan 2" calcext:value="formula-is(IF(MOD(ROW([.I5]);1)=0;1;0))" calcext:base-cell-address="Données.I6"/>
            <calcext:condition calcext:apply-style-name="Arrière plan 1" calcext:value="=0" calcext:base-cell-address="Données.I6"/>
          </calcext:conditional-format>
          <calcext:conditional-format calcext:target-range-address="Données.J6:Données.J6">
            <calcext:condition calcext:apply-style-name="Arrière plan 1" calcext:value="formula-is(IF(MOD(ROW([.J5]);2)=0;1;0))" calcext:base-cell-address="Données.J6"/>
            <calcext:condition calcext:apply-style-name="Arrière plan 2" calcext:value="formula-is(IF(MOD(ROW([.J5]);1)=0;1;0))" calcext:base-cell-address="Données.J6"/>
            <calcext:condition calcext:apply-style-name="Arrière plan 1" calcext:value="=0" calcext:base-cell-address="Données.J6"/>
          </calcext:conditional-format>
          <calcext:conditional-format calcext:target-range-address="Données.K6:Données.K6">
            <calcext:condition calcext:apply-style-name="Arrière plan 1" calcext:value="formula-is(IF(MOD(ROW([.K5]);2)=0;1;0))" calcext:base-cell-address="Données.K6"/>
            <calcext:condition calcext:apply-style-name="Arrière plan 2" calcext:value="formula-is(IF(MOD(ROW([.K5]);1)=0;1;0))" calcext:base-cell-address="Données.K6"/>
            <calcext:condition calcext:apply-style-name="Arrière plan 1" calcext:value="=0" calcext:base-cell-address="Données.K6"/>
          </calcext:conditional-format>
          <calcext:conditional-format calcext:target-range-address="Données.L6:Données.L6">
            <calcext:condition calcext:apply-style-name="Arrière plan 1" calcext:value="formula-is(IF(MOD(ROW([.L5]);2)=0;1;0))" calcext:base-cell-address="Données.L6"/>
            <calcext:condition calcext:apply-style-name="Arrière plan 2" calcext:value="formula-is(IF(MOD(ROW([.L5]);1)=0;1;0))" calcext:base-cell-address="Données.L6"/>
            <calcext:condition calcext:apply-style-name="Arrière plan 1" calcext:value="=0" calcext:base-cell-address="Données.L6"/>
          </calcext:conditional-format>
          <calcext:conditional-format calcext:target-range-address="Données.A7:Données.A7">
            <calcext:condition calcext:apply-style-name="Arrière plan 1" calcext:value="formula-is(IF(MOD(ROW([.A6]);2)=0;1;0))" calcext:base-cell-address="Données.A7"/>
            <calcext:condition calcext:apply-style-name="Arrière plan 2" calcext:value="formula-is(IF(MOD(ROW([.A6]);1)=0;1;0))" calcext:base-cell-address="Données.A7"/>
            <calcext:condition calcext:apply-style-name="Arrière plan 1" calcext:value="=0" calcext:base-cell-address="Données.A7"/>
          </calcext:conditional-format>
          <calcext:conditional-format calcext:target-range-address="Données.B7:Données.B7">
            <calcext:condition calcext:apply-style-name="Arrière plan 1" calcext:value="formula-is(IF(MOD(ROW([.B6]);2)=0;1;0))" calcext:base-cell-address="Données.B7"/>
            <calcext:condition calcext:apply-style-name="Arrière plan 2" calcext:value="formula-is(IF(MOD(ROW([.B6]);1)=0;1;0))" calcext:base-cell-address="Données.B7"/>
            <calcext:condition calcext:apply-style-name="Arrière plan 1" calcext:value="=0" calcext:base-cell-address="Données.B7"/>
          </calcext:conditional-format>
          <calcext:conditional-format calcext:target-range-address="Données.C7:Données.C7">
            <calcext:condition calcext:apply-style-name="Arrière plan 1" calcext:value="formula-is(IF(MOD(ROW([.C6]);2)=0;1;0))" calcext:base-cell-address="Données.C7"/>
            <calcext:condition calcext:apply-style-name="Arrière plan 2" calcext:value="formula-is(IF(MOD(ROW([.C6]);1)=0;1;0))" calcext:base-cell-address="Données.C7"/>
            <calcext:condition calcext:apply-style-name="Arrière plan 1" calcext:value="=0" calcext:base-cell-address="Données.C7"/>
          </calcext:conditional-format>
          <calcext:conditional-format calcext:target-range-address="Données.D7:Données.D7">
            <calcext:condition calcext:apply-style-name="Arrière plan 1" calcext:value="formula-is(IF(MOD(ROW([.D6]);2)=0;1;0))" calcext:base-cell-address="Données.D7"/>
            <calcext:condition calcext:apply-style-name="Arrière plan 2" calcext:value="formula-is(IF(MOD(ROW([.D6]);1)=0;1;0))" calcext:base-cell-address="Données.D7"/>
            <calcext:condition calcext:apply-style-name="Arrière plan 1" calcext:value="=0" calcext:base-cell-address="Données.D7"/>
          </calcext:conditional-format>
          <calcext:conditional-format calcext:target-range-address="Données.E7:Données.E7">
            <calcext:condition calcext:apply-style-name="Arrière plan 1" calcext:value="formula-is(IF(MOD(ROW([.E6]);2)=0;1;0))" calcext:base-cell-address="Données.E7"/>
            <calcext:condition calcext:apply-style-name="Arrière plan 2" calcext:value="formula-is(IF(MOD(ROW([.E6]);1)=0;1;0))" calcext:base-cell-address="Données.E7"/>
            <calcext:condition calcext:apply-style-name="Arrière plan 1" calcext:value="=0" calcext:base-cell-address="Données.E7"/>
          </calcext:conditional-format>
          <calcext:conditional-format calcext:target-range-address="Données.F7:Données.F7">
            <calcext:condition calcext:apply-style-name="Arrière plan 1" calcext:value="formula-is(IF(MOD(ROW([.F6]);2)=0;1;0))" calcext:base-cell-address="Données.F7"/>
            <calcext:condition calcext:apply-style-name="Arrière plan 2" calcext:value="formula-is(IF(MOD(ROW([.F6]);1)=0;1;0))" calcext:base-cell-address="Données.F7"/>
            <calcext:condition calcext:apply-style-name="Arrière plan 1" calcext:value="=0" calcext:base-cell-address="Données.F7"/>
          </calcext:conditional-format>
          <calcext:conditional-format calcext:target-range-address="Données.G7:Données.G7">
            <calcext:condition calcext:apply-style-name="Arrière plan 1" calcext:value="formula-is(IF(MOD(ROW([.G6]);2)=0;1;0))" calcext:base-cell-address="Données.G7"/>
            <calcext:condition calcext:apply-style-name="Arrière plan 2" calcext:value="formula-is(IF(MOD(ROW([.G6]);1)=0;1;0))" calcext:base-cell-address="Données.G7"/>
            <calcext:condition calcext:apply-style-name="Arrière plan 1" calcext:value="=0" calcext:base-cell-address="Données.G7"/>
          </calcext:conditional-format>
          <calcext:conditional-format calcext:target-range-address="Données.I7:Données.I7">
            <calcext:condition calcext:apply-style-name="Arrière plan 1" calcext:value="formula-is(IF(MOD(ROW([.I6]);2)=0;1;0))" calcext:base-cell-address="Données.I7"/>
            <calcext:condition calcext:apply-style-name="Arrière plan 2" calcext:value="formula-is(IF(MOD(ROW([.I6]);1)=0;1;0))" calcext:base-cell-address="Données.I7"/>
            <calcext:condition calcext:apply-style-name="Arrière plan 1" calcext:value="=0" calcext:base-cell-address="Données.I7"/>
          </calcext:conditional-format>
          <calcext:conditional-format calcext:target-range-address="Données.J7:Données.J7">
            <calcext:condition calcext:apply-style-name="Arrière plan 1" calcext:value="formula-is(IF(MOD(ROW([.J6]);2)=0;1;0))" calcext:base-cell-address="Données.J7"/>
            <calcext:condition calcext:apply-style-name="Arrière plan 2" calcext:value="formula-is(IF(MOD(ROW([.J6]);1)=0;1;0))" calcext:base-cell-address="Données.J7"/>
            <calcext:condition calcext:apply-style-name="Arrière plan 1" calcext:value="=0" calcext:base-cell-address="Données.J7"/>
          </calcext:conditional-format>
          <calcext:conditional-format calcext:target-range-address="Données.K7:Données.K7">
            <calcext:condition calcext:apply-style-name="Arrière plan 1" calcext:value="formula-is(IF(MOD(ROW([.K6]);2)=0;1;0))" calcext:base-cell-address="Données.K7"/>
            <calcext:condition calcext:apply-style-name="Arrière plan 2" calcext:value="formula-is(IF(MOD(ROW([.K6]);1)=0;1;0))" calcext:base-cell-address="Données.K7"/>
            <calcext:condition calcext:apply-style-name="Arrière plan 1" calcext:value="=0" calcext:base-cell-address="Données.K7"/>
          </calcext:conditional-format>
          <calcext:conditional-format calcext:target-range-address="Données.L7:Données.L7">
            <calcext:condition calcext:apply-style-name="Arrière plan 1" calcext:value="formula-is(IF(MOD(ROW([.L6]);2)=0;1;0))" calcext:base-cell-address="Données.L7"/>
            <calcext:condition calcext:apply-style-name="Arrière plan 2" calcext:value="formula-is(IF(MOD(ROW([.L6]);1)=0;1;0))" calcext:base-cell-address="Données.L7"/>
            <calcext:condition calcext:apply-style-name="Arrière plan 1" calcext:value="=0" calcext:base-cell-address="Données.L7"/>
          </calcext:conditional-format>
          <calcext:conditional-format calcext:target-range-address="Données.A8:Données.A8">
            <calcext:condition calcext:apply-style-name="Arrière plan 1" calcext:value="formula-is(IF(MOD(ROW([.A7]);2)=0;1;0))" calcext:base-cell-address="Données.A8"/>
            <calcext:condition calcext:apply-style-name="Arrière plan 2" calcext:value="formula-is(IF(MOD(ROW([.A7]);1)=0;1;0))" calcext:base-cell-address="Données.A8"/>
            <calcext:condition calcext:apply-style-name="Arrière plan 1" calcext:value="=0" calcext:base-cell-address="Données.A8"/>
          </calcext:conditional-format>
          <calcext:conditional-format calcext:target-range-address="Données.B8:Données.B8">
            <calcext:condition calcext:apply-style-name="Arrière plan 1" calcext:value="formula-is(IF(MOD(ROW([.B7]);2)=0;1;0))" calcext:base-cell-address="Données.B8"/>
            <calcext:condition calcext:apply-style-name="Arrière plan 2" calcext:value="formula-is(IF(MOD(ROW([.B7]);1)=0;1;0))" calcext:base-cell-address="Données.B8"/>
            <calcext:condition calcext:apply-style-name="Arrière plan 1" calcext:value="=0" calcext:base-cell-address="Données.B8"/>
          </calcext:conditional-format>
          <calcext:conditional-format calcext:target-range-address="Données.C8:Données.C8">
            <calcext:condition calcext:apply-style-name="Arrière plan 1" calcext:value="formula-is(IF(MOD(ROW([.C7]);2)=0;1;0))" calcext:base-cell-address="Données.C8"/>
            <calcext:condition calcext:apply-style-name="Arrière plan 2" calcext:value="formula-is(IF(MOD(ROW([.C7]);1)=0;1;0))" calcext:base-cell-address="Données.C8"/>
            <calcext:condition calcext:apply-style-name="Arrière plan 1" calcext:value="=0" calcext:base-cell-address="Données.C8"/>
          </calcext:conditional-format>
          <calcext:conditional-format calcext:target-range-address="Données.D8:Données.D8">
            <calcext:condition calcext:apply-style-name="Arrière plan 1" calcext:value="formula-is(IF(MOD(ROW([.D7]);2)=0;1;0))" calcext:base-cell-address="Données.D8"/>
            <calcext:condition calcext:apply-style-name="Arrière plan 2" calcext:value="formula-is(IF(MOD(ROW([.D7]);1)=0;1;0))" calcext:base-cell-address="Données.D8"/>
            <calcext:condition calcext:apply-style-name="Arrière plan 1" calcext:value="=0" calcext:base-cell-address="Données.D8"/>
          </calcext:conditional-format>
          <calcext:conditional-format calcext:target-range-address="Données.E8:Données.E8">
            <calcext:condition calcext:apply-style-name="Arrière plan 1" calcext:value="formula-is(IF(MOD(ROW([.E7]);2)=0;1;0))" calcext:base-cell-address="Données.E8"/>
            <calcext:condition calcext:apply-style-name="Arrière plan 2" calcext:value="formula-is(IF(MOD(ROW([.E7]);1)=0;1;0))" calcext:base-cell-address="Données.E8"/>
            <calcext:condition calcext:apply-style-name="Arrière plan 1" calcext:value="=0" calcext:base-cell-address="Données.E8"/>
          </calcext:conditional-format>
          <calcext:conditional-format calcext:target-range-address="Données.F8:Données.F8">
            <calcext:condition calcext:apply-style-name="Arrière plan 1" calcext:value="formula-is(IF(MOD(ROW([.F7]);2)=0;1;0))" calcext:base-cell-address="Données.F8"/>
            <calcext:condition calcext:apply-style-name="Arrière plan 2" calcext:value="formula-is(IF(MOD(ROW([.F7]);1)=0;1;0))" calcext:base-cell-address="Données.F8"/>
            <calcext:condition calcext:apply-style-name="Arrière plan 1" calcext:value="=0" calcext:base-cell-address="Données.F8"/>
          </calcext:conditional-format>
          <calcext:conditional-format calcext:target-range-address="Données.G8:Données.G8">
            <calcext:condition calcext:apply-style-name="Arrière plan 1" calcext:value="formula-is(IF(MOD(ROW([.G7]);2)=0;1;0))" calcext:base-cell-address="Données.G8"/>
            <calcext:condition calcext:apply-style-name="Arrière plan 2" calcext:value="formula-is(IF(MOD(ROW([.G7]);1)=0;1;0))" calcext:base-cell-address="Données.G8"/>
            <calcext:condition calcext:apply-style-name="Arrière plan 1" calcext:value="=0" calcext:base-cell-address="Données.G8"/>
          </calcext:conditional-format>
          <calcext:conditional-format calcext:target-range-address="Données.I8:Données.I8">
            <calcext:condition calcext:apply-style-name="Arrière plan 1" calcext:value="formula-is(IF(MOD(ROW([.I7]);2)=0;1;0))" calcext:base-cell-address="Données.I8"/>
            <calcext:condition calcext:apply-style-name="Arrière plan 2" calcext:value="formula-is(IF(MOD(ROW([.I7]);1)=0;1;0))" calcext:base-cell-address="Données.I8"/>
            <calcext:condition calcext:apply-style-name="Arrière plan 1" calcext:value="=0" calcext:base-cell-address="Données.I8"/>
          </calcext:conditional-format>
          <calcext:conditional-format calcext:target-range-address="Données.J8:Données.J8">
            <calcext:condition calcext:apply-style-name="Arrière plan 1" calcext:value="formula-is(IF(MOD(ROW([.J7]);2)=0;1;0))" calcext:base-cell-address="Données.J8"/>
            <calcext:condition calcext:apply-style-name="Arrière plan 2" calcext:value="formula-is(IF(MOD(ROW([.J7]);1)=0;1;0))" calcext:base-cell-address="Données.J8"/>
            <calcext:condition calcext:apply-style-name="Arrière plan 1" calcext:value="=0" calcext:base-cell-address="Données.J8"/>
          </calcext:conditional-format>
          <calcext:conditional-format calcext:target-range-address="Données.K8:Données.K8">
            <calcext:condition calcext:apply-style-name="Arrière plan 1" calcext:value="formula-is(IF(MOD(ROW([.K7]);2)=0;1;0))" calcext:base-cell-address="Données.K8"/>
            <calcext:condition calcext:apply-style-name="Arrière plan 2" calcext:value="formula-is(IF(MOD(ROW([.K7]);1)=0;1;0))" calcext:base-cell-address="Données.K8"/>
            <calcext:condition calcext:apply-style-name="Arrière plan 1" calcext:value="=0" calcext:base-cell-address="Données.K8"/>
          </calcext:conditional-format>
          <calcext:conditional-format calcext:target-range-address="Données.L8:Données.L8">
            <calcext:condition calcext:apply-style-name="Arrière plan 1" calcext:value="formula-is(IF(MOD(ROW([.L7]);2)=0;1;0))" calcext:base-cell-address="Données.L8"/>
            <calcext:condition calcext:apply-style-name="Arrière plan 2" calcext:value="formula-is(IF(MOD(ROW([.L7]);1)=0;1;0))" calcext:base-cell-address="Données.L8"/>
            <calcext:condition calcext:apply-style-name="Arrière plan 1" calcext:value="=0" calcext:base-cell-address="Données.L8"/>
          </calcext:conditional-format>
          <calcext:conditional-format calcext:target-range-address="Données.A9:Données.A9">
            <calcext:condition calcext:apply-style-name="Arrière plan 1" calcext:value="formula-is(IF(MOD(ROW([.A8]);2)=0;1;0))" calcext:base-cell-address="Données.A9"/>
            <calcext:condition calcext:apply-style-name="Arrière plan 2" calcext:value="formula-is(IF(MOD(ROW([.A8]);1)=0;1;0))" calcext:base-cell-address="Données.A9"/>
            <calcext:condition calcext:apply-style-name="Arrière plan 1" calcext:value="=0" calcext:base-cell-address="Données.A9"/>
          </calcext:conditional-format>
          <calcext:conditional-format calcext:target-range-address="Données.B9:Données.B9">
            <calcext:condition calcext:apply-style-name="Arrière plan 1" calcext:value="formula-is(IF(MOD(ROW([.B8]);2)=0;1;0))" calcext:base-cell-address="Données.B9"/>
            <calcext:condition calcext:apply-style-name="Arrière plan 2" calcext:value="formula-is(IF(MOD(ROW([.B8]);1)=0;1;0))" calcext:base-cell-address="Données.B9"/>
            <calcext:condition calcext:apply-style-name="Arrière plan 1" calcext:value="=0" calcext:base-cell-address="Données.B9"/>
          </calcext:conditional-format>
          <calcext:conditional-format calcext:target-range-address="Données.C9:Données.C9">
            <calcext:condition calcext:apply-style-name="Arrière plan 1" calcext:value="formula-is(IF(MOD(ROW([.C8]);2)=0;1;0))" calcext:base-cell-address="Données.C9"/>
            <calcext:condition calcext:apply-style-name="Arrière plan 2" calcext:value="formula-is(IF(MOD(ROW([.C8]);1)=0;1;0))" calcext:base-cell-address="Données.C9"/>
            <calcext:condition calcext:apply-style-name="Arrière plan 1" calcext:value="=0" calcext:base-cell-address="Données.C9"/>
          </calcext:conditional-format>
          <calcext:conditional-format calcext:target-range-address="Données.D9:Données.D9">
            <calcext:condition calcext:apply-style-name="Arrière plan 1" calcext:value="formula-is(IF(MOD(ROW([.D8]);2)=0;1;0))" calcext:base-cell-address="Données.D9"/>
            <calcext:condition calcext:apply-style-name="Arrière plan 2" calcext:value="formula-is(IF(MOD(ROW([.D8]);1)=0;1;0))" calcext:base-cell-address="Données.D9"/>
            <calcext:condition calcext:apply-style-name="Arrière plan 1" calcext:value="=0" calcext:base-cell-address="Données.D9"/>
          </calcext:conditional-format>
          <calcext:conditional-format calcext:target-range-address="Données.E9:Données.E9">
            <calcext:condition calcext:apply-style-name="Arrière plan 1" calcext:value="formula-is(IF(MOD(ROW([.E8]);2)=0;1;0))" calcext:base-cell-address="Données.E9"/>
            <calcext:condition calcext:apply-style-name="Arrière plan 2" calcext:value="formula-is(IF(MOD(ROW([.E8]);1)=0;1;0))" calcext:base-cell-address="Données.E9"/>
            <calcext:condition calcext:apply-style-name="Arrière plan 1" calcext:value="=0" calcext:base-cell-address="Données.E9"/>
          </calcext:conditional-format>
          <calcext:conditional-format calcext:target-range-address="Données.F9:Données.F9">
            <calcext:condition calcext:apply-style-name="Arrière plan 1" calcext:value="formula-is(IF(MOD(ROW([.F8]);2)=0;1;0))" calcext:base-cell-address="Données.F9"/>
            <calcext:condition calcext:apply-style-name="Arrière plan 2" calcext:value="formula-is(IF(MOD(ROW([.F8]);1)=0;1;0))" calcext:base-cell-address="Données.F9"/>
            <calcext:condition calcext:apply-style-name="Arrière plan 1" calcext:value="=0" calcext:base-cell-address="Données.F9"/>
          </calcext:conditional-format>
          <calcext:conditional-format calcext:target-range-address="Données.G9:Données.G9">
            <calcext:condition calcext:apply-style-name="Arrière plan 1" calcext:value="formula-is(IF(MOD(ROW([.G8]);2)=0;1;0))" calcext:base-cell-address="Données.G9"/>
            <calcext:condition calcext:apply-style-name="Arrière plan 2" calcext:value="formula-is(IF(MOD(ROW([.G8]);1)=0;1;0))" calcext:base-cell-address="Données.G9"/>
            <calcext:condition calcext:apply-style-name="Arrière plan 1" calcext:value="=0" calcext:base-cell-address="Données.G9"/>
          </calcext:conditional-format>
          <calcext:conditional-format calcext:target-range-address="Données.I9:Données.I9">
            <calcext:condition calcext:apply-style-name="Arrière plan 1" calcext:value="formula-is(IF(MOD(ROW([.I8]);2)=0;1;0))" calcext:base-cell-address="Données.I9"/>
            <calcext:condition calcext:apply-style-name="Arrière plan 2" calcext:value="formula-is(IF(MOD(ROW([.I8]);1)=0;1;0))" calcext:base-cell-address="Données.I9"/>
            <calcext:condition calcext:apply-style-name="Arrière plan 1" calcext:value="=0" calcext:base-cell-address="Données.I9"/>
          </calcext:conditional-format>
          <calcext:conditional-format calcext:target-range-address="Données.J9:Données.J9">
            <calcext:condition calcext:apply-style-name="Arrière plan 1" calcext:value="formula-is(IF(MOD(ROW([.J8]);2)=0;1;0))" calcext:base-cell-address="Données.J9"/>
            <calcext:condition calcext:apply-style-name="Arrière plan 2" calcext:value="formula-is(IF(MOD(ROW([.J8]);1)=0;1;0))" calcext:base-cell-address="Données.J9"/>
            <calcext:condition calcext:apply-style-name="Arrière plan 1" calcext:value="=0" calcext:base-cell-address="Données.J9"/>
          </calcext:conditional-format>
          <calcext:conditional-format calcext:target-range-address="Données.K9:Données.K9">
            <calcext:condition calcext:apply-style-name="Arrière plan 1" calcext:value="formula-is(IF(MOD(ROW([.K8]);2)=0;1;0))" calcext:base-cell-address="Données.K9"/>
            <calcext:condition calcext:apply-style-name="Arrière plan 2" calcext:value="formula-is(IF(MOD(ROW([.K8]);1)=0;1;0))" calcext:base-cell-address="Données.K9"/>
            <calcext:condition calcext:apply-style-name="Arrière plan 1" calcext:value="=0" calcext:base-cell-address="Données.K9"/>
          </calcext:conditional-format>
          <calcext:conditional-format calcext:target-range-address="Données.L9:Données.L9">
            <calcext:condition calcext:apply-style-name="Arrière plan 1" calcext:value="formula-is(IF(MOD(ROW([.L8]);2)=0;1;0))" calcext:base-cell-address="Données.L9"/>
            <calcext:condition calcext:apply-style-name="Arrière plan 2" calcext:value="formula-is(IF(MOD(ROW([.L8]);1)=0;1;0))" calcext:base-cell-address="Données.L9"/>
            <calcext:condition calcext:apply-style-name="Arrière plan 1" calcext:value="=0" calcext:base-cell-address="Données.L9"/>
          </calcext:conditional-format>
          <calcext:conditional-format calcext:target-range-address="Données.A10:Données.A10">
            <calcext:condition calcext:apply-style-name="Arrière plan 1" calcext:value="formula-is(IF(MOD(ROW([.A9]);2)=0;1;0))" calcext:base-cell-address="Données.A10"/>
            <calcext:condition calcext:apply-style-name="Arrière plan 2" calcext:value="formula-is(IF(MOD(ROW([.A9]);1)=0;1;0))" calcext:base-cell-address="Données.A10"/>
            <calcext:condition calcext:apply-style-name="Arrière plan 1" calcext:value="=0" calcext:base-cell-address="Données.A10"/>
          </calcext:conditional-format>
          <calcext:conditional-format calcext:target-range-address="Données.B10:Données.B10">
            <calcext:condition calcext:apply-style-name="Arrière plan 1" calcext:value="formula-is(IF(MOD(ROW([.B9]);2)=0;1;0))" calcext:base-cell-address="Données.B10"/>
            <calcext:condition calcext:apply-style-name="Arrière plan 2" calcext:value="formula-is(IF(MOD(ROW([.B9]);1)=0;1;0))" calcext:base-cell-address="Données.B10"/>
            <calcext:condition calcext:apply-style-name="Arrière plan 1" calcext:value="=0" calcext:base-cell-address="Données.B10"/>
          </calcext:conditional-format>
          <calcext:conditional-format calcext:target-range-address="Données.C10:Données.C10">
            <calcext:condition calcext:apply-style-name="Arrière plan 1" calcext:value="formula-is(IF(MOD(ROW([.C9]);2)=0;1;0))" calcext:base-cell-address="Données.C10"/>
            <calcext:condition calcext:apply-style-name="Arrière plan 2" calcext:value="formula-is(IF(MOD(ROW([.C9]);1)=0;1;0))" calcext:base-cell-address="Données.C10"/>
            <calcext:condition calcext:apply-style-name="Arrière plan 1" calcext:value="=0" calcext:base-cell-address="Données.C10"/>
          </calcext:conditional-format>
          <calcext:conditional-format calcext:target-range-address="Données.D10:Données.D10">
            <calcext:condition calcext:apply-style-name="Arrière plan 1" calcext:value="formula-is(IF(MOD(ROW([.D9]);2)=0;1;0))" calcext:base-cell-address="Données.D10"/>
            <calcext:condition calcext:apply-style-name="Arrière plan 2" calcext:value="formula-is(IF(MOD(ROW([.D9]);1)=0;1;0))" calcext:base-cell-address="Données.D10"/>
            <calcext:condition calcext:apply-style-name="Arrière plan 1" calcext:value="=0" calcext:base-cell-address="Données.D10"/>
          </calcext:conditional-format>
          <calcext:conditional-format calcext:target-range-address="Données.E10:Données.E10">
            <calcext:condition calcext:apply-style-name="Arrière plan 1" calcext:value="formula-is(IF(MOD(ROW([.E9]);2)=0;1;0))" calcext:base-cell-address="Données.E10"/>
            <calcext:condition calcext:apply-style-name="Arrière plan 2" calcext:value="formula-is(IF(MOD(ROW([.E9]);1)=0;1;0))" calcext:base-cell-address="Données.E10"/>
            <calcext:condition calcext:apply-style-name="Arrière plan 1" calcext:value="=0" calcext:base-cell-address="Données.E10"/>
          </calcext:conditional-format>
          <calcext:conditional-format calcext:target-range-address="Données.F10:Données.F10">
            <calcext:condition calcext:apply-style-name="Arrière plan 1" calcext:value="formula-is(IF(MOD(ROW([.F9]);2)=0;1;0))" calcext:base-cell-address="Données.F10"/>
            <calcext:condition calcext:apply-style-name="Arrière plan 2" calcext:value="formula-is(IF(MOD(ROW([.F9]);1)=0;1;0))" calcext:base-cell-address="Données.F10"/>
            <calcext:condition calcext:apply-style-name="Arrière plan 1" calcext:value="=0" calcext:base-cell-address="Données.F10"/>
          </calcext:conditional-format>
          <calcext:conditional-format calcext:target-range-address="Données.G10:Données.G10">
            <calcext:condition calcext:apply-style-name="Arrière plan 1" calcext:value="formula-is(IF(MOD(ROW([.G9]);2)=0;1;0))" calcext:base-cell-address="Données.G10"/>
            <calcext:condition calcext:apply-style-name="Arrière plan 2" calcext:value="formula-is(IF(MOD(ROW([.G9]);1)=0;1;0))" calcext:base-cell-address="Données.G10"/>
            <calcext:condition calcext:apply-style-name="Arrière plan 1" calcext:value="=0" calcext:base-cell-address="Données.G10"/>
          </calcext:conditional-format>
          <calcext:conditional-format calcext:target-range-address="Données.I10:Données.I10">
            <calcext:condition calcext:apply-style-name="Arrière plan 1" calcext:value="formula-is(IF(MOD(ROW([.I9]);2)=0;1;0))" calcext:base-cell-address="Données.I10"/>
            <calcext:condition calcext:apply-style-name="Arrière plan 2" calcext:value="formula-is(IF(MOD(ROW([.I9]);1)=0;1;0))" calcext:base-cell-address="Données.I10"/>
            <calcext:condition calcext:apply-style-name="Arrière plan 1" calcext:value="=0" calcext:base-cell-address="Données.I10"/>
          </calcext:conditional-format>
          <calcext:conditional-format calcext:target-range-address="Données.J10:Données.J10">
            <calcext:condition calcext:apply-style-name="Arrière plan 1" calcext:value="formula-is(IF(MOD(ROW([.J9]);2)=0;1;0))" calcext:base-cell-address="Données.J10"/>
            <calcext:condition calcext:apply-style-name="Arrière plan 2" calcext:value="formula-is(IF(MOD(ROW([.J9]);1)=0;1;0))" calcext:base-cell-address="Données.J10"/>
            <calcext:condition calcext:apply-style-name="Arrière plan 1" calcext:value="=0" calcext:base-cell-address="Données.J10"/>
          </calcext:conditional-format>
          <calcext:conditional-format calcext:target-range-address="Données.K10:Données.K10">
            <calcext:condition calcext:apply-style-name="Arrière plan 1" calcext:value="formula-is(IF(MOD(ROW([.K9]);2)=0;1;0))" calcext:base-cell-address="Données.K10"/>
            <calcext:condition calcext:apply-style-name="Arrière plan 2" calcext:value="formula-is(IF(MOD(ROW([.K9]);1)=0;1;0))" calcext:base-cell-address="Données.K10"/>
            <calcext:condition calcext:apply-style-name="Arrière plan 1" calcext:value="=0" calcext:base-cell-address="Données.K10"/>
          </calcext:conditional-format>
          <calcext:conditional-format calcext:target-range-address="Données.L10:Données.L10">
            <calcext:condition calcext:apply-style-name="Arrière plan 1" calcext:value="formula-is(IF(MOD(ROW([.L9]);2)=0;1;0))" calcext:base-cell-address="Données.L10"/>
            <calcext:condition calcext:apply-style-name="Arrière plan 2" calcext:value="formula-is(IF(MOD(ROW([.L9]);1)=0;1;0))" calcext:base-cell-address="Données.L10"/>
            <calcext:condition calcext:apply-style-name="Arrière plan 1" calcext:value="=0" calcext:base-cell-address="Données.L10"/>
          </calcext:conditional-format>
          <calcext:conditional-format calcext:target-range-address="Données.A11:Données.A11">
            <calcext:condition calcext:apply-style-name="Arrière plan 1" calcext:value="formula-is(IF(MOD(ROW([.A10]);2)=0;1;0))" calcext:base-cell-address="Données.A11"/>
            <calcext:condition calcext:apply-style-name="Arrière plan 2" calcext:value="formula-is(IF(MOD(ROW([.A10]);1)=0;1;0))" calcext:base-cell-address="Données.A11"/>
            <calcext:condition calcext:apply-style-name="Arrière plan 1" calcext:value="=0" calcext:base-cell-address="Données.A11"/>
          </calcext:conditional-format>
          <calcext:conditional-format calcext:target-range-address="Données.B11:Données.B11">
            <calcext:condition calcext:apply-style-name="Arrière plan 1" calcext:value="formula-is(IF(MOD(ROW([.B10]);2)=0;1;0))" calcext:base-cell-address="Données.B11"/>
            <calcext:condition calcext:apply-style-name="Arrière plan 2" calcext:value="formula-is(IF(MOD(ROW([.B10]);1)=0;1;0))" calcext:base-cell-address="Données.B11"/>
            <calcext:condition calcext:apply-style-name="Arrière plan 1" calcext:value="=0" calcext:base-cell-address="Données.B11"/>
          </calcext:conditional-format>
          <calcext:conditional-format calcext:target-range-address="Données.C11:Données.C11">
            <calcext:condition calcext:apply-style-name="Arrière plan 1" calcext:value="formula-is(IF(MOD(ROW([.C10]);2)=0;1;0))" calcext:base-cell-address="Données.C11"/>
            <calcext:condition calcext:apply-style-name="Arrière plan 2" calcext:value="formula-is(IF(MOD(ROW([.C10]);1)=0;1;0))" calcext:base-cell-address="Données.C11"/>
            <calcext:condition calcext:apply-style-name="Arrière plan 1" calcext:value="=0" calcext:base-cell-address="Données.C11"/>
          </calcext:conditional-format>
          <calcext:conditional-format calcext:target-range-address="Données.D11:Données.D11">
            <calcext:condition calcext:apply-style-name="Arrière plan 1" calcext:value="formula-is(IF(MOD(ROW([.D10]);2)=0;1;0))" calcext:base-cell-address="Données.D11"/>
            <calcext:condition calcext:apply-style-name="Arrière plan 2" calcext:value="formula-is(IF(MOD(ROW([.D10]);1)=0;1;0))" calcext:base-cell-address="Données.D11"/>
            <calcext:condition calcext:apply-style-name="Arrière plan 1" calcext:value="=0" calcext:base-cell-address="Données.D11"/>
          </calcext:conditional-format>
          <calcext:conditional-format calcext:target-range-address="Données.E11:Données.E11">
            <calcext:condition calcext:apply-style-name="Arrière plan 1" calcext:value="formula-is(IF(MOD(ROW([.E10]);2)=0;1;0))" calcext:base-cell-address="Données.E11"/>
            <calcext:condition calcext:apply-style-name="Arrière plan 2" calcext:value="formula-is(IF(MOD(ROW([.E10]);1)=0;1;0))" calcext:base-cell-address="Données.E11"/>
            <calcext:condition calcext:apply-style-name="Arrière plan 1" calcext:value="=0" calcext:base-cell-address="Données.E11"/>
          </calcext:conditional-format>
          <calcext:conditional-format calcext:target-range-address="Données.F11:Données.F11">
            <calcext:condition calcext:apply-style-name="Arrière plan 1" calcext:value="formula-is(IF(MOD(ROW([.F10]);2)=0;1;0))" calcext:base-cell-address="Données.F11"/>
            <calcext:condition calcext:apply-style-name="Arrière plan 2" calcext:value="formula-is(IF(MOD(ROW([.F10]);1)=0;1;0))" calcext:base-cell-address="Données.F11"/>
            <calcext:condition calcext:apply-style-name="Arrière plan 1" calcext:value="=0" calcext:base-cell-address="Données.F11"/>
          </calcext:conditional-format>
          <calcext:conditional-format calcext:target-range-address="Données.G11:Données.G11">
            <calcext:condition calcext:apply-style-name="Arrière plan 1" calcext:value="formula-is(IF(MOD(ROW([.G10]);2)=0;1;0))" calcext:base-cell-address="Données.G11"/>
            <calcext:condition calcext:apply-style-name="Arrière plan 2" calcext:value="formula-is(IF(MOD(ROW([.G10]);1)=0;1;0))" calcext:base-cell-address="Données.G11"/>
            <calcext:condition calcext:apply-style-name="Arrière plan 1" calcext:value="=0" calcext:base-cell-address="Données.G11"/>
          </calcext:conditional-format>
          <calcext:conditional-format calcext:target-range-address="Données.I11:Données.I11">
            <calcext:condition calcext:apply-style-name="Arrière plan 1" calcext:value="formula-is(IF(MOD(ROW([.I10]);2)=0;1;0))" calcext:base-cell-address="Données.I11"/>
            <calcext:condition calcext:apply-style-name="Arrière plan 2" calcext:value="formula-is(IF(MOD(ROW([.I10]);1)=0;1;0))" calcext:base-cell-address="Données.I11"/>
            <calcext:condition calcext:apply-style-name="Arrière plan 1" calcext:value="=0" calcext:base-cell-address="Données.I11"/>
          </calcext:conditional-format>
          <calcext:conditional-format calcext:target-range-address="Données.J11:Données.J11">
            <calcext:condition calcext:apply-style-name="Arrière plan 1" calcext:value="formula-is(IF(MOD(ROW([.J10]);2)=0;1;0))" calcext:base-cell-address="Données.J11"/>
            <calcext:condition calcext:apply-style-name="Arrière plan 2" calcext:value="formula-is(IF(MOD(ROW([.J10]);1)=0;1;0))" calcext:base-cell-address="Données.J11"/>
            <calcext:condition calcext:apply-style-name="Arrière plan 1" calcext:value="=0" calcext:base-cell-address="Données.J11"/>
          </calcext:conditional-format>
          <calcext:conditional-format calcext:target-range-address="Données.K11:Données.K11">
            <calcext:condition calcext:apply-style-name="Arrière plan 1" calcext:value="formula-is(IF(MOD(ROW([.K10]);2)=0;1;0))" calcext:base-cell-address="Données.K11"/>
            <calcext:condition calcext:apply-style-name="Arrière plan 2" calcext:value="formula-is(IF(MOD(ROW([.K10]);1)=0;1;0))" calcext:base-cell-address="Données.K11"/>
            <calcext:condition calcext:apply-style-name="Arrière plan 1" calcext:value="=0" calcext:base-cell-address="Données.K11"/>
          </calcext:conditional-format>
          <calcext:conditional-format calcext:target-range-address="Données.L11:Données.L11">
            <calcext:condition calcext:apply-style-name="Arrière plan 1" calcext:value="formula-is(IF(MOD(ROW([.L10]);2)=0;1;0))" calcext:base-cell-address="Données.L11"/>
            <calcext:condition calcext:apply-style-name="Arrière plan 2" calcext:value="formula-is(IF(MOD(ROW([.L10]);1)=0;1;0))" calcext:base-cell-address="Données.L11"/>
            <calcext:condition calcext:apply-style-name="Arrière plan 1" calcext:value="=0" calcext:base-cell-address="Données.L11"/>
          </calcext:conditional-format>
          <calcext:conditional-format calcext:target-range-address="Données.A12:Données.A12">
            <calcext:condition calcext:apply-style-name="Arrière plan 1" calcext:value="formula-is(IF(MOD(ROW([.A11]);2)=0;1;0))" calcext:base-cell-address="Données.A12"/>
            <calcext:condition calcext:apply-style-name="Arrière plan 2" calcext:value="formula-is(IF(MOD(ROW([.A11]);1)=0;1;0))" calcext:base-cell-address="Données.A12"/>
            <calcext:condition calcext:apply-style-name="Arrière plan 1" calcext:value="=0" calcext:base-cell-address="Données.A12"/>
          </calcext:conditional-format>
          <calcext:conditional-format calcext:target-range-address="Données.B12:Données.B12">
            <calcext:condition calcext:apply-style-name="Arrière plan 1" calcext:value="formula-is(IF(MOD(ROW([.B11]);2)=0;1;0))" calcext:base-cell-address="Données.B12"/>
            <calcext:condition calcext:apply-style-name="Arrière plan 2" calcext:value="formula-is(IF(MOD(ROW([.B11]);1)=0;1;0))" calcext:base-cell-address="Données.B12"/>
            <calcext:condition calcext:apply-style-name="Arrière plan 1" calcext:value="=0" calcext:base-cell-address="Données.B12"/>
          </calcext:conditional-format>
          <calcext:conditional-format calcext:target-range-address="Données.C12:Données.C12">
            <calcext:condition calcext:apply-style-name="Arrière plan 1" calcext:value="formula-is(IF(MOD(ROW([.C11]);2)=0;1;0))" calcext:base-cell-address="Données.C12"/>
            <calcext:condition calcext:apply-style-name="Arrière plan 2" calcext:value="formula-is(IF(MOD(ROW([.C11]);1)=0;1;0))" calcext:base-cell-address="Données.C12"/>
            <calcext:condition calcext:apply-style-name="Arrière plan 1" calcext:value="=0" calcext:base-cell-address="Données.C12"/>
          </calcext:conditional-format>
          <calcext:conditional-format calcext:target-range-address="Données.D12:Données.D12">
            <calcext:condition calcext:apply-style-name="Arrière plan 1" calcext:value="formula-is(IF(MOD(ROW([.D11]);2)=0;1;0))" calcext:base-cell-address="Données.D12"/>
            <calcext:condition calcext:apply-style-name="Arrière plan 2" calcext:value="formula-is(IF(MOD(ROW([.D11]);1)=0;1;0))" calcext:base-cell-address="Données.D12"/>
            <calcext:condition calcext:apply-style-name="Arrière plan 1" calcext:value="=0" calcext:base-cell-address="Données.D12"/>
          </calcext:conditional-format>
          <calcext:conditional-format calcext:target-range-address="Données.E12:Données.E12">
            <calcext:condition calcext:apply-style-name="Arrière plan 1" calcext:value="formula-is(IF(MOD(ROW([.E11]);2)=0;1;0))" calcext:base-cell-address="Données.E12"/>
            <calcext:condition calcext:apply-style-name="Arrière plan 2" calcext:value="formula-is(IF(MOD(ROW([.E11]);1)=0;1;0))" calcext:base-cell-address="Données.E12"/>
            <calcext:condition calcext:apply-style-name="Arrière plan 1" calcext:value="=0" calcext:base-cell-address="Données.E12"/>
          </calcext:conditional-format>
          <calcext:conditional-format calcext:target-range-address="Données.F12:Données.F12">
            <calcext:condition calcext:apply-style-name="Arrière plan 1" calcext:value="formula-is(IF(MOD(ROW([.F11]);2)=0;1;0))" calcext:base-cell-address="Données.F12"/>
            <calcext:condition calcext:apply-style-name="Arrière plan 2" calcext:value="formula-is(IF(MOD(ROW([.F11]);1)=0;1;0))" calcext:base-cell-address="Données.F12"/>
            <calcext:condition calcext:apply-style-name="Arrière plan 1" calcext:value="=0" calcext:base-cell-address="Données.F12"/>
          </calcext:conditional-format>
          <calcext:conditional-format calcext:target-range-address="Données.G12:Données.G12">
            <calcext:condition calcext:apply-style-name="Arrière plan 1" calcext:value="formula-is(IF(MOD(ROW([.G11]);2)=0;1;0))" calcext:base-cell-address="Données.G12"/>
            <calcext:condition calcext:apply-style-name="Arrière plan 2" calcext:value="formula-is(IF(MOD(ROW([.G11]);1)=0;1;0))" calcext:base-cell-address="Données.G12"/>
            <calcext:condition calcext:apply-style-name="Arrière plan 1" calcext:value="=0" calcext:base-cell-address="Données.G12"/>
          </calcext:conditional-format>
          <calcext:conditional-format calcext:target-range-address="Données.I12:Données.I12">
            <calcext:condition calcext:apply-style-name="Arrière plan 1" calcext:value="formula-is(IF(MOD(ROW([.I11]);2)=0;1;0))" calcext:base-cell-address="Données.I12"/>
            <calcext:condition calcext:apply-style-name="Arrière plan 2" calcext:value="formula-is(IF(MOD(ROW([.I11]);1)=0;1;0))" calcext:base-cell-address="Données.I12"/>
            <calcext:condition calcext:apply-style-name="Arrière plan 1" calcext:value="=0" calcext:base-cell-address="Données.I12"/>
          </calcext:conditional-format>
          <calcext:conditional-format calcext:target-range-address="Données.J12:Données.J12">
            <calcext:condition calcext:apply-style-name="Arrière plan 1" calcext:value="formula-is(IF(MOD(ROW([.J11]);2)=0;1;0))" calcext:base-cell-address="Données.J12"/>
            <calcext:condition calcext:apply-style-name="Arrière plan 2" calcext:value="formula-is(IF(MOD(ROW([.J11]);1)=0;1;0))" calcext:base-cell-address="Données.J12"/>
            <calcext:condition calcext:apply-style-name="Arrière plan 1" calcext:value="=0" calcext:base-cell-address="Données.J12"/>
          </calcext:conditional-format>
          <calcext:conditional-format calcext:target-range-address="Données.K12:Données.K12">
            <calcext:condition calcext:apply-style-name="Arrière plan 1" calcext:value="formula-is(IF(MOD(ROW([.K11]);2)=0;1;0))" calcext:base-cell-address="Données.K12"/>
            <calcext:condition calcext:apply-style-name="Arrière plan 2" calcext:value="formula-is(IF(MOD(ROW([.K11]);1)=0;1;0))" calcext:base-cell-address="Données.K12"/>
            <calcext:condition calcext:apply-style-name="Arrière plan 1" calcext:value="=0" calcext:base-cell-address="Données.K12"/>
          </calcext:conditional-format>
          <calcext:conditional-format calcext:target-range-address="Données.L12:Données.L12">
            <calcext:condition calcext:apply-style-name="Arrière plan 1" calcext:value="formula-is(IF(MOD(ROW([.L11]);2)=0;1;0))" calcext:base-cell-address="Données.L12"/>
            <calcext:condition calcext:apply-style-name="Arrière plan 2" calcext:value="formula-is(IF(MOD(ROW([.L11]);1)=0;1;0))" calcext:base-cell-address="Données.L12"/>
            <calcext:condition calcext:apply-style-name="Arrière plan 1" calcext:value="=0" calcext:base-cell-address="Données.L12"/>
          </calcext:conditional-format>
          <calcext:conditional-format calcext:target-range-address="Données.A13:Données.A13">
            <calcext:condition calcext:apply-style-name="Arrière plan 1" calcext:value="formula-is(IF(MOD(ROW([.A12]);2)=0;1;0))" calcext:base-cell-address="Données.A13"/>
            <calcext:condition calcext:apply-style-name="Arrière plan 2" calcext:value="formula-is(IF(MOD(ROW([.A12]);1)=0;1;0))" calcext:base-cell-address="Données.A13"/>
            <calcext:condition calcext:apply-style-name="Arrière plan 1" calcext:value="=0" calcext:base-cell-address="Données.A13"/>
          </calcext:conditional-format>
          <calcext:conditional-format calcext:target-range-address="Données.B13:Données.B13">
            <calcext:condition calcext:apply-style-name="Arrière plan 1" calcext:value="formula-is(IF(MOD(ROW([.B12]);2)=0;1;0))" calcext:base-cell-address="Données.B13"/>
            <calcext:condition calcext:apply-style-name="Arrière plan 2" calcext:value="formula-is(IF(MOD(ROW([.B12]);1)=0;1;0))" calcext:base-cell-address="Données.B13"/>
            <calcext:condition calcext:apply-style-name="Arrière plan 1" calcext:value="=0" calcext:base-cell-address="Données.B13"/>
          </calcext:conditional-format>
          <calcext:conditional-format calcext:target-range-address="Données.C13:Données.C13">
            <calcext:condition calcext:apply-style-name="Arrière plan 1" calcext:value="formula-is(IF(MOD(ROW([.C12]);2)=0;1;0))" calcext:base-cell-address="Données.C13"/>
            <calcext:condition calcext:apply-style-name="Arrière plan 2" calcext:value="formula-is(IF(MOD(ROW([.C12]);1)=0;1;0))" calcext:base-cell-address="Données.C13"/>
            <calcext:condition calcext:apply-style-name="Arrière plan 1" calcext:value="=0" calcext:base-cell-address="Données.C13"/>
          </calcext:conditional-format>
          <calcext:conditional-format calcext:target-range-address="Données.D13:Données.D13">
            <calcext:condition calcext:apply-style-name="Arrière plan 1" calcext:value="formula-is(IF(MOD(ROW([.D12]);2)=0;1;0))" calcext:base-cell-address="Données.D13"/>
            <calcext:condition calcext:apply-style-name="Arrière plan 2" calcext:value="formula-is(IF(MOD(ROW([.D12]);1)=0;1;0))" calcext:base-cell-address="Données.D13"/>
            <calcext:condition calcext:apply-style-name="Arrière plan 1" calcext:value="=0" calcext:base-cell-address="Données.D13"/>
          </calcext:conditional-format>
          <calcext:conditional-format calcext:target-range-address="Données.E13:Données.E13">
            <calcext:condition calcext:apply-style-name="Arrière plan 1" calcext:value="formula-is(IF(MOD(ROW([.E12]);2)=0;1;0))" calcext:base-cell-address="Données.E13"/>
            <calcext:condition calcext:apply-style-name="Arrière plan 2" calcext:value="formula-is(IF(MOD(ROW([.E12]);1)=0;1;0))" calcext:base-cell-address="Données.E13"/>
            <calcext:condition calcext:apply-style-name="Arrière plan 1" calcext:value="=0" calcext:base-cell-address="Données.E13"/>
          </calcext:conditional-format>
          <calcext:conditional-format calcext:target-range-address="Données.F13:Données.F13">
            <calcext:condition calcext:apply-style-name="Arrière plan 1" calcext:value="formula-is(IF(MOD(ROW([.F12]);2)=0;1;0))" calcext:base-cell-address="Données.F13"/>
            <calcext:condition calcext:apply-style-name="Arrière plan 2" calcext:value="formula-is(IF(MOD(ROW([.F12]);1)=0;1;0))" calcext:base-cell-address="Données.F13"/>
            <calcext:condition calcext:apply-style-name="Arrière plan 1" calcext:value="=0" calcext:base-cell-address="Données.F13"/>
          </calcext:conditional-format>
          <calcext:conditional-format calcext:target-range-address="Données.G13:Données.G13">
            <calcext:condition calcext:apply-style-name="Arrière plan 1" calcext:value="formula-is(IF(MOD(ROW([.G12]);2)=0;1;0))" calcext:base-cell-address="Données.G13"/>
            <calcext:condition calcext:apply-style-name="Arrière plan 2" calcext:value="formula-is(IF(MOD(ROW([.G12]);1)=0;1;0))" calcext:base-cell-address="Données.G13"/>
            <calcext:condition calcext:apply-style-name="Arrière plan 1" calcext:value="=0" calcext:base-cell-address="Données.G13"/>
          </calcext:conditional-format>
          <calcext:conditional-format calcext:target-range-address="Données.I13:Données.I13">
            <calcext:condition calcext:apply-style-name="Arrière plan 1" calcext:value="formula-is(IF(MOD(ROW([.I12]);2)=0;1;0))" calcext:base-cell-address="Données.I13"/>
            <calcext:condition calcext:apply-style-name="Arrière plan 2" calcext:value="formula-is(IF(MOD(ROW([.I12]);1)=0;1;0))" calcext:base-cell-address="Données.I13"/>
            <calcext:condition calcext:apply-style-name="Arrière plan 1" calcext:value="=0" calcext:base-cell-address="Données.I13"/>
          </calcext:conditional-format>
          <calcext:conditional-format calcext:target-range-address="Données.J13:Données.J13">
            <calcext:condition calcext:apply-style-name="Arrière plan 1" calcext:value="formula-is(IF(MOD(ROW([.J12]);2)=0;1;0))" calcext:base-cell-address="Données.J13"/>
            <calcext:condition calcext:apply-style-name="Arrière plan 2" calcext:value="formula-is(IF(MOD(ROW([.J12]);1)=0;1;0))" calcext:base-cell-address="Données.J13"/>
            <calcext:condition calcext:apply-style-name="Arrière plan 1" calcext:value="=0" calcext:base-cell-address="Données.J13"/>
          </calcext:conditional-format>
          <calcext:conditional-format calcext:target-range-address="Données.K13:Données.K13">
            <calcext:condition calcext:apply-style-name="Arrière plan 1" calcext:value="formula-is(IF(MOD(ROW([.K12]);2)=0;1;0))" calcext:base-cell-address="Données.K13"/>
            <calcext:condition calcext:apply-style-name="Arrière plan 2" calcext:value="formula-is(IF(MOD(ROW([.K12]);1)=0;1;0))" calcext:base-cell-address="Données.K13"/>
            <calcext:condition calcext:apply-style-name="Arrière plan 1" calcext:value="=0" calcext:base-cell-address="Données.K13"/>
          </calcext:conditional-format>
          <calcext:conditional-format calcext:target-range-address="Données.L13:Données.L13">
            <calcext:condition calcext:apply-style-name="Arrière plan 1" calcext:value="formula-is(IF(MOD(ROW([.L12]);2)=0;1;0))" calcext:base-cell-address="Données.L13"/>
            <calcext:condition calcext:apply-style-name="Arrière plan 2" calcext:value="formula-is(IF(MOD(ROW([.L12]);1)=0;1;0))" calcext:base-cell-address="Données.L13"/>
            <calcext:condition calcext:apply-style-name="Arrière plan 1" calcext:value="=0" calcext:base-cell-address="Données.L13"/>
          </calcext:conditional-format>
          <calcext:conditional-format calcext:target-range-address="Données.H4:Données.H13">
            <calcext:condition calcext:apply-style-name="Arrière plan 1" calcext:value="formula-is(IF(MOD(ROW([.H3]);2)=0;1;0))" calcext:base-cell-address="Données.H4"/>
            <calcext:condition calcext:apply-style-name="Arrière plan 2" calcext:value="formula-is(IF(MOD(ROW([.H3]);1)=0;1;0))" calcext:base-cell-address="Données.H4"/>
            <calcext:condition calcext:apply-style-name="Arrière plan 1" calcext:value="=0" calcext:base-cell-address="Données.H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ymbol" svg:font-family="Symbol" style:font-adornments="Normal" style:font-charset="x-symbol"/>
    <style:font-face style:name="Comic Sans MS" svg:font-family="'Comic Sans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10">
      <number:number number:decimal-places="9" loext:min-decimal-places="0" number:min-integer-digits="1" number:decimal-replacement="" number:grouping="true"/>
    </number:number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number-style style:name="N114">
      <number:text>M</number:text>
      <number:number number:decimal-places="0" loext:min-decimal-places="0" number:min-integer-digits="0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5P0"/>
    </number:currency-style>
    <number:number-style style:name="N126">
      <number:number number:decimal-places="0" loext:min-decimal-places="0" number:min-integer-digits="0"/>
      <number:text> / 3</number:text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 number:title="Défini par l'utilisateur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 number:title="Défini par l'utilisateur">
      <number:scientific-number number:decimal-places="6" loext:min-decimal-places="2" number:min-integer-digits="1" number:min-exponent-digits="2" loext:exponent-interval="1" loext:forced-exponent-sign="true"/>
    </number:number-style>
    <number:number-style style:name="N186">
      <number:fraction number:min-integer-digits="0" number:min-numerator-digits="2" loext:max-numerator-digits="2" number:min-denominator-digits="2" loext:max-denominator-value="99"/>
    </number:number-style>
    <number:number-style style:name="N187">
      <number:fraction number:min-numerator-digits="3" loext:max-numerator-digits="3" number:min-denominator-digits="3" loext:max-denominator-value="999"/>
    </number:number-style>
    <number:number-style style:name="N188">
      <number:fraction number:min-numerator-digits="1" loext:max-numerator-digits="4" number:min-denominator-digits="5" loext:max-denominator-value="99999"/>
    </number:number-style>
    <number:number-style style:name="N189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rute" style:family="table-cell" style:parent-style-name="Default" style:data-style-name="N110"/>
    <style:style style:name="scientifique" style:family="table-cell" style:parent-style-name="Default" style:data-style-name="N109"/>
    <style:style style:name="Arrière_20_plan_20_1" style:display-name="Arrière plan 1" style:family="table-cell" style:parent-style-name="Default">
      <style:table-cell-properties fo:background-color="#ffffff"/>
    </style:style>
    <style:style style:name="Arrière_20_plan_20_2" style:display-name="Arrière plan 2" style:family="table-cell" style:parent-style-name="Default">
      <style:table-cell-properties fo:background-color="#b2b2b2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.7cm" fo:page-height="21.001cm" style:num-format="1" style:print-orientation="landscape" style:shadow="none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1:49:25.4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27T08:27:02.57</meta:creation-date>
    <dc:date>2020-12-04T11:49:42.717000000</dc:date>
    <meta:editing-duration>P2DT21H45M9S</meta:editing-duration>
    <meta:editing-cycles>821</meta:editing-cycles>
    <meta:generator>LibreOffice/6.4.6.2$Windows_x86 LibreOffice_project/0ce51a4fd21bff07a5c061082cc82c5ed232f115</meta:generator>
    <meta:print-date>2018-05-17T16:14:04.496000000</meta:print-date>
    <meta:document-statistic meta:table-count="3" meta:cell-count="281" meta:object-count="11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Notation scientifique
Sub RAZ_Notation_scientifique()
	Dim Feuille as Object, Plage1 as Object, Plage2 as Object, Plage3 as Object, Plage4 as Object
	Feuille = thisComponent.Sheets.getByName("Notation scientifique") 'Accès dans ce classeur à une feuille par son nom
	Plage1 = Feuille.getCellRangeByName("C4:C13") 'Accès dans cette feuille à une plage par son nom
	Plage2 = Feuille.getCellRangeByName("E4:E13") 'Accès dans cette feuille à une plage par son nom
	Plage3 = Feuille.getCellRangeByName("J4:J13") 'Accès dans cette feuille à une plage par son nom
	Plage4 = Feuille.getCellRangeByName("L4:L13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rem Option Explicit

Sub SK()
	Dim i as Integer, expo as String, chaine2 as String 
	Dim car as string, car_expo as string
	Dim Feuille as Object
	
	Feuille = thisComponent.Sheets.getByName("Données")

	a = Feuille.GetCellRangeByName("B15").string
	expo = Feuille.GetCellRangeByName("C15").string
	chaine2 = a
	For i = 1 To Len(expo)
		car = Mid(expo, i, 1)
		if car = "-" Then
			car_expo = Chr(713)
		EndIf			
		if car = "0" Then
			car_expo = Chr(8304)
		EndIf			
		if car = "1" Then
			car_expo = Chr(185)
		EndIf			
		if car = "2" Then
			car_expo = Chr(178)
		EndIf			
		if car = "3" Then
			car_expo = Chr(179)
		EndIf			
		if car = "4" Then
			car_expo = Chr(8308)
		EndIf			
		if car = "5" Then
			car_expo = Chr(8309)
		EndIf			
		if car = "6" Then
			car_expo = Chr(8310)
		EndIf			
		if car = "7" Then
			car_expo = Chr(8311)
		EndIf			
		if car = "8" Then
			car_expo = Chr(8312)
		EndIf			
		if car = "9" Then
			car_expo = Chr(8313)
		EndIf			
		chaine2 = chaine2 + car_expo
	' ici tu à les caractères qui défile 'tu peu les écrire où tu veux 
	Next i 
	Feuille.GetCellRangeByName("D15").string =  chaine2
End Sub

Sub Zone_Alea_All()
	Dim Feuille as Object
	Feuille = thisComponent.Sheets.getByName("Données")
	For ligne = 4 to 13
		Feuille.GetCellRangeByName("A" &amp; ligne).value = RND()
		Feuille.GetCellRangeByName("G" &amp; ligne).value = RND()
	Next ligne

	For ligne = 4 to 13
	If SK_Alea(1,2)=1 Then 
		Feuille.GetCellRangeByName("B" &amp; ligne).value = SK_Alea(1,999)*10^SK_Alea(-2,2)
		Else Feuille.GetCellRangeByName("B" &amp; ligne).value = SK_Alea(1,99)+SK_Alea(1,99)*10^-2
	End If
	Next ligne

	For ligne = 4 to 13
	If SK_Alea(1,2)=1 Then 
		Feuille.GetCellRangeByName("C" &amp; ligne).value = SK_Alea(1,100)
		Else Feuille.GetCellRangeByName("C" &amp; ligne).value = SK_Alea(-100,-1)
	End If
	Next ligne

	For ligne = 4 to 13
		Feuille.GetCellRangeByName("H" &amp; ligne).value = SK_Alea(1,1000)*10^(-SK_Alea(1,6))
	Next ligne

	For ligne = 4 to 13
	If SK_Alea(1,2)=1 Then 
		Feuille.GetCellRangeByName("I" &amp; ligne).value = SK_Alea(1,100)
		Else Feuille.GetCellRangeByName("I" &amp; ligne).value = SK_Alea(-100,-1)
	End If
	Next ligne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